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39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931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97cm" fo:break-before="auto" style:use-optimal-row-height="false"/>
    </style:style>
    <style:style style:name="ro13" style:family="table-row">
      <style:table-row-properties style:row-height="0.392cm" fo:break-before="auto" style:use-optimal-row-height="false"/>
    </style:style>
    <style:style style:name="ro14" style:family="table-row">
      <style:table-row-properties style:row-height="0.286cm" fo:break-before="auto" style:use-optimal-row-height="false"/>
    </style:style>
    <style:style style:name="ro15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40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106cm" fo:break-before="auto" style:use-optimal-row-height="false"/>
    </style:style>
    <style:style style:name="ro20" style:family="table-row">
      <style:table-row-properties style:row-height="0.344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245cm" fo:break-before="auto" style:use-optimal-row-height="false"/>
    </style:style>
    <style:style style:name="ro23" style:family="table-row">
      <style:table-row-properties style:row-height="0.233cm" fo:break-before="auto" style:use-optimal-row-height="false"/>
    </style:style>
    <style:style style:name="ro24" style:family="table-row">
      <style:table-row-properties style:row-height="0.351cm" fo:break-before="auto" style:use-optimal-row-height="false"/>
    </style:style>
    <style:style style:name="ro25" style:family="table-row">
      <style:table-row-properties style:row-height="0.238cm" fo:break-before="auto" style:use-optimal-row-height="false"/>
    </style:style>
    <style:style style:name="ro26" style:family="table-row">
      <style:table-row-properties style:row-height="0.185cm" fo:break-before="auto" style:use-optimal-row-height="false"/>
    </style:style>
    <style:style style:name="ro27" style:family="table-row">
      <style:table-row-properties style:row-height="0.661cm" fo:break-before="auto" style:use-optimal-row-height="false"/>
    </style:style>
    <style:style style:name="ro28" style:family="table-row">
      <style:table-row-properties style:row-height="0.339cm" fo:break-before="auto" style:use-optimal-row-height="false"/>
    </style:style>
    <style:style style:name="ro29" style:family="table-row">
      <style:table-row-properties style:row-height="0.18cm" fo:break-before="auto" style:use-optimal-row-height="false"/>
    </style:style>
    <style:style style:name="ro30" style:family="table-row">
      <style:table-row-properties style:row-height="0.159cm" fo:break-before="auto" style:use-optimal-row-height="false"/>
    </style:style>
    <style:style style:name="ro31" style:family="table-row">
      <style:table-row-properties style:row-height="0.192cm" fo:break-before="auto" style:use-optimal-row-height="false"/>
    </style:style>
    <style:style style:name="ro32" style:family="table-row">
      <style:table-row-properties style:row-height="0.079cm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style:style style:name="ta2" style:family="table" style:master-page-name="PageStyle_5f_стр2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0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order-bottom="0.74pt solid #3c3c3c" fo:border-left="none" fo:padding="0.071cm" fo:border-right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98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9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7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6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9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2" style:family="table-cell" style:parent-style-name="Default" style:data-style-name="N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6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018cm 0.053cm 0.018cm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3c3c3c" style:border-line-width-left="0.018cm 0.053cm 0.018cm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018cm 0.053cm 0.018cm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18cm 0.053cm 0.018cm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 Cyr" fo:font-size="7.5pt" fo:font-style="normal" fo:text-shadow="none" style:text-underline-style="none" fo:font-weight="normal" style:font-size-asian="7.5pt" style:font-style-asian="normal" style:font-weight-asian="normal" style:font-name-complex="Arial Cyr" style:font-size-complex="7.5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3.528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3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0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1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3" style:family="table-cell" style:parent-style-name="Default">
      <style:table-cell-properties fo:border-bottom="0.74pt solid #3c3c3c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9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2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4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6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yr" fo:font-size="7.5pt" fo:font-style="normal" fo:text-shadow="none" style:text-underline-style="none" fo:font-weight="normal" style:font-size-asian="7.5pt" style:font-style-asian="normal" style:font-weight-asian="normal" style:font-name-complex="Arial Cyr" style:font-size-complex="7.5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2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7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7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281" style:family="table-cell" style:parent-style-name="Default">
      <style:table-cell-properties fo:border-bottom="0.74pt solid #3c3c3c" fo:border-left="none" fo:padding="0.071cm" fo:border-right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2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5.5pt" fo:font-style="normal" fo:text-shadow="none" style:text-underline-style="none" fo:font-weight="normal" style:font-size-asian="5.5pt" style:font-style-asian="normal" style:font-weight-asian="normal" style:font-name-complex="Times New Roman" style:font-size-complex="5.5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5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1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2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3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308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9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0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7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2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3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9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</style:style>
    <style:style style:name="ce340" style:family="table-cell" style:parent-style-name="Default">
      <style:table-cell-properties style:diagonal-bl-tr="none" style:diagonal-tl-br="none" fo:border="none" fo:padding="0.071cm" style:rotation-align="none"/>
    </style:style>
    <style:style style:name="ce3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7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5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57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364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стр1" table:style-name="ta1" table:print-ranges="стр1.A1:стр1.GE46">
        <office:forms form:automatic-focus="false" form:apply-design-mode="false"/>
        <table:table-column table:style-name="co1" table:number-columns-repeated="257" table:default-cell-style-name="ce12"/>
        <table:table-column table:style-name="co1" table:number-columns-repeated="767" table:default-cell-style-name="Default"/>
        <table:table-row table:style-name="ro1">
          <table:table-cell table:style-name="ce1" table:number-columns-repeated="137"/>
          <table:table-cell table:style-name="ce10" office:value-type="string" calcext:value-type="string">
            <text:p>Типовая межотраслевая форма № 1-Т</text:p>
          </table:table-cell>
          <table:table-cell table:style-name="ce1" table:number-columns-repeated="886"/>
        </table:table-row>
        <table:table-row table:style-name="ro1">
          <table:table-cell table:style-name="ce1" table:number-columns-repeated="137"/>
          <table:table-cell table:style-name="ce10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886"/>
        </table:table-row>
        <table:table-row table:style-name="ro1">
          <table:table-cell table:style-name="ce1" table:number-columns-repeated="137"/>
          <table:table-cell table:style-name="ce10" office:value-type="string" calcext:value-type="string">
            <text:p>от 28.11.97 №78</text:p>
          </table:table-cell>
          <table:table-cell table:style-name="ce1" table:number-columns-repeated="886"/>
        </table:table-row>
        <table:table-row table:style-name="ro2">
          <table:table-cell table:style-name="ce1" table:number-columns-repeated="3"/>
          <table:table-cell table:style-name="ce18"/>
          <table:table-cell table:style-name="ce1" table:number-columns-repeated="164"/>
          <table:table-cell table:style-name="ce148" office:value-type="string" calcext:value-type="string" table:number-columns-spanned="19" table:number-rows-spanned="1">
            <text:p>Код</text:p>
          </table:table-cell>
          <table:covered-table-cell table:number-columns-repeated="17" table:style-name="ce163"/>
          <table:covered-table-cell table:style-name="ce174"/>
          <table:table-cell table:style-name="ce1" table:number-columns-repeated="837"/>
        </table:table-row>
        <table:table-row table:style-name="ro3">
          <table:table-cell table:style-name="ce1" table:number-columns-repeated="3"/>
          <table:table-cell table:style-name="ce19"/>
          <table:table-cell table:style-name="ce1" table:number-columns-repeated="144"/>
          <table:table-cell table:style-name="ce9" office:value-type="string" calcext:value-type="string">
            <text:p>Форма по ОКУД</text:p>
          </table:table-cell>
          <table:table-cell table:style-name="ce1" table:number-columns-repeated="19"/>
          <table:table-cell table:style-name="ce149" office:value-type="string" calcext:value-type="string" table:number-columns-spanned="19" table:number-rows-spanned="1">
            <text:p>0345009</text:p>
          </table:table-cell>
          <table:covered-table-cell table:number-columns-repeated="17" table:style-name="ce164"/>
          <table:covered-table-cell table:style-name="ce175"/>
          <table:table-cell table:style-name="ce1" table:number-columns-repeated="837"/>
        </table:table-row>
        <table:table-row table:style-name="ro4">
          <table:table-cell table:style-name="ce1" table:number-columns-repeated="55"/>
          <table:table-cell table:style-name="ce55" office:value-type="string" calcext:value-type="string">
            <text:p>ТОВАРНО-ТРАНСПОРТНАЯ НАКЛАДНАЯ</text:p>
          </table:table-cell>
          <table:table-cell table:style-name="ce1" table:number-columns-repeated="65"/>
          <table:table-cell table:style-name="ce85" office:value-type="string" calcext:value-type="string" table:number-columns-spanned="42" table:number-rows-spanned="1">
            <text:p>ХК</text:p>
          </table:table-cell>
          <table:covered-table-cell table:number-columns-repeated="41" table:style-name="ce85"/>
          <table:table-cell table:style-name="ce1"/>
          <table:table-cell table:style-name="ce1" office:value-type="string" calcext:value-type="string">
            <text:p>№</text:p>
          </table:table-cell>
          <table:table-cell table:style-name="ce1" table:number-columns-repeated="3"/>
          <table:table-cell table:style-name="ce150" office:value-type="string" calcext:value-type="string" table:number-columns-spanned="19" table:number-rows-spanned="1">
            <text:p><text:s text:c="2"/>249</text:p>
          </table:table-cell>
          <table:covered-table-cell table:number-columns-repeated="17" table:style-name="ce165"/>
          <table:covered-table-cell table:style-name="ce176"/>
          <table:table-cell table:style-name="ce1" table:number-columns-repeated="837"/>
        </table:table-row>
        <table:table-row table:style-name="ro3">
          <table:table-cell table:style-name="ce1" table:number-columns-repeated="128"/>
          <table:table-cell table:style-name="ce97"/>
          <table:table-cell table:style-name="ce1" table:number-columns-repeated="7"/>
          <table:table-cell table:style-name="ce101" office:value-type="string" calcext:value-type="string" table:number-columns-spanned="8" table:number-rows-spanned="1">
            <text:p>(серия)</text:p>
          </table:table-cell>
          <table:covered-table-cell table:number-columns-repeated="7" table:style-name="ce101"/>
          <table:table-cell table:style-name="ce1" table:number-columns-repeated="2"/>
          <table:table-cell table:style-name="ce124" office:value-type="string" calcext:value-type="string">
            <text:p>Дата составления</text:p>
          </table:table-cell>
          <table:table-cell table:style-name="ce1" table:number-columns-repeated="21"/>
          <table:table-cell table:style-name="ce151" office:value-type="string" calcext:value-type="string" table:number-columns-spanned="6" table:number-rows-spanned="1">
            <text:p>18</text:p>
          </table:table-cell>
          <table:covered-table-cell table:number-columns-repeated="4" table:style-name="ce165"/>
          <table:covered-table-cell table:style-name="ce169"/>
          <table:table-cell table:style-name="ce170" office:value-type="string" calcext:value-type="string" table:number-columns-spanned="7" table:number-rows-spanned="1">
            <text:p>05</text:p>
          </table:table-cell>
          <table:covered-table-cell table:number-columns-repeated="5" table:style-name="ce165"/>
          <table:covered-table-cell table:style-name="ce169"/>
          <table:table-cell table:style-name="ce171" office:value-type="string" calcext:value-type="string" table:number-columns-spanned="6" table:number-rows-spanned="1">
            <text:p>2009</text:p>
          </table:table-cell>
          <table:covered-table-cell table:number-columns-repeated="4" table:style-name="ce165"/>
          <table:covered-table-cell table:style-name="ce176"/>
          <table:table-cell table:style-name="ce1" table:number-columns-repeated="837"/>
        </table:table-row>
        <table:table-row table:style-name="ro5">
          <table:table-cell table:style-name="ce1" office:value-type="string" calcext:value-type="string">
            <text:p>Грузоотправитель</text:p>
          </table:table-cell>
          <table:table-cell table:style-name="ce1" table:number-columns-repeated="20"/>
          <table:table-cell table:style-name="ce36" office:value-type="string" calcext:value-type="string" table:number-columns-spanned="135" table:number-rows-spanned="1">
            <text:p>Общество с ограниченной ответственностью Хан-Куль 655004,РОССИЯ,Хакасия респ.г.Абакан,ул.Советская,207 28-52-87</text:p>
          </table:table-cell>
          <table:covered-table-cell table:number-columns-repeated="134" table:style-name="ce36"/>
          <table:table-cell table:style-name="ce126" office:value-type="string" calcext:value-type="string" table:number-columns-spanned="12" table:number-rows-spanned="1">
            <text:p>по ОКПО</text:p>
          </table:table-cell>
          <table:covered-table-cell table:number-columns-repeated="10" table:style-name="ce127"/>
          <table:covered-table-cell table:style-name="ce147"/>
          <table:table-cell table:style-name="ce150" office:value-type="string" calcext:value-type="string" table:number-columns-spanned="19" table:number-rows-spanned="1">
            <text:p><text:s text:c="2"/>71517600</text:p>
          </table:table-cell>
          <table:covered-table-cell table:number-columns-repeated="17" table:style-name="ce165"/>
          <table:covered-table-cell table:style-name="ce176"/>
          <table:table-cell table:style-name="ce1" table:number-columns-repeated="837"/>
        </table:table-row>
        <table:table-row table:style-name="ro6">
          <table:table-cell table:style-name="ce2" office:value-type="string" calcext:value-type="string" table:number-columns-spanned="20" table:number-rows-spanned="2">
            <text:p>Грузополучатель</text:p>
          </table:table-cell>
          <table:covered-table-cell table:number-columns-repeated="19" table:style-name="ce1"/>
          <table:table-cell table:style-name="ce1"/>
          <table:table-cell table:style-name="ce29" office:value-type="string" calcext:value-type="string" table:number-columns-spanned="135" table:number-rows-spanned="1">
            <text:p>(полное наименование организации, адрес, номер телефона)</text:p>
          </table:table-cell>
          <table:covered-table-cell table:number-columns-repeated="134" table:style-name="ce29"/>
          <table:table-cell table:style-name="ce126" office:value-type="string" calcext:value-type="string" table:number-columns-spanned="12" table:number-rows-spanned="2">
            <text:p>по ОКПО</text:p>
          </table:table-cell>
          <table:covered-table-cell table:number-columns-repeated="10" table:style-name="ce127"/>
          <table:covered-table-cell table:style-name="ce147"/>
          <table:table-cell table:style-name="ce150" office:value-type="string" calcext:value-type="string" table:number-columns-spanned="19" table:number-rows-spanned="2">
            <text:p>05229807</text:p>
          </table:table-cell>
          <table:covered-table-cell table:number-columns-repeated="17" table:style-name="ce166"/>
          <table:covered-table-cell table:style-name="ce177"/>
          <table:table-cell table:style-name="ce1" table:number-columns-repeated="837"/>
        </table:table-row>
        <table:table-row table:style-name="ro7">
          <table:covered-table-cell table:number-columns-repeated="20" table:style-name="ce1"/>
          <table:table-cell table:style-name="ce1"/>
          <table:table-cell table:style-name="ce37" office:value-type="string" calcext:value-type="string" table:number-columns-spanned="135" table:number-rows-spanned="1">
            <text:p>Открытое Акционерное Общество "АЯН" 655004 г.Абакан, ул. Советская 207 28-52-87</text:p>
          </table:table-cell>
          <table:covered-table-cell table:number-columns-repeated="134" table:style-name="ce37"/>
          <table:covered-table-cell table:number-columns-repeated="11" table:style-name="ce127"/>
          <table:covered-table-cell table:style-name="ce147"/>
          <table:covered-table-cell table:style-name="ce152"/>
          <table:covered-table-cell table:number-columns-repeated="17" table:style-name="ce167"/>
          <table:covered-table-cell table:style-name="ce178"/>
          <table:table-cell table:style-name="ce1" table:number-columns-repeated="837"/>
        </table:table-row>
        <table:table-row table:style-name="ro6">
          <table:table-cell table:style-name="ce2" office:value-type="string" calcext:value-type="string" table:number-columns-spanned="15" table:number-rows-spanned="2">
            <text:p>Плательщик</text:p>
          </table:table-cell>
          <table:covered-table-cell table:number-columns-repeated="14" table:style-name="ce1"/>
          <table:table-cell table:style-name="ce1" table:number-columns-repeated="6"/>
          <table:table-cell table:style-name="ce29" office:value-type="string" calcext:value-type="string" table:number-columns-spanned="135" table:number-rows-spanned="1">
            <text:p>(полное наименование организации, адрес, номер телефона)</text:p>
          </table:table-cell>
          <table:covered-table-cell table:number-columns-repeated="134" table:style-name="ce29"/>
          <table:table-cell table:style-name="ce126" office:value-type="string" calcext:value-type="string" table:number-columns-spanned="12" table:number-rows-spanned="2">
            <text:p>по ОКПО</text:p>
          </table:table-cell>
          <table:covered-table-cell table:number-columns-repeated="10" table:style-name="ce127"/>
          <table:covered-table-cell table:style-name="ce147"/>
          <table:table-cell table:style-name="ce153" office:value-type="string" calcext:value-type="string" table:number-columns-spanned="19" table:number-rows-spanned="2">
            <text:p>05229807</text:p>
          </table:table-cell>
          <table:covered-table-cell table:number-columns-repeated="17" table:style-name="ce166"/>
          <table:covered-table-cell table:style-name="ce177"/>
          <table:table-cell table:style-name="ce1" table:number-columns-repeated="837"/>
        </table:table-row>
        <table:table-row table:style-name="ro8">
          <table:covered-table-cell table:number-columns-repeated="15" table:style-name="ce1"/>
          <table:table-cell table:style-name="ce1" table:number-columns-repeated="6"/>
          <table:table-cell table:style-name="ce38" office:value-type="string" calcext:value-type="string" table:number-columns-spanned="135" table:number-rows-spanned="1">
            <text:p>Открытое Акционерное Общество "АЯН" 655004 г.Абакан, ул. Советская 207 28-52-87 Абаканское ОСБ N 8602 Абакан БИК 049514608 р/с 40702810471020000310</text:p>
          </table:table-cell>
          <table:covered-table-cell table:number-columns-repeated="134" table:style-name="ce38"/>
          <table:covered-table-cell table:number-columns-repeated="11" table:style-name="ce127"/>
          <table:covered-table-cell table:style-name="ce147"/>
          <table:covered-table-cell table:style-name="ce154"/>
          <table:covered-table-cell table:number-columns-repeated="17" table:style-name="ce168"/>
          <table:covered-table-cell table:style-name="ce179"/>
          <table:table-cell table:style-name="ce1" table:number-columns-repeated="837"/>
        </table:table-row>
        <table:table-row table:style-name="ro6">
          <table:table-cell table:style-name="ce1" table:number-columns-repeated="21"/>
          <table:table-cell table:style-name="ce29" office:value-type="string" calcext:value-type="string" table:number-columns-spanned="135" table:number-rows-spanned="1">
            <text:p>(полное наименование организации, адрес, банковские реквизиты)</text:p>
          </table:table-cell>
          <table:covered-table-cell table:number-columns-repeated="134" table:style-name="ce29"/>
          <table:table-cell table:style-name="ce1" table:number-columns-repeated="868"/>
        </table:table-row>
        <table:table-row table:style-name="ro9">
          <table:table-cell table:style-name="ce3" office:value-type="string" calcext:value-type="string" table:number-columns-spanned="187" table:number-rows-spanned="1">
            <text:p>1. ТОВАРНЫЙ РАЗДЕЛ (заполняется грузоотправителем)</text:p>
          </table:table-cell>
          <table:covered-table-cell table:number-columns-repeated="186" table:style-name="ce3"/>
          <table:table-cell table:style-name="ce1" table:number-columns-repeated="837"/>
        </table:table-row>
        <table:table-row table:style-name="ro10">
          <table:table-cell table:style-name="ce4" office:value-type="string" calcext:value-type="string" table:number-columns-spanned="11" table:number-rows-spanned="1">
            <text:p>Код</text:p>
            <text:p>продукции</text:p>
            <text:p>(номенкла-</text:p>
            <text:p>турный</text:p>
            <text:p>номер)</text:p>
          </table:table-cell>
          <table:covered-table-cell table:number-columns-repeated="10" table:style-name="ce13"/>
          <table:table-cell table:style-name="ce24" office:value-type="string" calcext:value-type="string" table:number-columns-spanned="20" table:number-rows-spanned="1">
            <text:p>Номер</text:p>
            <text:p>прейскуранта и до-</text:p>
            <text:p>полнения к нему</text:p>
          </table:table-cell>
          <table:covered-table-cell table:number-columns-repeated="18" table:style-name="ce13"/>
          <table:covered-table-cell table:style-name="ce42"/>
          <table:table-cell table:style-name="ce24" office:value-type="string" calcext:value-type="string" table:number-columns-spanned="13" table:number-rows-spanned="1">
            <text:p>Артикул или</text:p>
            <text:p>номер по</text:p>
            <text:p>прейскуранту</text:p>
          </table:table-cell>
          <table:covered-table-cell table:number-columns-repeated="11" table:style-name="ce13"/>
          <table:covered-table-cell table:style-name="ce42"/>
          <table:table-cell table:style-name="ce24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3"/>
          <table:covered-table-cell table:style-name="ce42"/>
          <table:table-cell table:style-name="ce24" office:value-type="string" calcext:value-type="string" table:number-columns-spanned="16" table:number-rows-spanned="1">
            <text:p>Цена,</text:p>
            <text:p>руб. коп.</text:p>
          </table:table-cell>
          <table:covered-table-cell table:number-columns-repeated="14" table:style-name="ce13"/>
          <table:covered-table-cell table:style-name="ce42"/>
          <table:table-cell table:style-name="ce24" office:value-type="string" calcext:value-type="string" table:number-columns-spanned="39" table:number-rows-spanned="1">
            <text:p>Наименование</text:p>
            <text:p>продукции, товара (груза),</text:p>
            <text:p>ТУ, марка, размер, сорт</text:p>
          </table:table-cell>
          <table:covered-table-cell table:number-columns-repeated="37" table:style-name="ce13"/>
          <table:covered-table-cell table:style-name="ce42"/>
          <table:table-cell table:style-name="ce24" office:value-type="string" calcext:value-type="string" table:number-columns-spanned="11" table:number-rows-spanned="1">
            <text:p>Единица измерения</text:p>
          </table:table-cell>
          <table:covered-table-cell table:number-columns-repeated="9" table:style-name="ce13"/>
          <table:covered-table-cell table:style-name="ce42"/>
          <table:table-cell table:style-name="ce24" office:value-type="string" calcext:value-type="string" table:number-columns-spanned="11" table:number-rows-spanned="1">
            <text:p>Вид упаковки</text:p>
          </table:table-cell>
          <table:covered-table-cell table:number-columns-repeated="9" table:style-name="ce13"/>
          <table:covered-table-cell table:style-name="ce42"/>
          <table:table-cell table:style-name="ce24" office:value-type="string" calcext:value-type="string" table:number-columns-spanned="11" table:number-rows-spanned="1">
            <text:p>Количест- во мест</text:p>
          </table:table-cell>
          <table:covered-table-cell table:number-columns-repeated="9" table:style-name="ce13"/>
          <table:covered-table-cell table:style-name="ce42"/>
          <table:table-cell table:style-name="ce24" office:value-type="string" calcext:value-type="string" table:number-columns-spanned="14" table:number-rows-spanned="1">
            <text:p>Масса,</text:p>
            <text:p>т</text:p>
          </table:table-cell>
          <table:covered-table-cell table:number-columns-repeated="12" table:style-name="ce13"/>
          <table:covered-table-cell table:style-name="ce42"/>
          <table:table-cell table:style-name="ce24" office:value-type="string" calcext:value-type="string" table:number-columns-spanned="11" table:number-rows-spanned="1">
            <text:p>Сумма,</text:p>
            <text:p>руб. коп.</text:p>
          </table:table-cell>
          <table:covered-table-cell table:number-columns-repeated="9" table:style-name="ce13"/>
          <table:covered-table-cell table:style-name="ce42"/>
          <table:table-cell table:style-name="ce24" office:value-type="string" calcext:value-type="string" table:number-columns-spanned="18" table:number-rows-spanned="1">
            <text:p>Порядковый номер</text:p>
            <text:p>записи по склад-</text:p>
            <text:p>ской картотеке</text:p>
            <text:p>(грузоотправителю,</text:p>
            <text:p>грузополучателю)</text:p>
          </table:table-cell>
          <table:covered-table-cell table:number-columns-repeated="16" table:style-name="ce13"/>
          <table:covered-table-cell table:style-name="ce42"/>
          <table:table-cell table:style-name="ce1" table:number-columns-repeated="837"/>
        </table:table-row>
        <table:table-row table:style-name="ro11">
          <table:table-cell table:style-name="ce5" office:value-type="float" office:value="1" calcext:value-type="float" table:number-columns-spanned="11" table:number-rows-spanned="1">
            <text:p>1</text:p>
          </table:table-cell>
          <table:covered-table-cell table:number-columns-repeated="9" table:style-name="ce14"/>
          <table:covered-table-cell table:style-name="ce20"/>
          <table:table-cell table:style-name="ce25" office:value-type="float" office:value="2" calcext:value-type="float" table:number-columns-spanned="20" table:number-rows-spanned="1">
            <text:p>2</text:p>
          </table:table-cell>
          <table:covered-table-cell table:number-columns-repeated="18" table:style-name="ce27"/>
          <table:covered-table-cell table:style-name="ce43"/>
          <table:table-cell table:style-name="ce25" office:value-type="float" office:value="3" calcext:value-type="float" table:number-columns-spanned="13" table:number-rows-spanned="1">
            <text:p>3</text:p>
          </table:table-cell>
          <table:covered-table-cell table:number-columns-repeated="11" table:style-name="ce27"/>
          <table:covered-table-cell table:style-name="ce43"/>
          <table:table-cell table:style-name="ce5" office:value-type="float" office:value="4" calcext:value-type="float" table:number-columns-spanned="12" table:number-rows-spanned="1">
            <text:p>4</text:p>
          </table:table-cell>
          <table:covered-table-cell table:number-columns-repeated="10" table:style-name="ce14"/>
          <table:covered-table-cell table:style-name="ce20"/>
          <table:table-cell table:style-name="ce5" office:value-type="float" office:value="5" calcext:value-type="float" table:number-columns-spanned="16" table:number-rows-spanned="1">
            <text:p>5</text:p>
          </table:table-cell>
          <table:covered-table-cell table:number-columns-repeated="14" table:style-name="ce14"/>
          <table:covered-table-cell table:style-name="ce20"/>
          <table:table-cell table:style-name="ce25" office:value-type="float" office:value="6" calcext:value-type="float" table:number-columns-spanned="39" table:number-rows-spanned="1">
            <text:p>6</text:p>
          </table:table-cell>
          <table:covered-table-cell table:number-columns-repeated="37" table:style-name="ce27"/>
          <table:covered-table-cell table:style-name="ce43"/>
          <table:table-cell table:style-name="ce25" office:value-type="float" office:value="7" calcext:value-type="float" table:number-columns-spanned="11" table:number-rows-spanned="1">
            <text:p>7</text:p>
          </table:table-cell>
          <table:covered-table-cell table:number-columns-repeated="9" table:style-name="ce27"/>
          <table:covered-table-cell table:style-name="ce43"/>
          <table:table-cell table:style-name="ce25" office:value-type="float" office:value="8" calcext:value-type="float" table:number-columns-spanned="11" table:number-rows-spanned="1">
            <text:p>8</text:p>
          </table:table-cell>
          <table:covered-table-cell table:number-columns-repeated="9" table:style-name="ce27"/>
          <table:covered-table-cell table:style-name="ce43"/>
          <table:table-cell table:style-name="ce5" office:value-type="float" office:value="9" calcext:value-type="float" table:number-columns-spanned="11" table:number-rows-spanned="1">
            <text:p>9</text:p>
          </table:table-cell>
          <table:covered-table-cell table:number-columns-repeated="9" table:style-name="ce14"/>
          <table:covered-table-cell table:style-name="ce20"/>
          <table:table-cell table:style-name="ce5" office:value-type="float" office:value="10" calcext:value-type="float" table:number-columns-spanned="14" table:number-rows-spanned="1">
            <text:p>10</text:p>
          </table:table-cell>
          <table:covered-table-cell table:number-columns-repeated="12" table:style-name="ce14"/>
          <table:covered-table-cell table:style-name="ce20"/>
          <table:table-cell table:style-name="ce5" office:value-type="float" office:value="11" calcext:value-type="float" table:number-columns-spanned="11" table:number-rows-spanned="1">
            <text:p>11</text:p>
          </table:table-cell>
          <table:covered-table-cell table:number-columns-repeated="9" table:style-name="ce14"/>
          <table:covered-table-cell table:style-name="ce20"/>
          <table:table-cell table:style-name="ce25" office:value-type="float" office:value="12" calcext:value-type="float" table:number-columns-spanned="18" table:number-rows-spanned="1">
            <text:p>12</text:p>
          </table:table-cell>
          <table:covered-table-cell table:number-columns-repeated="16" table:style-name="ce27"/>
          <table:covered-table-cell table:style-name="ce43"/>
          <table:table-cell table:style-name="ce1" table:number-columns-repeated="837"/>
        </table:table-row>
        <table:table-row table:style-name="ro5">
          <table:table-cell table:style-name="ce6" table:number-columns-spanned="11" table:number-rows-spanned="1"/>
          <table:covered-table-cell table:number-columns-repeated="9" table:style-name="ce15"/>
          <table:covered-table-cell table:style-name="ce21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7" office:value-type="float" office:value="121.2" calcext:value-type="float" table:number-columns-spanned="12" table:number-rows-spanned="1">
            <text:p>121,2</text:p>
          </table:table-cell>
          <table:covered-table-cell table:number-columns-repeated="10" table:style-name="ce51"/>
          <table:covered-table-cell table:style-name="ce56"/>
          <table:table-cell table:style-name="ce59" office:value-type="float" office:value="45" calcext:value-type="float" table:number-columns-spanned="16" table:number-rows-spanned="1">
            <text:p>45,00</text:p>
          </table:table-cell>
          <table:covered-table-cell table:number-columns-repeated="14" table:style-name="ce63"/>
          <table:covered-table-cell table:style-name="ce70"/>
          <table:table-cell table:style-name="ce73" office:value-type="string" calcext:value-type="string" table:number-columns-spanned="39" table:number-rows-spanned="1">
            <text:p>МИНВОДА</text:p>
          </table:table-cell>
          <table:covered-table-cell table:number-columns-repeated="37" table:style-name="ce74"/>
          <table:covered-table-cell table:style-name="ce73"/>
          <table:table-cell table:style-name="ce84" office:value-type="string" calcext:value-type="string" table:number-columns-spanned="11" table:number-rows-spanned="1">
            <text:p>М3</text:p>
          </table:table-cell>
          <table:covered-table-cell table:number-columns-repeated="9" table:style-name="ce52"/>
          <table:covered-table-cell table:style-name="ce57"/>
          <table:table-cell table:style-name="ce86" office:value-type="string" calcext:value-type="string" table:number-columns-spanned="11" table:number-rows-spanned="1">
            <text:p>цистерна</text:p>
          </table:table-cell>
          <table:covered-table-cell table:number-columns-repeated="10" table:style-name="ce52"/>
          <table:table-cell table:style-name="ce47" table:number-columns-spanned="11" table:number-rows-spanned="1"/>
          <table:covered-table-cell table:number-columns-repeated="9" table:style-name="ce51"/>
          <table:covered-table-cell table:style-name="ce56"/>
          <table:table-cell table:style-name="ce111" table:number-columns-spanned="14" table:number-rows-spanned="1"/>
          <table:covered-table-cell table:number-columns-repeated="12" table:style-name="ce51"/>
          <table:covered-table-cell table:style-name="ce56"/>
          <table:table-cell table:style-name="ce133" office:value-type="float" office:value="5454" calcext:value-type="float" table:number-columns-spanned="11" table:number-rows-spanned="1">
            <text:p>5454</text:p>
          </table:table-cell>
          <table:covered-table-cell table:number-columns-repeated="9" table:style-name="ce51"/>
          <table:covered-table-cell table:style-name="ce155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table:number-columns-spanned="39" table:number-rows-spanned="1"/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office:value-type="string" calcext:value-type="string" table:number-columns-spanned="39" table:number-rows-spanned="1">
            <text:p><text:s/></text:p>
          </table:table-cell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office:value-type="string" calcext:value-type="string" table:number-columns-spanned="39" table:number-rows-spanned="1">
            <text:p><text:s/></text:p>
          </table:table-cell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table:number-columns-spanned="39" table:number-rows-spanned="1"/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table:number-columns-spanned="39" table:number-rows-spanned="1"/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7" table:number-columns-spanned="11" table:number-rows-spanned="1"/>
          <table:covered-table-cell table:number-columns-repeated="9" table:style-name="ce16"/>
          <table:covered-table-cell table:style-name="ce22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8" table:number-columns-spanned="12" table:number-rows-spanned="1"/>
          <table:covered-table-cell table:number-columns-repeated="10" table:style-name="ce52"/>
          <table:covered-table-cell table:style-name="ce57"/>
          <table:table-cell table:style-name="ce60" table:number-columns-spanned="16" table:number-rows-spanned="1"/>
          <table:covered-table-cell table:number-columns-repeated="14" table:style-name="ce52"/>
          <table:covered-table-cell table:style-name="ce71"/>
          <table:table-cell table:style-name="ce73" table:number-columns-spanned="39" table:number-rows-spanned="1"/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8" table:number-columns-spanned="11" table:number-rows-spanned="1"/>
          <table:covered-table-cell table:number-columns-repeated="9" table:style-name="ce52"/>
          <table:covered-table-cell table:style-name="ce57"/>
          <table:table-cell table:style-name="ce84" table:number-columns-spanned="14" table:number-rows-spanned="1"/>
          <table:covered-table-cell table:number-columns-repeated="12" table:style-name="ce52"/>
          <table:covered-table-cell table:style-name="ce57"/>
          <table:table-cell table:style-name="ce60" table:number-columns-spanned="11" table:number-rows-spanned="1"/>
          <table:covered-table-cell table:number-columns-repeated="9" table:style-name="ce52"/>
          <table:covered-table-cell table:style-name="ce71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5">
          <table:table-cell table:style-name="ce8" table:number-columns-spanned="11" table:number-rows-spanned="1"/>
          <table:covered-table-cell table:number-columns-repeated="9" table:style-name="ce17"/>
          <table:covered-table-cell table:style-name="ce23"/>
          <table:table-cell table:style-name="ce26" table:number-columns-spanned="20" table:number-rows-spanned="1"/>
          <table:covered-table-cell table:number-columns-repeated="18" table:style-name="ce16"/>
          <table:covered-table-cell table:style-name="ce26"/>
          <table:table-cell table:style-name="ce44" table:number-columns-spanned="13" table:number-rows-spanned="1"/>
          <table:covered-table-cell table:number-columns-repeated="12" table:style-name="ce16"/>
          <table:table-cell table:style-name="ce49" table:number-columns-spanned="12" table:number-rows-spanned="1"/>
          <table:covered-table-cell table:number-columns-repeated="10" table:style-name="ce53"/>
          <table:covered-table-cell table:style-name="ce58"/>
          <table:table-cell table:style-name="ce61" table:number-columns-spanned="16" table:number-rows-spanned="1"/>
          <table:covered-table-cell table:number-columns-repeated="14" table:style-name="ce53"/>
          <table:covered-table-cell table:style-name="ce72"/>
          <table:table-cell table:style-name="ce73" table:number-columns-spanned="39" table:number-rows-spanned="1"/>
          <table:covered-table-cell table:number-columns-repeated="37" table:style-name="ce74"/>
          <table:covered-table-cell table:style-name="ce73"/>
          <table:table-cell table:style-name="ce84" table:number-columns-spanned="11" table:number-rows-spanned="1"/>
          <table:covered-table-cell table:number-columns-repeated="9" table:style-name="ce52"/>
          <table:covered-table-cell table:style-name="ce57"/>
          <table:table-cell table:style-name="ce86" table:number-columns-spanned="11" table:number-rows-spanned="1"/>
          <table:covered-table-cell table:number-columns-repeated="10" table:style-name="ce52"/>
          <table:table-cell table:style-name="ce49" table:number-columns-spanned="11" table:number-rows-spanned="1"/>
          <table:covered-table-cell table:number-columns-repeated="9" table:style-name="ce53"/>
          <table:covered-table-cell table:style-name="ce58"/>
          <table:table-cell table:style-name="ce112" table:number-columns-spanned="14" table:number-rows-spanned="1"/>
          <table:covered-table-cell table:number-columns-repeated="12" table:style-name="ce53"/>
          <table:covered-table-cell table:style-name="ce58"/>
          <table:table-cell table:style-name="ce61" table:number-columns-spanned="11" table:number-rows-spanned="1"/>
          <table:covered-table-cell table:number-columns-repeated="9" table:style-name="ce53"/>
          <table:covered-table-cell table:style-name="ce72"/>
          <table:table-cell table:style-name="ce26" table:number-columns-spanned="18" table:number-rows-spanned="1"/>
          <table:covered-table-cell table:number-columns-repeated="16" table:style-name="ce16"/>
          <table:covered-table-cell table:style-name="ce26"/>
          <table:table-cell table:style-name="ce1" table:number-columns-repeated="837"/>
        </table:table-row>
        <table:table-row table:style-name="ro12">
          <table:table-cell table:style-name="ce1" office:value-type="string" calcext:value-type="string">
            <text:p>Товарная накладная имеет продолжение на</text:p>
          </table:table-cell>
          <table:table-cell table:style-name="ce1" table:number-columns-repeated="38"/>
          <table:table-cell table:style-name="ce46" table:number-columns-repeated="5"/>
          <table:table-cell table:style-name="ce50" table:number-columns-repeated="5"/>
          <table:table-cell table:style-name="ce3" table:number-columns-spanned="24" table:number-rows-spanned="1"/>
          <table:covered-table-cell table:number-columns-repeated="23" table:style-name="ce3"/>
          <table:table-cell table:style-name="ce1"/>
          <table:table-cell table:style-name="ce10" office:value-type="string" calcext:value-type="string">
            <text:p>листах, на бланках за №</text:p>
          </table:table-cell>
          <table:table-cell table:style-name="ce1" table:number-columns-repeated="26"/>
          <table:table-cell table:style-name="ce62" table:number-columns-spanned="41" table:number-rows-spanned="1"/>
          <table:covered-table-cell table:number-columns-repeated="40" table:style-name="ce62"/>
          <table:table-cell table:style-name="ce1" table:number-columns-repeated="2"/>
          <table:table-cell table:style-name="ce113" table:number-columns-spanned="14" table:number-rows-spanned="1"/>
          <table:covered-table-cell table:number-columns-repeated="12" table:style-name="ce119"/>
          <table:covered-table-cell table:style-name="ce128"/>
          <table:table-cell table:style-name="ce134" table:number-columns-spanned="11" table:number-rows-spanned="1"/>
          <table:covered-table-cell table:number-columns-repeated="9" table:style-name="ce140"/>
          <table:covered-table-cell table:style-name="ce156"/>
          <table:table-cell table:style-name="ce1" table:number-columns-repeated="855"/>
        </table:table-row>
        <table:table-row table:style-name="ro5">
          <table:table-cell table:style-name="ce1" office:value-type="string" calcext:value-type="string">
            <text:p>и содержит</text:p>
          </table:table-cell>
          <table:table-cell table:style-name="ce1" table:number-columns-repeated="13"/>
          <table:table-cell table:style-name="ce28" table:number-columns-spanned="59" table:number-rows-spanned="1"/>
          <table:covered-table-cell table:number-columns-repeated="58" table:style-name="ce28"/>
          <table:table-cell table:style-name="ce1"/>
          <table:table-cell table:style-name="ce1" office:value-type="string" calcext:value-type="string">
            <text:p>порядковых номеров записей</text:p>
          </table:table-cell>
          <table:table-cell table:style-name="ce1" table:number-columns-repeated="69"/>
          <table:table-cell table:style-name="ce114" office:value-type="string" calcext:value-type="string" table:number-columns-spanned="14" table:number-rows-spanned="3">
            <text:p>Сумма НДС 18%</text:p>
          </table:table-cell>
          <table:covered-table-cell table:number-columns-repeated="12" table:style-name="ce120"/>
          <table:covered-table-cell table:style-name="ce129"/>
          <table:table-cell table:style-name="ce135" table:formula="of:=SUM([.FC17:.FM24])*0.18" office:value-type="float" office:value="981.72" calcext:value-type="float" table:number-columns-spanned="11" table:number-rows-spanned="3">
            <text:p>981,72</text:p>
          </table:table-cell>
          <table:covered-table-cell table:number-columns-repeated="9" table:style-name="ce141"/>
          <table:covered-table-cell table:style-name="ce157"/>
          <table:table-cell table:style-name="ce1" table:number-columns-repeated="855"/>
        </table:table-row>
        <table:table-row table:style-name="ro6">
          <table:table-cell table:style-name="ce1" table:number-columns-repeated="14"/>
          <table:table-cell table:style-name="ce29" office:value-type="string" calcext:value-type="string" table:number-columns-spanned="59" table:number-rows-spanned="1">
            <text:p>(прописью)</text:p>
          </table:table-cell>
          <table:covered-table-cell table:number-columns-repeated="58" table:style-name="ce29"/>
          <table:table-cell table:style-name="ce1" table:number-columns-repeated="49"/>
          <table:table-cell table:style-name="ce87" office:value-type="float" office:value="121.2" calcext:value-type="float" table:number-columns-spanned="16" table:number-rows-spanned="2">
            <text:p>121,2</text:p>
          </table:table-cell>
          <table:covered-table-cell table:number-columns-repeated="14" table:style-name="ce91"/>
          <table:covered-table-cell table:style-name="ce102"/>
          <table:table-cell table:style-name="ce1" table:number-columns-repeated="6"/>
          <table:covered-table-cell table:style-name="ce115"/>
          <table:covered-table-cell table:number-columns-repeated="12" table:style-name="ce121"/>
          <table:covered-table-cell table:style-name="ce130"/>
          <table:covered-table-cell table:style-name="ce136"/>
          <table:covered-table-cell table:number-columns-repeated="9" table:style-name="ce142"/>
          <table:covered-table-cell table:style-name="ce158"/>
          <table:table-cell table:style-name="ce1" table:number-columns-repeated="855"/>
        </table:table-row>
        <table:table-row table:style-name="ro1">
          <table:table-cell table:style-name="ce1" office:value-type="string" calcext:value-type="string">
            <text:p>Всего наименований</text:p>
          </table:table-cell>
          <table:table-cell table:style-name="ce1" table:number-columns-repeated="23"/>
          <table:table-cell table:style-name="ce28" office:value-type="string" calcext:value-type="string" table:number-columns-spanned="49" table:number-rows-spanned="1">
            <text:p>один</text:p>
          </table:table-cell>
          <table:covered-table-cell table:number-columns-repeated="48" table:style-name="ce28"/>
          <table:table-cell table:style-name="ce1"/>
          <table:table-cell table:style-name="ce1" office:value-type="string" calcext:value-type="string">
            <text:p>Масса груза (нетто)</text:p>
          </table:table-cell>
          <table:table-cell table:style-name="ce1" table:number-columns-repeated="22"/>
          <table:table-cell table:style-name="ce28" office:value-type="string" calcext:value-type="string" table:number-columns-spanned="23" table:number-rows-spanned="1">
            <text:p>сто двадцать один</text:p>
          </table:table-cell>
          <table:covered-table-cell table:number-columns-repeated="22" table:style-name="ce28"/>
          <table:table-cell table:style-name="ce1" table:number-columns-repeated="2"/>
          <table:covered-table-cell table:style-name="ce88"/>
          <table:covered-table-cell table:number-columns-repeated="14" table:style-name="ce92"/>
          <table:covered-table-cell table:style-name="ce103"/>
          <table:table-cell table:style-name="ce106" office:value-type="string" calcext:value-type="string" table:number-columns-spanned="3" table:number-rows-spanned="1">
            <text:p>т</text:p>
          </table:table-cell>
          <table:covered-table-cell table:number-columns-repeated="2" table:style-name="ce106"/>
          <table:table-cell table:style-name="ce1" table:number-columns-repeated="3"/>
          <table:covered-table-cell table:style-name="ce116"/>
          <table:covered-table-cell table:number-columns-repeated="12" table:style-name="ce122"/>
          <table:covered-table-cell table:style-name="ce131"/>
          <table:covered-table-cell table:style-name="ce137"/>
          <table:covered-table-cell table:number-columns-repeated="9" table:style-name="ce143"/>
          <table:covered-table-cell table:style-name="ce159"/>
          <table:table-cell table:style-name="ce1" table:number-columns-repeated="855"/>
        </table:table-row>
        <table:table-row table:style-name="ro6">
          <table:table-cell table:style-name="ce1" table:number-columns-repeated="24"/>
          <table:table-cell table:style-name="ce29" office:value-type="string" calcext:value-type="string" table:number-columns-spanned="49" table:number-rows-spanned="1">
            <text:p>(прописью)</text:p>
          </table:table-cell>
          <table:covered-table-cell table:number-columns-repeated="48" table:style-name="ce29"/>
          <table:table-cell table:style-name="ce1" table:number-columns-repeated="24"/>
          <table:table-cell table:style-name="ce29" office:value-type="string" calcext:value-type="string" table:number-columns-spanned="23" table:number-rows-spanned="1">
            <text:p>(прописью)</text:p>
          </table:table-cell>
          <table:covered-table-cell table:number-columns-repeated="22" table:style-name="ce29"/>
          <table:table-cell table:style-name="ce1" table:number-columns-repeated="2"/>
          <table:table-cell table:style-name="ce89" table:number-columns-spanned="16" table:number-rows-spanned="2"/>
          <table:covered-table-cell table:number-columns-repeated="14" table:style-name="ce93"/>
          <table:covered-table-cell table:style-name="ce104"/>
          <table:table-cell table:style-name="ce1" table:number-columns-repeated="6"/>
          <table:table-cell table:style-name="ce114" table:number-columns-spanned="14" table:number-rows-spanned="2"/>
          <table:covered-table-cell table:number-columns-repeated="12" table:style-name="ce120"/>
          <table:covered-table-cell table:style-name="ce129"/>
          <table:table-cell table:style-name="ce138" table:number-columns-spanned="11" table:number-rows-spanned="2"/>
          <table:covered-table-cell table:number-columns-repeated="9" table:style-name="ce144"/>
          <table:covered-table-cell table:style-name="ce160"/>
          <table:table-cell table:style-name="ce1" table:number-columns-repeated="855"/>
        </table:table-row>
        <table:table-row table:style-name="ro13">
          <table:table-cell table:style-name="ce9" office:value-type="string" calcext:value-type="string">
            <text:p>Всего мест</text:p>
          </table:table-cell>
          <table:table-cell table:style-name="ce1" table:number-columns-repeated="13"/>
          <table:table-cell table:style-name="ce30" table:number-columns-spanned="59" table:number-rows-spanned="1"/>
          <table:covered-table-cell table:number-columns-repeated="58" table:style-name="ce30"/>
          <table:table-cell table:style-name="ce1"/>
          <table:table-cell table:style-name="ce9" office:value-type="string" calcext:value-type="string">
            <text:p>Масса груза (нетто)</text:p>
          </table:table-cell>
          <table:table-cell table:style-name="ce1" table:number-columns-repeated="22"/>
          <table:table-cell table:style-name="ce30" table:number-columns-spanned="23" table:number-rows-spanned="1"/>
          <table:covered-table-cell table:number-columns-repeated="22" table:style-name="ce30"/>
          <table:table-cell table:style-name="ce1" table:number-columns-repeated="2"/>
          <table:covered-table-cell table:style-name="ce90"/>
          <table:covered-table-cell table:number-columns-repeated="14" table:style-name="ce94"/>
          <table:covered-table-cell table:style-name="ce105"/>
          <table:table-cell table:style-name="ce106" office:value-type="string" calcext:value-type="string" table:number-columns-spanned="3" table:number-rows-spanned="1">
            <text:p>т</text:p>
          </table:table-cell>
          <table:covered-table-cell table:number-columns-repeated="2" table:style-name="ce106"/>
          <table:table-cell table:style-name="ce1" table:number-columns-repeated="3"/>
          <table:covered-table-cell table:style-name="ce116"/>
          <table:covered-table-cell table:number-columns-repeated="12" table:style-name="ce122"/>
          <table:covered-table-cell table:style-name="ce131"/>
          <table:covered-table-cell table:style-name="ce139"/>
          <table:covered-table-cell table:number-columns-repeated="9" table:style-name="ce145"/>
          <table:covered-table-cell table:style-name="ce161"/>
          <table:table-cell table:style-name="ce1" table:number-columns-repeated="855"/>
        </table:table-row>
        <table:table-row table:style-name="ro9">
          <table:table-cell table:style-name="ce1" table:number-columns-repeated="14"/>
          <table:table-cell table:style-name="ce31" office:value-type="string" calcext:value-type="string" table:number-columns-spanned="59" table:number-rows-spanned="1">
            <text:p>(прописью)</text:p>
          </table:table-cell>
          <table:covered-table-cell table:number-columns-repeated="58" table:style-name="ce31"/>
          <table:table-cell table:style-name="ce75" table:number-columns-repeated="24"/>
          <table:table-cell table:style-name="ce31" office:value-type="string" calcext:value-type="string" table:number-columns-spanned="23" table:number-rows-spanned="1">
            <text:p>(прописью)</text:p>
          </table:table-cell>
          <table:covered-table-cell table:number-columns-repeated="22" table:style-name="ce31"/>
          <table:table-cell table:style-name="ce1" table:number-columns-repeated="24"/>
          <table:table-cell table:style-name="ce114" office:value-type="string" calcext:value-type="string" table:number-columns-spanned="14" table:number-rows-spanned="1">
            <text:p>Всего к оплате</text:p>
          </table:table-cell>
          <table:covered-table-cell table:number-columns-repeated="12" table:style-name="ce123"/>
          <table:covered-table-cell table:style-name="ce132"/>
          <table:table-cell table:style-name="ce135" table:formula="of:=SUM([.FC17:.FN30])" office:value-type="float" office:value="6435.72" calcext:value-type="float" table:number-columns-spanned="11" table:number-rows-spanned="1">
            <text:p>6435,72</text:p>
          </table:table-cell>
          <table:covered-table-cell table:number-columns-repeated="9" table:style-name="ce146"/>
          <table:covered-table-cell table:style-name="ce162"/>
          <table:table-cell table:style-name="ce1" table:number-columns-repeated="855"/>
        </table:table-row>
        <table:table-row table:style-name="ro1">
          <table:table-cell table:style-name="ce10" office:value-type="string" calcext:value-type="string">
            <text:p>Приложение (паспорта, сертификаты и т.п.) на</text:p>
          </table:table-cell>
          <table:table-cell table:style-name="ce1" table:number-columns-repeated="46"/>
          <table:table-cell table:style-name="ce54" table:number-columns-spanned="26" table:number-rows-spanned="1"/>
          <table:covered-table-cell table:number-columns-repeated="25" table:style-name="ce54"/>
          <table:table-cell table:style-name="ce1"/>
          <table:table-cell table:style-name="ce1" office:value-type="string" calcext:value-type="string">
            <text:p>листах</text:p>
          </table:table-cell>
          <table:table-cell table:style-name="ce1" table:number-columns-repeated="8"/>
          <table:table-cell table:style-name="ce3" table:number-columns-spanned="16" table:number-rows-spanned="1"/>
          <table:covered-table-cell table:number-columns-repeated="15" table:style-name="ce3"/>
          <table:table-cell table:style-name="ce77" table:number-columns-repeated="2"/>
          <table:table-cell table:style-name="ce81"/>
          <table:table-cell table:style-name="ce1" table:number-columns-repeated="922"/>
        </table:table-row>
        <table:table-row table:style-name="ro14">
          <table:table-cell table:style-name="ce1" table:number-columns-repeated="47"/>
          <table:table-cell table:style-name="ce29" office:value-type="string" calcext:value-type="string" table:number-columns-spanned="26" table:number-rows-spanned="1">
            <text:p>(прописью)</text:p>
          </table:table-cell>
          <table:covered-table-cell table:number-columns-repeated="25" table:style-name="ce29"/>
          <table:table-cell table:style-name="ce1" table:number-columns-repeated="10"/>
          <table:table-cell table:style-name="ce79" table:number-columns-repeated="16"/>
          <table:table-cell table:style-name="ce1" table:number-columns-repeated="2"/>
          <table:table-cell table:style-name="ce81"/>
          <table:table-cell table:style-name="ce2" office:value-type="string" calcext:value-type="string" table:number-columns-spanned="23" table:number-rows-spanned="2">
            <text:p>По доверенности №</text:p>
          </table:table-cell>
          <table:covered-table-cell table:number-columns-repeated="22" table:style-name="ce1"/>
          <table:table-cell table:style-name="ce95" table:number-columns-spanned="14" table:number-rows-spanned="2"/>
          <table:covered-table-cell table:number-columns-repeated="13" table:style-name="ce68"/>
          <table:table-cell table:style-name="ce68"/>
          <table:table-cell table:style-name="ce107" office:value-type="string" calcext:value-type="string" table:number-columns-spanned="5" table:number-rows-spanned="2">
            <text:p>от «</text:p>
          </table:table-cell>
          <table:covered-table-cell table:number-columns-repeated="4" table:style-name="ce68"/>
          <table:table-cell table:style-name="ce62" table:number-columns-spanned="5" table:number-rows-spanned="2"/>
          <table:covered-table-cell table:number-columns-repeated="4" table:style-name="ce125"/>
          <table:table-cell table:style-name="ce107" office:value-type="string" calcext:value-type="string" table:number-columns-spanned="3" table:number-rows-spanned="2">
            <text:p>»</text:p>
          </table:table-cell>
          <table:covered-table-cell table:number-columns-repeated="2" table:style-name="ce68"/>
          <table:table-cell table:style-name="ce95" table:number-columns-spanned="19" table:number-rows-spanned="2"/>
          <table:covered-table-cell table:number-columns-repeated="18" table:style-name="ce68"/>
          <table:table-cell table:style-name="ce78" table:number-columns-repeated="2"/>
          <table:table-cell table:style-name="ce62" table:number-columns-spanned="7" table:number-rows-spanned="2"/>
          <table:covered-table-cell table:number-columns-repeated="6" table:style-name="ce125"/>
          <table:table-cell table:style-name="ce172" office:value-type="string" calcext:value-type="string" table:number-columns-spanned="6" table:number-rows-spanned="2">
            <text:p>года</text:p>
          </table:table-cell>
          <table:covered-table-cell table:number-columns-repeated="5" table:style-name="ce173"/>
          <table:table-cell table:style-name="ce1" table:number-columns-repeated="837"/>
        </table:table-row>
        <table:table-row table:style-name="ro15">
          <table:table-cell table:style-name="ce1" table:number-columns-repeated="18"/>
          <table:table-cell table:style-name="ce32" table:number-columns-spanned="55" table:number-rows-spanned="2"/>
          <table:covered-table-cell table:number-columns-repeated="54" table:style-name="ce34"/>
          <table:table-cell table:style-name="ce1" table:number-columns-repeated="28"/>
          <table:table-cell table:style-name="ce81"/>
          <table:covered-table-cell table:number-columns-repeated="23" table:style-name="ce1"/>
          <table:covered-table-cell table:number-columns-repeated="14" table:style-name="ce96"/>
          <table:table-cell table:style-name="ce68"/>
          <table:covered-table-cell table:number-columns-repeated="5" table:style-name="ce68"/>
          <table:covered-table-cell table:number-columns-repeated="5" table:style-name="ce62"/>
          <table:covered-table-cell table:number-columns-repeated="3" table:style-name="ce68"/>
          <table:covered-table-cell table:number-columns-repeated="19" table:style-name="ce96"/>
          <table:table-cell table:style-name="ce78" table:number-columns-repeated="2"/>
          <table:covered-table-cell table:number-columns-repeated="7" table:style-name="ce62"/>
          <table:covered-table-cell table:number-columns-repeated="6" table:style-name="ce173"/>
          <table:table-cell table:style-name="ce1" table:number-columns-repeated="837"/>
        </table:table-row>
        <table:table-row table:style-name="ro5">
          <table:table-cell table:style-name="ce10" office:value-type="string" calcext:value-type="string">
            <text:p>Всего на сумму</text:p>
          </table:table-cell>
          <table:table-cell table:style-name="ce1" table:number-columns-repeated="17"/>
          <table:covered-table-cell table:number-columns-repeated="55" table:style-name="ce33"/>
          <table:table-cell table:style-name="ce1"/>
          <table:table-cell table:style-name="ce1" office:value-type="string" calcext:value-type="string">
            <text:p>руб.</text:p>
          </table:table-cell>
          <table:table-cell table:style-name="ce1" table:number-columns-repeated="3"/>
          <table:table-cell table:style-name="ce76" table:number-columns-repeated="2"/>
          <table:table-cell table:style-name="ce62" table:number-columns-spanned="9" table:number-rows-spanned="1"/>
          <table:covered-table-cell table:number-columns-repeated="8" table:style-name="ce62"/>
          <table:table-cell table:style-name="ce1"/>
          <table:table-cell table:style-name="ce77" office:value-type="string" calcext:value-type="string">
            <text:p>коп.</text:p>
          </table:table-cell>
          <table:table-cell table:style-name="ce1" table:number-columns-repeated="10"/>
          <table:table-cell table:style-name="ce81"/>
          <table:table-cell table:style-name="ce1" office:value-type="string" calcext:value-type="string">
            <text:p>выданной</text:p>
          </table:table-cell>
          <table:table-cell table:style-name="ce1" table:number-columns-repeated="11"/>
          <table:table-cell table:style-name="ce28" table:number-columns-spanned="73" table:number-rows-spanned="1"/>
          <table:covered-table-cell table:number-columns-repeated="72" table:style-name="ce28"/>
          <table:table-cell table:style-name="ce1" table:number-columns-repeated="837"/>
        </table:table-row>
        <table:table-row table:style-name="ro6">
          <table:table-cell table:style-name="ce1" table:number-columns-repeated="18"/>
          <table:table-cell table:style-name="ce29" office:value-type="string" calcext:value-type="string" table:number-columns-spanned="39" table:number-rows-spanned="1">
            <text:p>(прописью)</text:p>
          </table:table-cell>
          <table:covered-table-cell table:number-columns-repeated="38" table:style-name="ce29"/>
          <table:table-cell table:style-name="ce64" office:value-type="string" calcext:value-type="string" table:number-columns-spanned="23" table:number-rows-spanned="2">
            <text:p>Главный (старший)</text:p>
          </table:table-cell>
          <table:covered-table-cell table:number-columns-repeated="22" table:style-name="ce65"/>
          <table:table-cell table:style-name="ce1" table:number-columns-repeated="21"/>
          <table:table-cell table:style-name="ce81"/>
          <table:table-cell table:style-name="ce2" office:value-type="string" calcext:value-type="string" table:number-columns-spanned="29" table:number-rows-spanned="2">
            <text:p>Груз к перевозке принял</text:p>
          </table:table-cell>
          <table:covered-table-cell table:number-columns-repeated="28" table:style-name="ce1"/>
          <table:table-cell table:style-name="ce98" table:number-columns-spanned="12" table:number-rows-spanned="2"/>
          <table:covered-table-cell table:number-columns-repeated="11" table:style-name="ce100"/>
          <table:table-cell table:style-name="ce1"/>
          <table:table-cell table:style-name="ce117" table:number-columns-spanned="12" table:number-rows-spanned="2"/>
          <table:covered-table-cell table:number-columns-repeated="11" table:style-name="ce79"/>
          <table:table-cell table:style-name="ce1"/>
          <table:table-cell table:style-name="ce117" table:number-columns-spanned="30" table:number-rows-spanned="2"/>
          <table:covered-table-cell table:number-columns-repeated="29" table:style-name="ce79"/>
          <table:table-cell table:style-name="ce1" table:number-columns-repeated="837"/>
        </table:table-row>
        <table:table-row table:style-name="ro6">
          <table:table-cell table:style-name="ce1" table:number-columns-repeated="57"/>
          <table:covered-table-cell table:number-columns-repeated="23" table:style-name="ce65"/>
          <table:table-cell table:style-name="ce1" table:number-columns-repeated="21"/>
          <table:table-cell table:style-name="ce81"/>
          <table:covered-table-cell table:number-columns-repeated="29" table:style-name="ce1"/>
          <table:covered-table-cell table:number-columns-repeated="12" table:style-name="ce99"/>
          <table:table-cell table:style-name="ce76"/>
          <table:covered-table-cell table:number-columns-repeated="12" table:style-name="ce54"/>
          <table:table-cell table:style-name="ce76"/>
          <table:covered-table-cell table:number-columns-repeated="30" table:style-name="ce54"/>
          <table:table-cell table:style-name="ce1" table:number-columns-repeated="837"/>
        </table:table-row>
        <table:table-row table:style-name="ro15">
          <table:table-cell table:style-name="ce1" table:number-columns-repeated="57"/>
          <table:table-cell table:style-name="ce66" office:value-type="string" calcext:value-type="string" table:number-columns-spanned="11" table:number-rows-spanned="2">
            <text:p>бухгалтер</text:p>
          </table:table-cell>
          <table:covered-table-cell table:number-columns-repeated="10" table:style-name="ce67"/>
          <table:table-cell table:style-name="ce67" table:number-columns-repeated="2"/>
          <table:table-cell table:style-name="ce1" table:number-columns-repeated="31"/>
          <table:table-cell table:style-name="ce81"/>
          <table:table-cell table:style-name="ce1" table:number-columns-repeated="29"/>
          <table:table-cell table:style-name="ce29" office:value-type="string" calcext:value-type="string" table:number-columns-spanned="12" table:number-rows-spanned="1">
            <text:p>(должность)</text:p>
          </table:table-cell>
          <table:covered-table-cell table:number-columns-repeated="11" table:style-name="ce29"/>
          <table:table-cell table:style-name="ce110"/>
          <table:table-cell table:style-name="ce29" office:value-type="string" calcext:value-type="string" table:number-columns-spanned="12" table:number-rows-spanned="1">
            <text:p>(подпись)</text:p>
          </table:table-cell>
          <table:covered-table-cell table:number-columns-repeated="11" table:style-name="ce29"/>
          <table:table-cell table:style-name="ce110"/>
          <table:table-cell table:style-name="ce29" office:value-type="string" calcext:value-type="string" table:number-columns-spanned="30" table:number-rows-spanned="1">
            <text:p>(расшифровка подписи)</text:p>
          </table:table-cell>
          <table:covered-table-cell table:number-columns-repeated="29" table:style-name="ce29"/>
          <table:table-cell table:style-name="ce1" table:number-columns-repeated="837"/>
        </table:table-row>
        <table:table-row table:style-name="ro1">
          <table:table-cell table:style-name="ce11" office:value-type="string" calcext:value-type="string">
            <text:p>Отпуск разрешил</text:p>
          </table:table-cell>
          <table:table-cell table:style-name="ce1" table:number-columns-repeated="18"/>
          <table:table-cell table:style-name="ce35" office:value-type="string" calcext:value-type="string" table:number-columns-spanned="10" table:number-rows-spanned="1">
            <text:p>Директор</text:p>
          </table:table-cell>
          <table:covered-table-cell table:number-columns-repeated="9" table:style-name="ce35"/>
          <table:table-cell table:style-name="ce40"/>
          <table:table-cell table:style-name="ce35" table:number-columns-spanned="7" table:number-rows-spanned="1"/>
          <table:covered-table-cell table:number-columns-repeated="6" table:style-name="ce35"/>
          <table:table-cell table:style-name="ce40"/>
          <table:table-cell table:style-name="ce35" office:value-type="string" calcext:value-type="string" table:number-columns-spanned="18" table:number-rows-spanned="1">
            <text:p>Солодилов А.А.</text:p>
          </table:table-cell>
          <table:covered-table-cell table:number-columns-repeated="17" table:style-name="ce35"/>
          <table:table-cell table:style-name="ce1"/>
          <table:covered-table-cell table:number-columns-repeated="11" table:style-name="ce67"/>
          <table:table-cell table:style-name="ce69" table:number-columns-spanned="10" table:number-rows-spanned="1"/>
          <table:covered-table-cell table:number-columns-repeated="9" table:style-name="ce69"/>
          <table:table-cell table:style-name="ce1" table:number-columns-repeated="2"/>
          <table:table-cell table:style-name="ce36" office:value-type="string" calcext:value-type="string" table:number-columns-spanned="19" table:number-rows-spanned="1">
            <text:p>Латышева Т.И.</text:p>
          </table:table-cell>
          <table:covered-table-cell table:number-columns-repeated="18" table:style-name="ce36"/>
          <table:table-cell table:style-name="ce1" table:number-columns-repeated="2"/>
          <table:table-cell table:style-name="ce81"/>
          <table:table-cell table:style-name="ce77" table:number-columns-repeated="83"/>
          <table:table-cell table:style-name="ce1" table:number-columns-repeated="839"/>
        </table:table-row>
        <table:table-row table:style-name="ro14">
          <table:table-cell table:style-name="ce1" table:number-columns-repeated="19"/>
          <table:table-cell table:style-name="ce29" office:value-type="string" calcext:value-type="string" table:number-columns-spanned="10" table:number-rows-spanned="1">
            <text:p>(должность)</text:p>
          </table:table-cell>
          <table:covered-table-cell table:number-columns-repeated="9" table:style-name="ce29"/>
          <table:table-cell table:style-name="ce41"/>
          <table:table-cell table:style-name="ce29" office:value-type="string" calcext:value-type="string" table:number-columns-spanned="7" table:number-rows-spanned="1">
            <text:p>(подпись)</text:p>
          </table:table-cell>
          <table:covered-table-cell table:number-columns-repeated="6" table:style-name="ce29"/>
          <table:table-cell table:style-name="ce41"/>
          <table:table-cell table:style-name="ce29" office:value-type="string" calcext:value-type="string" table:number-columns-spanned="18" table:number-rows-spanned="1">
            <text:p>(расшифровка подписи)</text:p>
          </table:table-cell>
          <table:covered-table-cell table:number-columns-repeated="17" table:style-name="ce29"/>
          <table:table-cell table:style-name="ce41" table:number-columns-repeated="12"/>
          <table:table-cell table:style-name="ce29" office:value-type="string" calcext:value-type="string" table:number-columns-spanned="10" table:number-rows-spanned="1">
            <text:p>(подпись)</text:p>
          </table:table-cell>
          <table:covered-table-cell table:number-columns-repeated="9" table:style-name="ce29"/>
          <table:table-cell table:style-name="ce45" table:number-columns-repeated="2"/>
          <table:table-cell table:style-name="ce29" office:value-type="string" calcext:value-type="string" table:number-columns-spanned="19" table:number-rows-spanned="1">
            <text:p>(расшифровка подписи)</text:p>
          </table:table-cell>
          <table:covered-table-cell table:number-columns-repeated="18" table:style-name="ce29"/>
          <table:table-cell table:style-name="ce1" table:number-columns-repeated="2"/>
          <table:table-cell table:style-name="ce81"/>
          <table:table-cell table:style-name="ce77" table:number-columns-repeated="83"/>
          <table:table-cell table:style-name="ce1" table:number-columns-repeated="839"/>
        </table:table-row>
        <table:table-row table:style-name="ro16">
          <table:table-cell table:style-name="ce1" table:number-columns-repeated="101"/>
          <table:table-cell table:style-name="ce81"/>
          <table:table-cell table:style-name="ce77" office:value-type="string" calcext:value-type="string">
            <text:p>(При личном приеме товара по количеству и ассортименту)</text:p>
          </table:table-cell>
          <table:table-cell table:style-name="ce77" table:number-columns-repeated="82"/>
          <table:table-cell table:style-name="ce1" table:number-columns-repeated="839"/>
        </table:table-row>
        <table:table-row table:style-name="ro17">
          <table:table-cell table:style-name="ce11" office:value-type="string" calcext:value-type="string">
            <text:p>Отпуск груза произвел</text:p>
          </table:table-cell>
          <table:table-cell table:style-name="ce1" table:number-columns-repeated="21"/>
          <table:table-cell table:style-name="ce39" office:value-type="string" calcext:value-type="string" table:number-columns-spanned="16" table:number-rows-spanned="1">
            <text:p>Охранник-контроллер</text:p>
          </table:table-cell>
          <table:covered-table-cell table:number-columns-repeated="15" table:style-name="ce39"/>
          <table:table-cell table:style-name="ce1" table:number-columns-repeated="2"/>
          <table:table-cell table:style-name="ce35" table:number-columns-spanned="14" table:number-rows-spanned="1"/>
          <table:covered-table-cell table:number-columns-repeated="13" table:style-name="ce35"/>
          <table:table-cell table:style-name="ce1" table:number-columns-repeated="2"/>
          <table:table-cell table:style-name="ce35" office:value-type="string" calcext:value-type="string" table:number-columns-spanned="26" table:number-rows-spanned="1">
            <text:p>Обухов Е.</text:p>
          </table:table-cell>
          <table:covered-table-cell table:number-columns-repeated="25" table:style-name="ce35"/>
          <table:table-cell table:style-name="ce77"/>
          <table:table-cell table:style-name="ce1" table:number-columns-repeated="18"/>
          <table:table-cell table:style-name="ce82" table:number-columns-spanned="84" table:number-rows-spanned="1"/>
          <table:covered-table-cell table:number-columns-repeated="83" table:style-name="ce28"/>
          <table:table-cell table:style-name="ce1" table:number-columns-repeated="839"/>
        </table:table-row>
        <table:table-row table:style-name="ro14">
          <table:table-cell table:style-name="ce1" table:number-columns-repeated="22"/>
          <table:table-cell table:style-name="ce29" office:value-type="string" calcext:value-type="string" table:number-columns-spanned="16" table:number-rows-spanned="1">
            <text:p>(должность)</text:p>
          </table:table-cell>
          <table:covered-table-cell table:number-columns-repeated="15" table:style-name="ce29"/>
          <table:table-cell table:style-name="ce45" table:number-columns-repeated="2"/>
          <table:table-cell table:style-name="ce29" office:value-type="string" calcext:value-type="string" table:number-columns-spanned="14" table:number-rows-spanned="1">
            <text:p>(подпись)</text:p>
          </table:table-cell>
          <table:covered-table-cell table:number-columns-repeated="13" table:style-name="ce29"/>
          <table:table-cell table:style-name="ce45" table:number-columns-repeated="2"/>
          <table:table-cell table:style-name="ce29" office:value-type="string" calcext:value-type="string" table:number-columns-spanned="26" table:number-rows-spanned="1">
            <text:p>(расшифровка подписи)</text:p>
          </table:table-cell>
          <table:covered-table-cell table:number-columns-repeated="25" table:style-name="ce29"/>
          <table:table-cell table:style-name="ce1" table:number-columns-repeated="19"/>
          <table:table-cell table:style-name="ce81"/>
          <table:table-cell table:style-name="ce77" table:number-columns-repeated="83"/>
          <table:table-cell table:style-name="ce1" table:number-columns-repeated="839"/>
        </table:table-row>
        <table:table-row table:style-name="ro5">
          <table:table-cell table:style-name="ce1" table:number-columns-repeated="101"/>
          <table:table-cell table:style-name="ce81"/>
          <table:table-cell table:style-name="ce83" office:value-type="string" calcext:value-type="string">
            <text:p>Груз получил грузополучатель</text:p>
          </table:table-cell>
          <table:table-cell table:style-name="ce77" table:number-columns-repeated="30"/>
          <table:table-cell table:style-name="ce39" table:number-columns-spanned="9" table:number-rows-spanned="1"/>
          <table:covered-table-cell table:number-columns-repeated="8" table:style-name="ce39"/>
          <table:table-cell table:style-name="ce108" table:number-columns-repeated="2"/>
          <table:table-cell table:style-name="ce118" table:number-columns-spanned="11" table:number-rows-spanned="1"/>
          <table:covered-table-cell table:number-columns-repeated="10" table:style-name="ce118"/>
          <table:table-cell table:style-name="ce40" table:number-columns-repeated="2"/>
          <table:table-cell table:style-name="ce118" table:number-columns-spanned="28" table:number-rows-spanned="1"/>
          <table:covered-table-cell table:number-columns-repeated="27" table:style-name="ce118"/>
          <table:table-cell table:style-name="ce1" table:number-columns-repeated="839"/>
        </table:table-row>
        <table:table-row table:style-name="ro6">
          <table:table-cell table:style-name="ce1" table:number-columns-repeated="101"/>
          <table:table-cell table:style-name="ce81"/>
          <table:table-cell table:style-name="ce77" table:number-columns-repeated="31"/>
          <table:table-cell table:style-name="ce29" office:value-type="string" calcext:value-type="string" table:number-columns-spanned="9" table:number-rows-spanned="1">
            <text:p>(должность)</text:p>
          </table:table-cell>
          <table:covered-table-cell table:number-columns-repeated="8" table:style-name="ce29"/>
          <table:table-cell table:style-name="ce109" table:number-columns-repeated="2"/>
          <table:table-cell table:style-name="ce29" office:value-type="string" calcext:value-type="string" table:number-columns-spanned="11" table:number-rows-spanned="1">
            <text:p>(подпись)</text:p>
          </table:table-cell>
          <table:covered-table-cell table:number-columns-repeated="10" table:style-name="ce29"/>
          <table:table-cell table:style-name="ce41" table:number-columns-repeated="2"/>
          <table:table-cell table:style-name="ce29" office:value-type="string" calcext:value-type="string" table:number-columns-spanned="28" table:number-rows-spanned="1">
            <text:p>(расшифровка подписи)</text:p>
          </table:table-cell>
          <table:covered-table-cell table:number-columns-repeated="27" table:style-name="ce29"/>
          <table:table-cell table:style-name="ce1" table:number-columns-repeated="839"/>
        </table:table-row>
        <table:table-row table:style-name="ro7">
          <table:table-cell table:style-name="ce1" table:number-columns-repeated="44"/>
          <table:table-cell table:style-name="ce1" office:value-type="string" calcext:value-type="string">
            <text:p>М.П.</text:p>
          </table:table-cell>
          <table:table-cell table:style-name="ce1" table:number-columns-repeated="9"/>
          <table:table-cell table:style-name="ce1" office:value-type="string" calcext:value-type="string">
            <text:p>«</text:p>
          </table:table-cell>
          <table:table-cell table:style-name="ce1"/>
          <table:table-cell table:style-name="ce62" office:value-type="string" calcext:value-type="string" table:number-columns-spanned="5" table:number-rows-spanned="1">
            <text:p>18</text:p>
          </table:table-cell>
          <table:covered-table-cell table:number-columns-repeated="4" table:style-name="ce62"/>
          <table:table-cell table:style-name="ce68" office:value-type="string" calcext:value-type="string">
            <text:p>»</text:p>
          </table:table-cell>
          <table:table-cell table:style-name="ce68" table:number-columns-repeated="2"/>
          <table:table-cell table:style-name="ce62" office:value-type="string" calcext:value-type="string" table:number-columns-spanned="18" table:number-rows-spanned="1">
            <text:p>мая</text:p>
          </table:table-cell>
          <table:covered-table-cell table:number-columns-repeated="17" table:style-name="ce62"/>
          <table:table-cell table:style-name="ce78" table:number-columns-repeated="2"/>
          <table:table-cell table:style-name="ce62" office:value-type="string" calcext:value-type="string" table:number-columns-spanned="10" table:number-rows-spanned="1">
            <text:p>2009</text:p>
          </table:table-cell>
          <table:covered-table-cell table:number-columns-repeated="9" table:style-name="ce62"/>
          <table:table-cell table:style-name="ce80"/>
          <table:table-cell table:style-name="ce1" office:value-type="string" calcext:value-type="string">
            <text:p>года</text:p>
          </table:table-cell>
          <table:table-cell table:style-name="ce1" table:number-columns-repeated="5"/>
          <table:table-cell table:style-name="ce81"/>
          <table:table-cell table:style-name="ce77" table:number-columns-repeated="83"/>
          <table:table-cell table:style-name="ce1" table:number-columns-repeated="839"/>
        </table:table-row>
        <table:table-row table:style-name="ro18" table:number-rows-repeated="1048529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стр1.$A$1" table:cell-range-address="$стр1.$A$1:.$GE$46" table:range-usable-as="print-range"/>
        </table:named-expressions>
      </table:table>
      <table:table table:name="стр2" table:style-name="ta2" table:print-ranges="стр2.A1:стр2.GH61">
        <table:table-column table:style-name="co1" table:number-columns-repeated="257" table:default-cell-style-name="ce12"/>
        <table:table-column table:style-name="co1" table:number-columns-repeated="767" table:default-cell-style-name="Default"/>
        <table:table-row table:style-name="ro19">
          <table:table-cell table:style-name="ce40" table:number-columns-repeated="189"/>
          <table:table-cell table:style-name="ce342" office:value-type="string" calcext:value-type="string">
            <text:p>Оборотная сторона формы № 1-Т</text:p>
          </table:table-cell>
          <table:table-cell table:style-name="ce40" table:number-columns-repeated="834"/>
        </table:table-row>
        <table:table-row table:style-name="ro13">
          <table:table-cell table:style-name="ce40" table:number-columns-repeated="75"/>
          <table:table-cell table:style-name="ce10" office:value-type="string" calcext:value-type="string">
            <text:p>2. ТРАНСПОРТНЫЙ РАЗДЕЛ</text:p>
          </table:table-cell>
          <table:table-cell table:style-name="ce40" table:number-columns-repeated="948"/>
        </table:table-row>
        <table:table-row table:style-name="ro20">
          <table:table-cell table:style-name="ce180" office:value-type="string" calcext:value-type="string">
            <text:p>Регистрационный №</text:p>
          </table:table-cell>
          <table:table-cell table:style-name="ce180" table:number-columns-repeated="19"/>
          <table:table-cell table:style-name="ce252" table:number-columns-spanned="26" table:number-rows-spanned="1"/>
          <table:covered-table-cell table:number-columns-repeated="25" table:style-name="ce252"/>
          <table:table-cell table:style-name="ce274" table:number-columns-repeated="5"/>
          <table:table-cell table:style-name="ce274" office:value-type="string" calcext:value-type="string">
            <text:p>Серия</text:p>
          </table:table-cell>
          <table:table-cell table:style-name="ce274" table:number-columns-repeated="6"/>
          <table:table-cell table:style-name="ce252" table:number-columns-spanned="19" table:number-rows-spanned="1"/>
          <table:covered-table-cell table:number-columns-repeated="18" table:style-name="ce252"/>
          <table:table-cell table:style-name="ce274" table:number-columns-repeated="5"/>
          <table:table-cell table:style-name="ce274" office:value-type="string" calcext:value-type="string">
            <text:p>№</text:p>
          </table:table-cell>
          <table:table-cell table:style-name="ce274" table:number-columns-repeated="3"/>
          <table:table-cell table:style-name="ce252" table:number-columns-spanned="23" table:number-rows-spanned="1"/>
          <table:covered-table-cell table:number-columns-repeated="22" table:style-name="ce252"/>
          <table:table-cell table:style-name="ce40" table:number-columns-repeated="60"/>
          <table:table-cell table:style-name="ce342" office:value-type="string" calcext:value-type="string">
            <text:p>ТТН №</text:p>
          </table:table-cell>
          <table:table-cell table:style-name="ce40"/>
          <table:table-cell table:style-name="ce6" office:value-type="string" calcext:value-type="string" table:number-columns-spanned="19" table:number-rows-spanned="1">
            <text:p><text:s text:c="2"/>249</text:p>
          </table:table-cell>
          <table:covered-table-cell table:number-columns-repeated="17" table:style-name="ce15"/>
          <table:covered-table-cell table:style-name="ce21"/>
          <table:table-cell table:style-name="ce40" table:number-columns-repeated="834"/>
        </table:table-row>
        <table:table-row table:style-name="ro20">
          <table:table-cell table:style-name="ce40" office:value-type="string" calcext:value-type="string">
            <text:p>Срок доставки груза</text:p>
          </table:table-cell>
          <table:table-cell table:style-name="ce40" table:number-columns-repeated="20"/>
          <table:table-cell table:style-name="ce40" office:value-type="string" calcext:value-type="string">
            <text:p>«</text:p>
          </table:table-cell>
          <table:table-cell table:style-name="ce40"/>
          <table:table-cell table:style-name="ce16" office:value-type="string" calcext:value-type="string" table:number-columns-spanned="4" table:number-rows-spanned="1">
            <text:p>18</text:p>
          </table:table-cell>
          <table:covered-table-cell table:number-columns-repeated="3" table:style-name="ce16"/>
          <table:table-cell table:style-name="ce40" office:value-type="string" calcext:value-type="string">
            <text:p>»</text:p>
          </table:table-cell>
          <table:table-cell table:style-name="ce40"/>
          <table:table-cell table:style-name="ce264" office:value-type="string" calcext:value-type="string" table:number-columns-spanned="17" table:number-rows-spanned="1">
            <text:p>мая</text:p>
          </table:table-cell>
          <table:covered-table-cell table:number-columns-repeated="16" table:style-name="ce264"/>
          <table:table-cell table:style-name="ce275" table:number-columns-repeated="2"/>
          <table:table-cell table:style-name="ce35" office:value-type="float" office:value="2009" calcext:value-type="float" table:number-columns-spanned="7" table:number-rows-spanned="1">
            <text:p>2009</text:p>
          </table:table-cell>
          <table:covered-table-cell table:number-columns-repeated="6" table:style-name="ce35"/>
          <table:table-cell table:style-name="ce40" office:value-type="string" calcext:value-type="string">
            <text:p><text:s/>года</text:p>
          </table:table-cell>
          <table:table-cell table:style-name="ce40" table:number-columns-repeated="113"/>
          <table:table-cell table:style-name="ce343" office:value-type="string" calcext:value-type="string">
            <text:p>К путевому</text:p>
          </table:table-cell>
          <table:table-cell table:style-name="ce40"/>
          <table:table-cell table:style-name="ce7" office:value-type="string" calcext:value-type="string" table:number-columns-spanned="19" table:number-rows-spanned="2">
            <text:p>1115</text:p>
          </table:table-cell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1">
          <table:table-cell table:style-name="ce180" office:value-type="string" calcext:value-type="string">
            <text:p>Организация</text:p>
          </table:table-cell>
          <table:table-cell table:style-name="ce40" table:number-columns-repeated="12"/>
          <table:table-cell table:style-name="ce235" table:number-columns-spanned="140" table:number-rows-spanned="1"/>
          <table:covered-table-cell table:number-columns-repeated="139" table:style-name="ce235"/>
          <table:table-cell table:style-name="ce40" table:number-columns-repeated="16"/>
          <table:table-cell table:style-name="ce342" office:value-type="string" calcext:value-type="string">
            <text:p>листу №</text:p>
          </table:table-cell>
          <table:table-cell table:style-name="ce40"/>
          <table:covered-table-cell table:style-name="ce345"/>
          <table:covered-table-cell table:number-columns-repeated="17" table:style-name="ce238"/>
          <table:covered-table-cell table:style-name="ce359"/>
          <table:table-cell table:style-name="ce40" table:number-columns-repeated="834"/>
        </table:table-row>
        <table:table-row table:style-name="ro22">
          <table:table-cell table:style-name="ce40" table:number-columns-repeated="13"/>
          <table:table-cell table:style-name="ce236" office:value-type="string" calcext:value-type="string" table:number-columns-spanned="140" table:number-rows-spanned="1">
            <text:p>(наименование, адрес, номер телефона, банковские реквизиты)</text:p>
          </table:table-cell>
          <table:covered-table-cell table:number-columns-repeated="139" table:style-name="ce236"/>
          <table:table-cell table:style-name="ce40" table:number-columns-repeated="18"/>
          <table:table-cell table:style-name="ce7" office:value-type="string" calcext:value-type="string" table:number-columns-spanned="19" table:number-rows-spanned="4">
            <text:p>05229807</text:p>
          </table:table-cell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0">
          <table:table-cell table:style-name="ce40" office:value-type="string" calcext:value-type="string">
            <text:p>Автомобиль</text:p>
          </table:table-cell>
          <table:table-cell table:style-name="ce40" table:number-columns-repeated="12"/>
          <table:table-cell table:style-name="ce237" office:value-type="string" calcext:value-type="string" table:number-columns-spanned="40" table:number-rows-spanned="1">
            <text:p>Маз</text:p>
          </table:table-cell>
          <table:covered-table-cell table:number-columns-repeated="39" table:style-name="ce237"/>
          <table:table-cell table:style-name="ce108"/>
          <table:table-cell table:style-name="ce40" table:number-columns-repeated="25"/>
          <table:table-cell table:style-name="ce40" office:value-type="string" calcext:value-type="string">
            <text:p>Государственный номерной знак</text:p>
          </table:table-cell>
          <table:table-cell table:style-name="ce40" table:number-columns-repeated="32"/>
          <table:table-cell table:style-name="ce238" office:value-type="string" calcext:value-type="string" table:number-columns-spanned="41" table:number-rows-spanned="1">
            <text:p>Т503вк19</text:p>
          </table:table-cell>
          <table:covered-table-cell table:number-columns-repeated="40" table:style-name="ce238"/>
          <table:table-cell table:style-name="ce40" table:number-columns-repeated="18"/>
          <table:covered-table-cell table:style-name="ce346"/>
          <table:covered-table-cell table:number-columns-repeated="17" table:style-name="ce349"/>
          <table:covered-table-cell table:style-name="ce360"/>
          <table:table-cell table:style-name="ce40" table:number-columns-repeated="834"/>
        </table:table-row>
        <table:table-row table:style-name="ro23">
          <table:table-cell table:style-name="ce40" table:number-columns-repeated="13"/>
          <table:table-cell table:style-name="ce233" office:value-type="string" calcext:value-type="string" table:number-columns-spanned="40" table:number-rows-spanned="1">
            <text:p>(марка)</text:p>
          </table:table-cell>
          <table:covered-table-cell table:number-columns-repeated="39" table:style-name="ce233"/>
          <table:table-cell table:style-name="ce40" table:number-columns-repeated="118"/>
          <table:covered-table-cell table:style-name="ce346"/>
          <table:covered-table-cell table:number-columns-repeated="17" table:style-name="ce349"/>
          <table:covered-table-cell table:style-name="ce360"/>
          <table:table-cell table:style-name="ce40" table:number-columns-repeated="834"/>
        </table:table-row>
        <table:table-row table:style-name="ro20">
          <table:table-cell table:style-name="ce40" office:value-type="string" calcext:value-type="string">
            <text:p>Заказчик (плательщик)</text:p>
          </table:table-cell>
          <table:table-cell table:style-name="ce40" table:number-columns-repeated="22"/>
          <table:table-cell table:style-name="ce253" office:value-type="string" calcext:value-type="string" table:number-columns-spanned="148" table:number-rows-spanned="1">
            <text:p>Открытое Акционерное Общество "АЯН" 655004 г.Абакан, ул. Советская 207 28-52-87 Абаканское ОСБ N 8602 Абакан БИК 049514608 р/с 40702810471020000310</text:p>
          </table:table-cell>
          <table:covered-table-cell table:number-columns-repeated="146" table:style-name="ce254"/>
          <table:covered-table-cell table:style-name="ce253"/>
          <table:covered-table-cell table:style-name="ce345"/>
          <table:covered-table-cell table:number-columns-repeated="17" table:style-name="ce238"/>
          <table:covered-table-cell table:style-name="ce359"/>
          <table:table-cell table:style-name="ce40" table:number-columns-repeated="834"/>
        </table:table-row>
        <table:table-row table:style-name="ro22">
          <table:table-cell table:style-name="ce40" table:number-columns-repeated="44"/>
          <table:table-cell table:style-name="ce273" office:value-type="string" calcext:value-type="string">
            <text:p>(наименование, адрес, номер телефона, банковские реквизиты)</text:p>
          </table:table-cell>
          <table:table-cell table:style-name="ce40" table:number-columns-repeated="126"/>
          <table:table-cell table:style-name="ce7" table:number-columns-spanned="19" table:number-rows-spanned="4"/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0">
          <table:table-cell table:style-name="ce11" office:value-type="string" calcext:value-type="string">
            <text:p>Водитель</text:p>
          </table:table-cell>
          <table:table-cell table:style-name="ce40" table:number-columns-repeated="10"/>
          <table:table-cell table:style-name="ce232" office:value-type="string" calcext:value-type="string" table:number-columns-spanned="89" table:number-rows-spanned="1">
            <text:p>Назаров Олег Сергеевич</text:p>
          </table:table-cell>
          <table:covered-table-cell table:number-columns-repeated="88" table:style-name="ce232"/>
          <table:table-cell table:style-name="ce40" table:number-columns-repeated="4"/>
          <table:table-cell table:style-name="ce11" office:value-type="string" calcext:value-type="string">
            <text:p>Удостоверение №</text:p>
          </table:table-cell>
          <table:table-cell table:style-name="ce40" table:number-columns-repeated="19"/>
          <table:table-cell table:style-name="ce238" office:value-type="string" calcext:value-type="string" table:number-columns-spanned="43" table:number-rows-spanned="1">
            <text:p>19ев493295</text:p>
          </table:table-cell>
          <table:covered-table-cell table:number-columns-repeated="42" table:style-name="ce238"/>
          <table:table-cell table:style-name="ce40" table:number-columns-repeated="4"/>
          <table:covered-table-cell table:style-name="ce346"/>
          <table:covered-table-cell table:number-columns-repeated="17" table:style-name="ce349"/>
          <table:covered-table-cell table:style-name="ce360"/>
          <table:table-cell table:style-name="ce40" table:number-columns-repeated="834"/>
        </table:table-row>
        <table:table-row table:style-name="ro23">
          <table:table-cell table:style-name="ce40" table:number-columns-repeated="11"/>
          <table:table-cell table:style-name="ce233" office:value-type="string" calcext:value-type="string" table:number-columns-spanned="89" table:number-rows-spanned="1">
            <text:p>(фамилия, имя, отчество)</text:p>
          </table:table-cell>
          <table:covered-table-cell table:number-columns-repeated="88" table:style-name="ce233"/>
          <table:table-cell table:style-name="ce40" table:number-columns-repeated="71"/>
          <table:covered-table-cell table:style-name="ce346"/>
          <table:covered-table-cell table:number-columns-repeated="17" table:style-name="ce349"/>
          <table:covered-table-cell table:style-name="ce360"/>
          <table:table-cell table:style-name="ce40" table:number-columns-repeated="834"/>
        </table:table-row>
        <table:table-row table:style-name="ro24">
          <table:table-cell table:style-name="ce181" office:value-type="string" calcext:value-type="string" table:number-columns-spanned="23" table:number-rows-spanned="2">
            <text:p>Лицензионная карточка</text:p>
          </table:table-cell>
          <table:covered-table-cell table:number-columns-repeated="22" table:style-name="ce182"/>
          <table:table-cell table:style-name="ce40"/>
          <table:table-cell table:style-name="ce35" office:value-type="string" calcext:value-type="string" table:number-columns-spanned="54" table:number-rows-spanned="1">
            <text:p>стандартная, ограниченная</text:p>
          </table:table-cell>
          <table:covered-table-cell table:number-columns-repeated="53" table:style-name="ce35"/>
          <table:table-cell table:style-name="ce108"/>
          <table:table-cell table:style-name="ce40" table:number-columns-repeated="15"/>
          <table:table-cell table:style-name="ce40" office:value-type="string" calcext:value-type="string">
            <text:p>Вид перевозки</text:p>
          </table:table-cell>
          <table:table-cell table:style-name="ce40" table:number-columns-repeated="14"/>
          <table:table-cell table:style-name="ce232" table:number-columns-spanned="50" table:number-rows-spanned="1"/>
          <table:covered-table-cell table:number-columns-repeated="49" table:style-name="ce232"/>
          <table:table-cell table:style-name="ce40" table:number-columns-repeated="10"/>
          <table:table-cell table:style-name="ce342" office:value-type="string" calcext:value-type="string">
            <text:p>Код</text:p>
          </table:table-cell>
          <table:table-cell table:style-name="ce40"/>
          <table:covered-table-cell table:style-name="ce345"/>
          <table:covered-table-cell table:number-columns-repeated="17" table:style-name="ce238"/>
          <table:covered-table-cell table:style-name="ce359"/>
          <table:table-cell table:style-name="ce40" table:number-columns-repeated="834"/>
        </table:table-row>
        <table:table-row table:style-name="ro25">
          <table:covered-table-cell table:number-columns-repeated="23" table:style-name="ce182"/>
          <table:table-cell table:style-name="ce40"/>
          <table:table-cell table:style-name="ce233" office:value-type="string" calcext:value-type="string" table:number-columns-spanned="54" table:number-rows-spanned="1">
            <text:p>(ненужное зачеркнуть)</text:p>
          </table:table-cell>
          <table:covered-table-cell table:number-columns-repeated="53" table:style-name="ce233"/>
          <table:table-cell table:style-name="ce40" table:number-columns-repeated="93"/>
          <table:table-cell table:style-name="ce7" office:value-type="string" calcext:value-type="string" table:number-columns-spanned="19" table:number-rows-spanned="3">
            <text:p>ст.Ханкуль</text:p>
          </table:table-cell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4">
          <table:table-cell table:style-name="ce40" office:value-type="string" calcext:value-type="string">
            <text:p>Регистрационный №</text:p>
          </table:table-cell>
          <table:table-cell table:style-name="ce40" table:number-columns-repeated="19"/>
          <table:table-cell table:style-name="ce238" table:number-columns-spanned="39" table:number-rows-spanned="1"/>
          <table:covered-table-cell table:number-columns-repeated="38" table:style-name="ce238"/>
          <table:table-cell table:style-name="ce40" table:number-columns-repeated="2"/>
          <table:table-cell table:style-name="ce40" office:value-type="string" calcext:value-type="string">
            <text:p>Серия</text:p>
          </table:table-cell>
          <table:table-cell table:style-name="ce40" table:number-columns-repeated="10"/>
          <table:table-cell table:style-name="ce238" table:number-columns-spanned="21" table:number-rows-spanned="1"/>
          <table:covered-table-cell table:number-columns-repeated="20" table:style-name="ce238"/>
          <table:table-cell table:style-name="ce298"/>
          <table:table-cell table:style-name="ce298" office:value-type="string" calcext:value-type="string">
            <text:p>№</text:p>
          </table:table-cell>
          <table:table-cell table:style-name="ce298" table:number-columns-repeated="4"/>
          <table:table-cell table:style-name="ce238" table:number-columns-spanned="29" table:number-rows-spanned="1"/>
          <table:covered-table-cell table:number-columns-repeated="28" table:style-name="ce238"/>
          <table:table-cell table:style-name="ce40" table:number-columns-repeated="43"/>
          <table:covered-table-cell table:style-name="ce346"/>
          <table:covered-table-cell table:number-columns-repeated="17" table:style-name="ce349"/>
          <table:covered-table-cell table:style-name="ce360"/>
          <table:table-cell table:style-name="ce40" table:number-columns-repeated="834"/>
        </table:table-row>
        <table:table-row table:style-name="ro20">
          <table:table-cell table:style-name="ce40" office:value-type="string" calcext:value-type="string">
            <text:p>Пункт погрузки</text:p>
          </table:table-cell>
          <table:table-cell table:style-name="ce40" table:number-columns-repeated="15"/>
          <table:table-cell table:style-name="ce238" office:value-type="string" calcext:value-type="string" table:number-columns-spanned="56" table:number-rows-spanned="1">
            <text:p>ст.Ханкуль</text:p>
          </table:table-cell>
          <table:covered-table-cell table:number-columns-repeated="55" table:style-name="ce238"/>
          <table:table-cell table:style-name="ce40" table:number-columns-repeated="9"/>
          <table:table-cell table:style-name="ce40" office:value-type="string" calcext:value-type="string">
            <text:p>Пункт разгрузки</text:p>
          </table:table-cell>
          <table:table-cell table:style-name="ce40" table:number-columns-repeated="15"/>
          <table:table-cell table:style-name="ce238" office:value-type="string" calcext:value-type="string" table:number-columns-spanned="60" table:number-rows-spanned="1">
            <text:p>ОАО "АЯН" Советская 207 т.5-62-87</text:p>
          </table:table-cell>
          <table:covered-table-cell table:number-columns-repeated="59" table:style-name="ce238"/>
          <table:table-cell table:style-name="ce108"/>
          <table:table-cell table:style-name="ce40"/>
          <table:table-cell table:style-name="ce108"/>
          <table:table-cell table:style-name="ce40" table:number-columns-repeated="2"/>
          <table:table-cell table:style-name="ce108" table:number-columns-repeated="5"/>
          <table:table-cell table:style-name="ce40" table:number-columns-repeated="2"/>
          <table:table-cell table:style-name="ce344" office:value-type="string" calcext:value-type="string">
            <text:p>Маршрут</text:p>
          </table:table-cell>
          <table:table-cell table:style-name="ce40"/>
          <table:covered-table-cell table:style-name="ce345"/>
          <table:covered-table-cell table:number-columns-repeated="17" table:style-name="ce238"/>
          <table:covered-table-cell table:style-name="ce359"/>
          <table:table-cell table:style-name="ce40" table:number-columns-repeated="834"/>
        </table:table-row>
        <table:table-row table:style-name="ro23">
          <table:table-cell table:style-name="ce40" table:number-columns-repeated="16"/>
          <table:table-cell table:style-name="ce233" office:value-type="string" calcext:value-type="string" table:number-columns-spanned="56" table:number-rows-spanned="1">
            <text:p>(адрес, номер телефона)</text:p>
          </table:table-cell>
          <table:covered-table-cell table:number-columns-repeated="55" table:style-name="ce233"/>
          <table:table-cell table:style-name="ce40" table:number-columns-repeated="25"/>
          <table:table-cell table:style-name="ce233" office:value-type="string" calcext:value-type="string" table:number-columns-spanned="60" table:number-rows-spanned="1">
            <text:p>(адрес, номер телефона)</text:p>
          </table:table-cell>
          <table:covered-table-cell table:number-columns-repeated="59" table:style-name="ce233"/>
          <table:table-cell table:style-name="ce40" table:number-columns-repeated="14"/>
          <table:table-cell table:style-name="ce7" table:number-columns-spanned="19" table:number-rows-spanned="2"/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0">
          <table:table-cell table:style-name="ce180" office:value-type="string" calcext:value-type="string">
            <text:p>Переадресовка</text:p>
          </table:table-cell>
          <table:table-cell table:style-name="ce40" table:number-columns-repeated="15"/>
          <table:table-cell table:style-name="ce119" office:value-type="string" calcext:value-type="string" table:number-columns-spanned="51" table:number-rows-spanned="1">
            <text:p>-</text:p>
          </table:table-cell>
          <table:covered-table-cell table:number-columns-repeated="50" table:style-name="ce119"/>
          <table:table-cell table:style-name="ce40" table:number-columns-repeated="2"/>
          <table:table-cell table:style-name="ce180" office:value-type="string" calcext:value-type="string">
            <text:p>1.Прицеп</text:p>
          </table:table-cell>
          <table:table-cell table:style-name="ce40" table:number-columns-repeated="10"/>
          <table:table-cell table:style-name="ce252" office:value-type="string" calcext:value-type="string" table:number-columns-spanned="16" table:number-rows-spanned="1">
            <text:p>Цистерна</text:p>
          </table:table-cell>
          <table:covered-table-cell table:number-columns-repeated="15" table:style-name="ce252"/>
          <table:table-cell table:style-name="ce180"/>
          <table:table-cell table:style-name="ce180" office:value-type="string" calcext:value-type="string">
            <text:p>Государственный номерной знак</text:p>
          </table:table-cell>
          <table:table-cell table:style-name="ce180" table:number-columns-repeated="30"/>
          <table:table-cell table:style-name="ce252" office:value-type="string" calcext:value-type="string" table:number-columns-spanned="23" table:number-rows-spanned="1">
            <text:p>АЕ0053</text:p>
          </table:table-cell>
          <table:covered-table-cell table:number-columns-repeated="22" table:style-name="ce252"/>
          <table:table-cell table:style-name="ce180" table:number-columns-repeated="18"/>
          <table:table-cell table:style-name="ce343" office:value-type="string" calcext:value-type="string">
            <text:p>Гаражный номер</text:p>
          </table:table-cell>
          <table:table-cell table:style-name="ce40"/>
          <table:covered-table-cell table:style-name="ce345"/>
          <table:covered-table-cell table:number-columns-repeated="17" table:style-name="ce238"/>
          <table:covered-table-cell table:style-name="ce359"/>
          <table:table-cell table:style-name="ce40" table:number-columns-repeated="834"/>
        </table:table-row>
        <table:table-row table:style-name="ro23">
          <table:table-cell table:style-name="ce40" table:number-columns-repeated="16"/>
          <table:table-cell table:style-name="ce233" office:value-type="string" calcext:value-type="string" table:number-columns-spanned="51" table:number-rows-spanned="1">
            <text:p>(наименование и адрес нового грузополучателя, номер распоряжения)</text:p>
          </table:table-cell>
          <table:covered-table-cell table:number-columns-repeated="50" table:style-name="ce233"/>
          <table:table-cell table:style-name="ce40" table:number-columns-repeated="13"/>
          <table:table-cell table:style-name="ce291" office:value-type="string" calcext:value-type="string" table:number-columns-spanned="16" table:number-rows-spanned="1">
            <text:p>(марка)</text:p>
          </table:table-cell>
          <table:covered-table-cell table:number-columns-repeated="15" table:style-name="ce291"/>
          <table:table-cell table:style-name="ce40" table:number-columns-repeated="75"/>
          <table:table-cell table:style-name="ce8" table:number-columns-spanned="19" table:number-rows-spanned="2"/>
          <table:covered-table-cell table:number-columns-repeated="17" table:style-name="ce348"/>
          <table:covered-table-cell table:style-name="ce358"/>
          <table:table-cell table:style-name="ce40" table:number-columns-repeated="834"/>
        </table:table-row>
        <table:table-row table:style-name="ro20">
          <table:table-cell table:style-name="ce40" table:number-columns-repeated="12"/>
          <table:table-cell table:style-name="ce119" table:number-columns-spanned="32" table:number-rows-spanned="1"/>
          <table:covered-table-cell table:number-columns-repeated="31" table:style-name="ce119"/>
          <table:table-cell table:style-name="ce180" table:number-columns-repeated="25"/>
          <table:table-cell table:style-name="ce180" office:value-type="string" calcext:value-type="string">
            <text:p>2.Прицеп</text:p>
          </table:table-cell>
          <table:table-cell table:style-name="ce180" table:number-columns-repeated="10"/>
          <table:table-cell table:style-name="ce252" table:number-columns-spanned="16" table:number-rows-spanned="1"/>
          <table:covered-table-cell table:number-columns-repeated="15" table:style-name="ce252"/>
          <table:table-cell table:style-name="ce180"/>
          <table:table-cell table:style-name="ce180" office:value-type="string" calcext:value-type="string">
            <text:p>Государственный номерной знак</text:p>
          </table:table-cell>
          <table:table-cell table:style-name="ce180" table:number-columns-repeated="30"/>
          <table:table-cell table:style-name="ce252" table:number-columns-spanned="23" table:number-rows-spanned="1"/>
          <table:covered-table-cell table:number-columns-repeated="22" table:style-name="ce252"/>
          <table:table-cell table:style-name="ce180" table:number-columns-repeated="18"/>
          <table:table-cell table:style-name="ce343" office:value-type="string" calcext:value-type="string">
            <text:p>Гаражный номер</text:p>
          </table:table-cell>
          <table:table-cell table:style-name="ce40"/>
          <table:covered-table-cell table:style-name="ce347"/>
          <table:covered-table-cell table:number-columns-repeated="17" table:style-name="ce350"/>
          <table:covered-table-cell table:style-name="ce361"/>
          <table:table-cell table:style-name="ce40" table:number-columns-repeated="834"/>
        </table:table-row>
        <table:table-row table:style-name="ro16">
          <table:table-cell table:style-name="ce40" table:number-columns-repeated="12"/>
          <table:table-cell table:style-name="ce233" office:value-type="string" calcext:value-type="string" table:number-columns-spanned="32" table:number-rows-spanned="1">
            <text:p>(подпись ответственного лица)</text:p>
          </table:table-cell>
          <table:covered-table-cell table:number-columns-repeated="31" table:style-name="ce233"/>
          <table:table-cell table:style-name="ce40" table:number-columns-repeated="36"/>
          <table:table-cell table:style-name="ce233" office:value-type="string" calcext:value-type="string" table:number-columns-spanned="16" table:number-rows-spanned="1">
            <text:p>(марка)</text:p>
          </table:table-cell>
          <table:covered-table-cell table:number-columns-repeated="15" table:style-name="ce233"/>
          <table:table-cell table:style-name="ce40" table:number-columns-repeated="928"/>
        </table:table-row>
        <table:table-row table:style-name="ro16">
          <table:table-cell table:style-name="ce40" table:number-columns-repeated="67"/>
          <table:table-cell table:style-name="ce281" office:value-type="string" calcext:value-type="string" table:number-columns-spanned="32" table:number-rows-spanned="2">
            <text:p>С В Е Д Е Н И Я <text:s text:c="2"/>О <text:s text:c="2"/>Г Р У З Е</text:p>
          </table:table-cell>
          <table:covered-table-cell table:number-columns-repeated="31" table:style-name="ce40"/>
          <table:table-cell table:style-name="ce40" table:number-columns-repeated="925"/>
        </table:table-row>
        <table:table-row table:style-name="ro26">
          <table:table-cell table:style-name="ce40" table:number-columns-repeated="67"/>
          <table:covered-table-cell table:number-columns-repeated="32" table:style-name="ce118"/>
          <table:table-cell table:style-name="ce40" table:number-columns-repeated="925"/>
        </table:table-row>
        <table:table-row table:style-name="ro27">
          <table:table-cell table:style-name="ce183" office:value-type="string" calcext:value-type="string" table:number-columns-spanned="34" table:number-rows-spanned="1">
            <text:p>Краткое описание груза</text:p>
          </table:table-cell>
          <table:covered-table-cell table:number-columns-repeated="32" table:style-name="ce203"/>
          <table:covered-table-cell table:style-name="ce265"/>
          <table:table-cell table:style-name="ce183" office:value-type="string" calcext:value-type="string" table:number-columns-spanned="38" table:number-rows-spanned="1">
            <text:p>С грузом следуют документы</text:p>
          </table:table-cell>
          <table:covered-table-cell table:number-columns-repeated="36" table:style-name="ce203"/>
          <table:covered-table-cell table:style-name="ce265"/>
          <table:table-cell table:style-name="ce183" office:value-type="string" calcext:value-type="string" table:number-columns-spanned="18" table:number-rows-spanned="1">
            <text:p>Вид упаковки</text:p>
          </table:table-cell>
          <table:covered-table-cell table:number-columns-repeated="16" table:style-name="ce203"/>
          <table:covered-table-cell table:style-name="ce265"/>
          <table:table-cell table:style-name="ce183" office:value-type="string" calcext:value-type="string" table:number-columns-spanned="16" table:number-rows-spanned="1">
            <text:p>Количество мест М3</text:p>
          </table:table-cell>
          <table:covered-table-cell table:number-columns-repeated="14" table:style-name="ce203"/>
          <table:covered-table-cell table:style-name="ce265"/>
          <table:table-cell table:style-name="ce183" office:value-type="string" calcext:value-type="string" table:number-columns-spanned="33" table:number-rows-spanned="1">
            <text:p>Способ определения массы</text:p>
          </table:table-cell>
          <table:covered-table-cell table:number-columns-repeated="31" table:style-name="ce203"/>
          <table:covered-table-cell table:style-name="ce265"/>
          <table:table-cell table:style-name="ce183" office:value-type="string" calcext:value-type="string" table:number-columns-spanned="11" table:number-rows-spanned="1">
            <text:p>Код груза</text:p>
          </table:table-cell>
          <table:covered-table-cell table:number-columns-repeated="9" table:style-name="ce203"/>
          <table:covered-table-cell table:style-name="ce265"/>
          <table:table-cell table:style-name="ce114" office:value-type="string" calcext:value-type="string" table:number-columns-spanned="13" table:number-rows-spanned="1">
            <text:p>Номер кон- тейнера</text:p>
          </table:table-cell>
          <table:covered-table-cell table:number-columns-repeated="11" table:style-name="ce123"/>
          <table:covered-table-cell table:style-name="ce132"/>
          <table:table-cell table:style-name="ce183" office:value-type="string" calcext:value-type="string" table:number-columns-spanned="13" table:number-rows-spanned="1">
            <text:p>Класс груза</text:p>
          </table:table-cell>
          <table:covered-table-cell table:number-columns-repeated="11" table:style-name="ce203"/>
          <table:covered-table-cell table:style-name="ce265"/>
          <table:table-cell table:style-name="ce351" office:value-type="string" calcext:value-type="string" table:number-columns-spanned="14" table:number-rows-spanned="1">
            <text:p>Масса брутто,</text:p>
            <text:p>т</text:p>
          </table:table-cell>
          <table:covered-table-cell table:number-columns-repeated="12" table:style-name="ce123"/>
          <table:covered-table-cell table:style-name="ce362"/>
          <table:table-cell table:style-name="ce40" table:number-columns-repeated="834"/>
        </table:table-row>
        <table:table-row table:style-name="ro20">
          <table:table-cell table:style-name="ce184" office:value-type="float" office:value="1" calcext:value-type="float" table:number-columns-spanned="34" table:number-rows-spanned="1">
            <text:p>1</text:p>
          </table:table-cell>
          <table:covered-table-cell table:number-columns-repeated="32" table:style-name="ce204"/>
          <table:covered-table-cell table:style-name="ce266"/>
          <table:table-cell table:style-name="ce184" office:value-type="float" office:value="2" calcext:value-type="float" table:number-columns-spanned="38" table:number-rows-spanned="1">
            <text:p>2</text:p>
          </table:table-cell>
          <table:covered-table-cell table:number-columns-repeated="36" table:style-name="ce208"/>
          <table:covered-table-cell table:style-name="ce230"/>
          <table:table-cell table:style-name="ce184" office:value-type="float" office:value="3" calcext:value-type="float" table:number-columns-spanned="18" table:number-rows-spanned="1">
            <text:p>3</text:p>
          </table:table-cell>
          <table:covered-table-cell table:number-columns-repeated="16" table:style-name="ce208"/>
          <table:covered-table-cell table:style-name="ce230"/>
          <table:table-cell table:style-name="ce226" office:value-type="float" office:value="4" calcext:value-type="float" table:number-columns-spanned="16" table:number-rows-spanned="1">
            <text:p>4</text:p>
          </table:table-cell>
          <table:covered-table-cell table:number-columns-repeated="14" table:style-name="ce213"/>
          <table:covered-table-cell table:style-name="ce219"/>
          <table:table-cell table:style-name="ce184" office:value-type="float" office:value="5" calcext:value-type="float" table:number-columns-spanned="33" table:number-rows-spanned="1">
            <text:p>5</text:p>
          </table:table-cell>
          <table:covered-table-cell table:number-columns-repeated="31" table:style-name="ce208"/>
          <table:covered-table-cell table:style-name="ce230"/>
          <table:table-cell table:style-name="ce226" office:value-type="float" office:value="6" calcext:value-type="float" table:number-columns-spanned="11" table:number-rows-spanned="1">
            <text:p>6</text:p>
          </table:table-cell>
          <table:covered-table-cell table:number-columns-repeated="9" table:style-name="ce213"/>
          <table:covered-table-cell table:style-name="ce219"/>
          <table:table-cell table:style-name="ce226" office:value-type="float" office:value="7" calcext:value-type="float" table:number-columns-spanned="13" table:number-rows-spanned="1">
            <text:p>7</text:p>
          </table:table-cell>
          <table:covered-table-cell table:number-columns-repeated="11" table:style-name="ce213"/>
          <table:covered-table-cell table:style-name="ce219"/>
          <table:table-cell table:style-name="ce226" office:value-type="float" office:value="8" calcext:value-type="float" table:number-columns-spanned="13" table:number-rows-spanned="1">
            <text:p>8</text:p>
          </table:table-cell>
          <table:covered-table-cell table:number-columns-repeated="11" table:style-name="ce213"/>
          <table:covered-table-cell table:style-name="ce219"/>
          <table:table-cell table:style-name="ce354" office:value-type="float" office:value="9" calcext:value-type="float" table:number-columns-spanned="14" table:number-rows-spanned="1">
            <text:p>9</text:p>
          </table:table-cell>
          <table:covered-table-cell table:number-columns-repeated="12" table:style-name="ce356"/>
          <table:covered-table-cell table:style-name="ce363"/>
          <table:table-cell table:style-name="ce40" table:number-columns-repeated="834"/>
        </table:table-row>
        <table:table-row table:style-name="ro28">
          <table:table-cell table:style-name="ce185" office:value-type="string" calcext:value-type="string" table:number-columns-spanned="3" table:number-rows-spanned="1">
            <text:p>1.</text:p>
          </table:table-cell>
          <table:covered-table-cell table:number-columns-repeated="2" table:style-name="ce205"/>
          <table:table-cell table:style-name="ce215" office:value-type="string" calcext:value-type="string" table:number-columns-spanned="31" table:number-rows-spanned="1">
            <text:p>минвода</text:p>
          </table:table-cell>
          <table:covered-table-cell table:number-columns-repeated="29" table:style-name="ce216"/>
          <table:covered-table-cell table:style-name="ce215"/>
          <table:table-cell table:style-name="ce267" table:number-columns-spanned="38" table:number-rows-spanned="1"/>
          <table:covered-table-cell table:number-columns-repeated="36" table:style-name="ce268"/>
          <table:covered-table-cell table:style-name="ce285"/>
          <table:table-cell table:style-name="ce286" office:value-type="string" calcext:value-type="string" table:number-columns-spanned="18" table:number-rows-spanned="1">
            <text:p>цистерна</text:p>
          </table:table-cell>
          <table:covered-table-cell table:number-columns-repeated="17" table:style-name="ce268"/>
          <table:table-cell table:style-name="ce294" table:number-columns-spanned="16" table:number-rows-spanned="1"/>
          <table:covered-table-cell table:number-columns-repeated="14" table:style-name="ce249"/>
          <table:covered-table-cell table:style-name="ce301"/>
          <table:table-cell table:style-name="ce304" office:value-type="string" calcext:value-type="string" table:number-columns-spanned="33" table:number-rows-spanned="1">
            <text:p>счетчик</text:p>
          </table:table-cell>
          <table:covered-table-cell table:number-columns-repeated="31" table:style-name="ce205"/>
          <table:covered-table-cell table:style-name="ce326"/>
          <table:table-cell table:style-name="ce311" table:number-columns-spanned="11" table:number-rows-spanned="1"/>
          <table:covered-table-cell table:number-columns-repeated="9" table:style-name="ce313"/>
          <table:covered-table-cell table:style-name="ce316"/>
          <table:table-cell table:style-name="ce319" table:number-columns-spanned="13" table:number-rows-spanned="1"/>
          <table:covered-table-cell table:number-columns-repeated="11" table:style-name="ce313"/>
          <table:covered-table-cell table:style-name="ce316"/>
          <table:table-cell table:style-name="ce319" table:number-columns-spanned="13" table:number-rows-spanned="1"/>
          <table:covered-table-cell table:number-columns-repeated="11" table:style-name="ce313"/>
          <table:covered-table-cell table:style-name="ce316"/>
          <table:table-cell table:style-name="ce308" table:number-columns-spanned="14" table:number-rows-spanned="1"/>
          <table:covered-table-cell table:number-columns-repeated="12" table:style-name="ce249"/>
          <table:covered-table-cell table:style-name="ce301"/>
          <table:table-cell table:style-name="ce40" table:number-columns-repeated="834"/>
        </table:table-row>
        <table:table-row table:style-name="ro28">
          <table:table-cell table:style-name="ce185" office:value-type="string" calcext:value-type="string" table:number-columns-spanned="3" table:number-rows-spanned="1">
            <text:p>2.</text:p>
          </table:table-cell>
          <table:covered-table-cell table:number-columns-repeated="2" table:style-name="ce205"/>
          <table:table-cell table:style-name="ce215" table:number-columns-spanned="31" table:number-rows-spanned="1"/>
          <table:covered-table-cell table:number-columns-repeated="29" table:style-name="ce216"/>
          <table:covered-table-cell table:style-name="ce215"/>
          <table:table-cell table:style-name="ce267" table:number-columns-spanned="38" table:number-rows-spanned="1"/>
          <table:covered-table-cell table:number-columns-repeated="36" table:style-name="ce268"/>
          <table:covered-table-cell table:style-name="ce285"/>
          <table:table-cell table:style-name="ce286" table:number-columns-spanned="18" table:number-rows-spanned="1"/>
          <table:covered-table-cell table:number-columns-repeated="17" table:style-name="ce268"/>
          <table:table-cell table:style-name="ce295" table:number-columns-spanned="16" table:number-rows-spanned="1"/>
          <table:covered-table-cell table:number-columns-repeated="14" table:style-name="ce250"/>
          <table:covered-table-cell table:style-name="ce302"/>
          <table:table-cell table:style-name="ce216" table:number-columns-spanned="33" table:number-rows-spanned="1"/>
          <table:covered-table-cell table:number-columns-repeated="32" table:style-name="ce216"/>
          <table:table-cell table:style-name="ce327" table:number-columns-spanned="11" table:number-rows-spanned="1"/>
          <table:covered-table-cell table:number-columns-repeated="9" table:style-name="ce268"/>
          <table:covered-table-cell table:style-name="ce285"/>
          <table:table-cell table:style-name="ce267" table:number-columns-spanned="13" table:number-rows-spanned="1"/>
          <table:covered-table-cell table:number-columns-repeated="11" table:style-name="ce268"/>
          <table:covered-table-cell table:style-name="ce285"/>
          <table:table-cell table:style-name="ce267" table:number-columns-spanned="13" table:number-rows-spanned="1"/>
          <table:covered-table-cell table:number-columns-repeated="11" table:style-name="ce268"/>
          <table:covered-table-cell table:style-name="ce285"/>
          <table:table-cell table:style-name="ce309" table:number-columns-spanned="14" table:number-rows-spanned="1"/>
          <table:covered-table-cell table:number-columns-repeated="12" table:style-name="ce250"/>
          <table:covered-table-cell table:style-name="ce302"/>
          <table:table-cell table:style-name="ce40" table:number-columns-repeated="834"/>
        </table:table-row>
        <table:table-row table:style-name="ro28">
          <table:table-cell table:style-name="ce185" office:value-type="string" calcext:value-type="string" table:number-columns-spanned="3" table:number-rows-spanned="1">
            <text:p>3.</text:p>
          </table:table-cell>
          <table:covered-table-cell table:number-columns-repeated="2" table:style-name="ce205"/>
          <table:table-cell table:style-name="ce215" table:number-columns-spanned="31" table:number-rows-spanned="1"/>
          <table:covered-table-cell table:number-columns-repeated="29" table:style-name="ce216"/>
          <table:covered-table-cell table:style-name="ce215"/>
          <table:table-cell table:style-name="ce267" table:number-columns-spanned="38" table:number-rows-spanned="1"/>
          <table:covered-table-cell table:number-columns-repeated="36" table:style-name="ce268"/>
          <table:covered-table-cell table:style-name="ce285"/>
          <table:table-cell table:style-name="ce286" table:number-columns-spanned="18" table:number-rows-spanned="1"/>
          <table:covered-table-cell table:number-columns-repeated="17" table:style-name="ce268"/>
          <table:table-cell table:style-name="ce296" table:number-columns-spanned="16" table:number-rows-spanned="1"/>
          <table:covered-table-cell table:number-columns-repeated="14" table:style-name="ce251"/>
          <table:covered-table-cell table:style-name="ce303"/>
          <table:table-cell table:style-name="ce216" table:number-columns-spanned="33" table:number-rows-spanned="1"/>
          <table:covered-table-cell table:number-columns-repeated="32" table:style-name="ce216"/>
          <table:table-cell table:style-name="ce327" table:number-columns-spanned="11" table:number-rows-spanned="1"/>
          <table:covered-table-cell table:number-columns-repeated="9" table:style-name="ce268"/>
          <table:covered-table-cell table:style-name="ce285"/>
          <table:table-cell table:style-name="ce320" table:number-columns-spanned="13" table:number-rows-spanned="1"/>
          <table:covered-table-cell table:number-columns-repeated="11" table:style-name="ce314"/>
          <table:covered-table-cell table:style-name="ce317"/>
          <table:table-cell table:style-name="ce320" table:number-columns-spanned="13" table:number-rows-spanned="1"/>
          <table:covered-table-cell table:number-columns-repeated="11" table:style-name="ce314"/>
          <table:covered-table-cell table:style-name="ce317"/>
          <table:table-cell table:style-name="ce309" table:number-columns-spanned="14" table:number-rows-spanned="1"/>
          <table:covered-table-cell table:number-columns-repeated="12" table:style-name="ce250"/>
          <table:covered-table-cell table:style-name="ce302"/>
          <table:table-cell table:style-name="ce40" table:number-columns-repeated="834"/>
        </table:table-row>
        <table:table-row table:style-name="ro24">
          <table:table-cell table:style-name="ce180" office:value-type="string" calcext:value-type="string">
            <text:p>Указанный груз с исправной</text:p>
          </table:table-cell>
          <table:table-cell table:style-name="ce180" table:number-columns-repeated="26"/>
          <table:table-cell table:style-name="ce263" table:number-columns-spanned="18" table:number-rows-spanned="1"/>
          <table:covered-table-cell table:number-columns-repeated="17" table:style-name="ce263"/>
          <table:table-cell table:style-name="ce180"/>
          <table:table-cell table:style-name="ce180" office:value-type="string" calcext:value-type="string">
            <text:p>Кол-во</text:p>
          </table:table-cell>
          <table:table-cell table:style-name="ce180" table:number-columns-repeated="7"/>
          <table:table-cell table:style-name="ce43" table:number-columns-spanned="13" table:number-rows-spanned="1"/>
          <table:covered-table-cell table:number-columns-repeated="11" table:style-name="ce27"/>
          <table:covered-table-cell table:style-name="ce43"/>
          <table:table-cell table:style-name="ce282" office:value-type="string" calcext:value-type="string">
            <text:p>Указанный груз с исправной</text:p>
          </table:table-cell>
          <table:table-cell table:style-name="ce284"/>
          <table:table-cell table:style-name="ce180" table:number-columns-repeated="27"/>
          <table:table-cell table:style-name="ce300" table:number-columns-spanned="9" table:number-rows-spanned="1"/>
          <table:covered-table-cell table:number-columns-repeated="8" table:style-name="ce300"/>
          <table:table-cell table:style-name="ce180"/>
          <table:table-cell table:style-name="ce180" office:value-type="string" calcext:value-type="string">
            <text:p>Кол-во</text:p>
          </table:table-cell>
          <table:table-cell table:style-name="ce180" table:number-columns-repeated="7"/>
          <table:table-cell table:style-name="ce305" table:number-columns-spanned="10" table:number-rows-spanned="1"/>
          <table:covered-table-cell table:number-columns-repeated="9" table:style-name="ce305"/>
          <table:table-cell table:style-name="ce180" table:number-columns-repeated="2"/>
          <table:table-cell table:style-name="ce180" office:value-type="string" calcext:value-type="string">
            <text:p>Количество</text:p>
          </table:table-cell>
          <table:table-cell table:style-name="ce180" table:number-columns-repeated="12"/>
          <table:table-cell table:style-name="ce328" table:number-columns-spanned="11" table:number-rows-spanned="1"/>
          <table:covered-table-cell table:number-columns-repeated="9" table:style-name="ce329"/>
          <table:covered-table-cell table:style-name="ce337"/>
          <table:table-cell table:style-name="ce338" office:value-type="string" calcext:value-type="string" table:number-columns-spanned="26" table:number-rows-spanned="1">
            <text:p>Итого: масса брутто, т</text:p>
          </table:table-cell>
          <table:covered-table-cell table:number-columns-repeated="25" table:style-name="ce338"/>
          <table:table-cell table:style-name="ce355" table:number-columns-spanned="14" table:number-rows-spanned="1"/>
          <table:covered-table-cell table:number-columns-repeated="12" table:style-name="ce357"/>
          <table:covered-table-cell table:style-name="ce364"/>
          <table:table-cell table:style-name="ce40" table:number-columns-repeated="834"/>
        </table:table-row>
        <table:table-row table:style-name="ro24">
          <table:table-cell table:style-name="ce40" office:value-type="string" calcext:value-type="string">
            <text:p>пломбой, тарой и упаковкой</text:p>
          </table:table-cell>
          <table:table-cell table:style-name="ce40" table:number-columns-repeated="26"/>
          <table:table-cell table:style-name="ce222" office:value-type="string" calcext:value-type="string" table:number-columns-spanned="18" table:number-rows-spanned="1">
            <text:p>(оттиск)</text:p>
          </table:table-cell>
          <table:covered-table-cell table:number-columns-repeated="17" table:style-name="ce222"/>
          <table:table-cell table:style-name="ce40"/>
          <table:table-cell table:style-name="ce276" office:value-type="string" calcext:value-type="string" table:number-columns-spanned="7" table:number-rows-spanned="1">
            <text:p>мест</text:p>
          </table:table-cell>
          <table:covered-table-cell table:number-columns-repeated="6" table:style-name="ce275"/>
          <table:table-cell table:style-name="ce40"/>
          <table:table-cell table:style-name="ce222" office:value-type="string" calcext:value-type="string" table:number-columns-spanned="13" table:number-rows-spanned="1">
            <text:p>(прописью)</text:p>
          </table:table-cell>
          <table:covered-table-cell table:number-columns-repeated="12" table:style-name="ce222"/>
          <table:table-cell table:style-name="ce283" office:value-type="string" calcext:value-type="string">
            <text:p>пломбой, тарой и упаковкой</text:p>
          </table:table-cell>
          <table:table-cell table:style-name="ce40" table:number-columns-repeated="28"/>
          <table:table-cell table:style-name="ce222" office:value-type="string" calcext:value-type="string" table:number-columns-spanned="9" table:number-rows-spanned="1">
            <text:p>(оттиск)</text:p>
          </table:table-cell>
          <table:covered-table-cell table:number-columns-repeated="8" table:style-name="ce222"/>
          <table:table-cell table:style-name="ce40"/>
          <table:table-cell table:style-name="ce276" office:value-type="string" calcext:value-type="string" table:number-columns-spanned="7" table:number-rows-spanned="1">
            <text:p>мест</text:p>
          </table:table-cell>
          <table:covered-table-cell table:number-columns-repeated="6" table:style-name="ce275"/>
          <table:table-cell table:style-name="ce40"/>
          <table:table-cell table:style-name="ce222" office:value-type="string" calcext:value-type="string" table:number-columns-spanned="10" table:number-rows-spanned="1">
            <text:p>(прописью)</text:p>
          </table:table-cell>
          <table:covered-table-cell table:number-columns-repeated="9" table:style-name="ce222"/>
          <table:table-cell table:style-name="ce40"/>
          <table:table-cell table:style-name="ce40" office:value-type="string" calcext:value-type="string">
            <text:p>ездок, заездов</text:p>
          </table:table-cell>
          <table:table-cell table:style-name="ce40" table:number-columns-repeated="898"/>
        </table:table-row>
        <table:table-row table:style-name="ro24">
          <table:table-cell table:style-name="ce40" office:value-type="string" calcext:value-type="string">
            <text:p>Массой брутто</text:p>
          </table:table-cell>
          <table:table-cell table:style-name="ce40" table:number-columns-repeated="15"/>
          <table:table-cell table:style-name="ce35" table:number-columns-spanned="29" table:number-rows-spanned="1"/>
          <table:covered-table-cell table:number-columns-repeated="28" table:style-name="ce35"/>
          <table:table-cell table:style-name="ce40" office:value-type="string" calcext:value-type="string">
            <text:p>т</text:p>
          </table:table-cell>
          <table:table-cell table:style-name="ce40" table:number-columns-repeated="7"/>
          <table:table-cell table:style-name="ce40" office:value-type="string" calcext:value-type="string">
            <text:p>к перевозке</text:p>
          </table:table-cell>
          <table:table-cell table:style-name="ce40" table:number-columns-repeated="13"/>
          <table:table-cell table:style-name="ce283" office:value-type="string" calcext:value-type="string">
            <text:p>Массой брутто</text:p>
          </table:table-cell>
          <table:table-cell table:style-name="ce40" table:number-columns-repeated="15"/>
          <table:table-cell table:style-name="ce118" table:number-columns-spanned="23" table:number-rows-spanned="1"/>
          <table:covered-table-cell table:number-columns-repeated="22" table:style-name="ce118"/>
          <table:table-cell table:style-name="ce40" office:value-type="string" calcext:value-type="string">
            <text:p>т</text:p>
          </table:table-cell>
          <table:table-cell table:style-name="ce40" table:number-columns-repeated="24"/>
          <table:table-cell table:style-name="ce283" office:value-type="string" calcext:value-type="string">
            <text:p><text:s/>Отметки о составленных актах</text:p>
          </table:table-cell>
          <table:table-cell table:style-name="ce40" table:number-columns-repeated="28"/>
          <table:table-cell table:style-name="ce232" table:number-columns-spanned="30" table:number-rows-spanned="1"/>
          <table:covered-table-cell table:number-columns-repeated="29" table:style-name="ce232"/>
          <table:table-cell table:style-name="ce40" table:number-columns-repeated="834"/>
        </table:table-row>
        <table:table-row table:style-name="ro16">
          <table:table-cell table:style-name="ce40" table:number-columns-repeated="16"/>
          <table:table-cell table:style-name="ce239" office:value-type="string" calcext:value-type="string" table:number-columns-spanned="29" table:number-rows-spanned="1">
            <text:p>(прописью)</text:p>
          </table:table-cell>
          <table:covered-table-cell table:number-columns-repeated="28" table:style-name="ce239"/>
          <table:table-cell table:style-name="ce40" table:number-columns-repeated="22"/>
          <table:table-cell table:style-name="ce283"/>
          <table:table-cell table:style-name="ce108" table:number-columns-repeated="15"/>
          <table:table-cell table:style-name="ce239" office:value-type="string" calcext:value-type="string" table:number-columns-spanned="23" table:number-rows-spanned="1">
            <text:p>(прописью)</text:p>
          </table:table-cell>
          <table:covered-table-cell table:number-columns-repeated="22" table:style-name="ce239"/>
          <table:table-cell table:style-name="ce108" table:number-columns-repeated="14"/>
          <table:table-cell table:style-name="ce40" table:number-columns-repeated="11"/>
          <table:table-cell table:style-name="ce283"/>
          <table:table-cell table:style-name="ce108" table:number-columns-repeated="58"/>
          <table:table-cell table:style-name="ce40" table:number-columns-repeated="834"/>
        </table:table-row>
        <table:table-row table:style-name="ro24">
          <table:table-cell table:style-name="ce40" office:value-type="string" calcext:value-type="string">
            <text:p>Сдал</text:p>
          </table:table-cell>
          <table:table-cell table:style-name="ce40" table:number-columns-repeated="7"/>
          <table:table-cell table:style-name="ce221" office:value-type="string" calcext:value-type="string" table:number-columns-spanned="10" table:number-rows-spanned="1">
            <text:p>Охранник-контроллер</text:p>
          </table:table-cell>
          <table:covered-table-cell table:number-columns-repeated="9" table:style-name="ce221"/>
          <table:table-cell table:style-name="ce40" table:number-columns-repeated="2"/>
          <table:table-cell table:style-name="ce232" table:number-columns-spanned="11" table:number-rows-spanned="1"/>
          <table:covered-table-cell table:number-columns-repeated="10" table:style-name="ce232"/>
          <table:table-cell table:style-name="ce40" table:number-columns-repeated="2"/>
          <table:table-cell table:style-name="ce232" office:value-type="string" calcext:value-type="string" table:number-columns-spanned="17" table:number-rows-spanned="1">
            <text:p>Обухов Е.</text:p>
          </table:table-cell>
          <table:covered-table-cell table:number-columns-repeated="16" table:style-name="ce232"/>
          <table:table-cell table:style-name="ce40" table:number-columns-repeated="17"/>
          <table:table-cell table:style-name="ce283" office:value-type="string" calcext:value-type="string">
            <text:p>Сдал водитель-</text:p>
          </table:table-cell>
          <table:table-cell table:style-name="ce108" table:number-columns-repeated="52"/>
          <table:table-cell table:style-name="ce40" table:number-columns-repeated="11"/>
          <table:table-cell table:style-name="ce283"/>
          <table:table-cell table:style-name="ce108" table:number-columns-repeated="58"/>
          <table:table-cell table:style-name="ce40" table:number-columns-repeated="834"/>
        </table:table-row>
        <table:table-row table:style-name="ro16">
          <table:table-cell table:style-name="ce40" table:number-columns-repeated="8"/>
          <table:table-cell table:style-name="ce222" office:value-type="string" calcext:value-type="string" table:number-columns-spanned="10" table:number-rows-spanned="2">
            <text:p>(должность)</text:p>
          </table:table-cell>
          <table:covered-table-cell table:number-columns-repeated="9" table:style-name="ce222"/>
          <table:table-cell table:style-name="ce246" table:number-columns-repeated="2"/>
          <table:table-cell table:style-name="ce222" office:value-type="string" calcext:value-type="string" table:number-columns-spanned="11" table:number-rows-spanned="2">
            <text:p>(подпись)</text:p>
          </table:table-cell>
          <table:covered-table-cell table:number-columns-repeated="10" table:style-name="ce222"/>
          <table:table-cell table:style-name="ce246" table:number-columns-repeated="2"/>
          <table:table-cell table:style-name="ce222" office:value-type="string" calcext:value-type="string" table:number-columns-spanned="17" table:number-rows-spanned="2">
            <text:p>(расшифровка подписи)</text:p>
          </table:table-cell>
          <table:covered-table-cell table:number-columns-repeated="16" table:style-name="ce222"/>
          <table:table-cell table:style-name="ce40" table:number-columns-repeated="17"/>
          <table:table-cell table:style-name="ce283" office:value-type="string" calcext:value-type="string" table:number-columns-spanned="12" table:number-rows-spanned="2">
            <text:p>экспедитор</text:p>
          </table:table-cell>
          <table:covered-table-cell table:number-columns-repeated="11" table:style-name="ce108"/>
          <table:table-cell table:style-name="ce108"/>
          <table:table-cell table:style-name="ce118" table:number-columns-spanned="15" table:number-rows-spanned="2"/>
          <table:covered-table-cell table:number-columns-repeated="14" table:style-name="ce108"/>
          <table:table-cell table:style-name="ce108" table:number-columns-repeated="2"/>
          <table:table-cell table:style-name="ce118" office:value-type="string" calcext:value-type="string" table:number-columns-spanned="23" table:number-rows-spanned="2">
            <text:p>Назаров О.С.</text:p>
          </table:table-cell>
          <table:covered-table-cell table:number-columns-repeated="22" table:style-name="ce108"/>
          <table:table-cell table:style-name="ce40" table:number-columns-repeated="11"/>
          <table:table-cell table:style-name="ce282" office:value-type="string" calcext:value-type="string" table:number-columns-spanned="21" table:number-rows-spanned="2">
            <text:p><text:s/>Транспортные услуги</text:p>
          </table:table-cell>
          <table:covered-table-cell table:number-columns-repeated="20" table:style-name="ce284"/>
          <table:table-cell table:style-name="ce108"/>
          <table:table-cell table:style-name="ce118" table:number-columns-spanned="37" table:number-rows-spanned="2"/>
          <table:covered-table-cell table:number-columns-repeated="36" table:style-name="ce340"/>
          <table:table-cell table:style-name="ce40" table:number-columns-repeated="834"/>
        </table:table-row>
        <table:table-row table:style-name="ro19">
          <table:table-cell table:style-name="ce40" table:number-columns-repeated="8"/>
          <table:covered-table-cell table:number-columns-repeated="10" table:style-name="ce223"/>
          <table:table-cell table:style-name="ce182" table:number-columns-repeated="2"/>
          <table:covered-table-cell table:number-columns-repeated="11" table:style-name="ce223"/>
          <table:table-cell table:style-name="ce182" table:number-columns-repeated="2"/>
          <table:covered-table-cell table:number-columns-repeated="17" table:style-name="ce223"/>
          <table:table-cell table:style-name="ce40" table:number-columns-repeated="17"/>
          <table:covered-table-cell table:style-name="ce283"/>
          <table:covered-table-cell table:number-columns-repeated="11" table:style-name="ce108"/>
          <table:table-cell table:style-name="ce108"/>
          <table:covered-table-cell table:number-columns-repeated="15" table:style-name="ce118"/>
          <table:table-cell table:style-name="ce108" table:number-columns-repeated="2"/>
          <table:covered-table-cell table:number-columns-repeated="23" table:style-name="ce118"/>
          <table:table-cell table:style-name="ce40" table:number-columns-repeated="11"/>
          <table:covered-table-cell table:style-name="ce282"/>
          <table:covered-table-cell table:number-columns-repeated="20" table:style-name="ce284"/>
          <table:table-cell table:style-name="ce108"/>
          <table:covered-table-cell table:number-columns-repeated="37" table:style-name="ce339"/>
          <table:table-cell table:style-name="ce40" table:number-columns-repeated="834"/>
        </table:table-row>
        <table:table-row table:style-name="ro29">
          <table:table-cell table:style-name="ce186" office:value-type="string" calcext:value-type="string" table:number-columns-spanned="19" table:number-rows-spanned="2">
            <text:p>Принял водитель -</text:p>
          </table:table-cell>
          <table:covered-table-cell table:number-columns-repeated="18" table:style-name="ce40"/>
          <table:table-cell table:style-name="ce40" table:number-columns-repeated="48"/>
          <table:table-cell table:style-name="ce283"/>
          <table:table-cell table:style-name="ce108" table:number-columns-repeated="12"/>
          <table:table-cell table:style-name="ce222" office:value-type="string" calcext:value-type="string" table:number-columns-spanned="15" table:number-rows-spanned="2">
            <text:p>(подпись)</text:p>
          </table:table-cell>
          <table:covered-table-cell table:number-columns-repeated="14" table:style-name="ce222"/>
          <table:table-cell table:style-name="ce290" table:number-columns-repeated="2"/>
          <table:table-cell table:style-name="ce222" office:value-type="string" calcext:value-type="string" table:number-columns-spanned="23" table:number-rows-spanned="2">
            <text:p>(расшифровка подписи)</text:p>
          </table:table-cell>
          <table:covered-table-cell table:number-columns-repeated="22" table:style-name="ce222"/>
          <table:table-cell table:style-name="ce40" table:number-columns-repeated="11"/>
          <table:table-cell table:style-name="ce283"/>
          <table:table-cell table:style-name="ce118" table:number-columns-spanned="58" table:number-rows-spanned="2"/>
          <table:covered-table-cell table:number-columns-repeated="57" table:style-name="ce108"/>
          <table:table-cell table:style-name="ce40" table:number-columns-repeated="834"/>
        </table:table-row>
        <table:table-row table:style-name="ro30">
          <table:covered-table-cell table:number-columns-repeated="19" table:style-name="ce40"/>
          <table:table-cell table:style-name="ce40" table:number-columns-repeated="35"/>
          <table:table-cell table:style-name="ce279" office:value-type="string" calcext:value-type="string" table:number-columns-spanned="9" table:number-rows-spanned="4">
            <text:p>место для штампа</text:p>
          </table:table-cell>
          <table:covered-table-cell table:number-columns-repeated="8" table:style-name="ce280"/>
          <table:table-cell table:style-name="ce40" table:number-columns-repeated="4"/>
          <table:table-cell table:style-name="ce283"/>
          <table:table-cell table:style-name="ce108" table:number-columns-repeated="12"/>
          <table:covered-table-cell table:number-columns-repeated="15" table:style-name="ce223"/>
          <table:table-cell table:style-name="ce293" table:number-columns-repeated="2"/>
          <table:covered-table-cell table:number-columns-repeated="23" table:style-name="ce223"/>
          <table:table-cell table:style-name="ce40"/>
          <table:table-cell table:style-name="ce279" office:value-type="string" calcext:value-type="string" table:number-columns-spanned="9" table:number-rows-spanned="4">
            <text:p>место для штампа</text:p>
          </table:table-cell>
          <table:covered-table-cell table:number-columns-repeated="8" table:style-name="ce280"/>
          <table:table-cell table:style-name="ce40"/>
          <table:table-cell table:style-name="ce283"/>
          <table:covered-table-cell table:number-columns-repeated="58" table:style-name="ce118"/>
          <table:table-cell table:style-name="ce40" table:number-columns-repeated="834"/>
        </table:table-row>
        <table:table-row table:style-name="ro28">
          <table:table-cell table:style-name="ce40" office:value-type="string" calcext:value-type="string">
            <text:p>экспедитор</text:p>
          </table:table-cell>
          <table:table-cell table:style-name="ce40" table:number-columns-repeated="12"/>
          <table:table-cell table:style-name="ce232" office:value-type="string" calcext:value-type="string" table:number-columns-spanned="11" table:number-rows-spanned="1">
            <text:p>водитель</text:p>
          </table:table-cell>
          <table:covered-table-cell table:number-columns-repeated="10" table:style-name="ce232"/>
          <table:table-cell table:style-name="ce40" table:number-columns-repeated="2"/>
          <table:table-cell table:style-name="ce232" office:value-type="string" calcext:value-type="string" table:number-columns-spanned="22" table:number-rows-spanned="1">
            <text:p>Назаров О.С.</text:p>
          </table:table-cell>
          <table:covered-table-cell table:number-columns-repeated="21" table:style-name="ce232"/>
          <table:table-cell table:style-name="ce40" table:number-columns-repeated="6"/>
          <table:covered-table-cell table:number-columns-repeated="9" table:style-name="ce280"/>
          <table:table-cell table:style-name="ce40" table:number-columns-repeated="4"/>
          <table:table-cell table:style-name="ce282" office:value-type="string" calcext:value-type="string">
            <text:p>Принял</text:p>
          </table:table-cell>
          <table:table-cell table:style-name="ce108" table:number-columns-repeated="8"/>
          <table:table-cell table:style-name="ce221" office:value-type="string" calcext:value-type="string" table:number-columns-spanned="13" table:number-rows-spanned="1">
            <text:p>нач.ЦРМВ</text:p>
          </table:table-cell>
          <table:covered-table-cell table:number-columns-repeated="12" table:style-name="ce221"/>
          <table:table-cell table:style-name="ce108"/>
          <table:table-cell table:style-name="ce232" table:number-columns-spanned="12" table:number-rows-spanned="1"/>
          <table:covered-table-cell table:number-columns-repeated="11" table:style-name="ce232"/>
          <table:table-cell table:style-name="ce108"/>
          <table:table-cell table:style-name="ce232" office:value-type="string" calcext:value-type="string" table:number-columns-spanned="17" table:number-rows-spanned="1">
            <text:p>Попова В.Н.</text:p>
          </table:table-cell>
          <table:covered-table-cell table:number-columns-repeated="16" table:style-name="ce232"/>
          <table:table-cell table:style-name="ce307"/>
          <table:covered-table-cell table:number-columns-repeated="9" table:style-name="ce280"/>
          <table:table-cell table:style-name="ce315"/>
          <table:table-cell table:style-name="ce283"/>
          <table:table-cell table:style-name="ce264" table:number-columns-spanned="58" table:number-rows-spanned="1"/>
          <table:covered-table-cell table:number-columns-repeated="57" table:style-name="ce264"/>
          <table:table-cell table:style-name="ce40" table:number-columns-repeated="834"/>
        </table:table-row>
        <table:table-row table:style-name="ro31">
          <table:table-cell table:style-name="ce40" table:number-columns-repeated="13"/>
          <table:table-cell table:style-name="ce222" office:value-type="string" calcext:value-type="string" table:number-columns-spanned="11" table:number-rows-spanned="2">
            <text:p>(подпись)</text:p>
          </table:table-cell>
          <table:covered-table-cell table:number-columns-repeated="10" table:style-name="ce222"/>
          <table:table-cell table:style-name="ce246" table:number-columns-repeated="2"/>
          <table:table-cell table:style-name="ce222" office:value-type="string" calcext:value-type="string" table:number-columns-spanned="22" table:number-rows-spanned="2">
            <text:p>(расшифровка подписи)</text:p>
          </table:table-cell>
          <table:covered-table-cell table:number-columns-repeated="21" table:style-name="ce222"/>
          <table:table-cell table:style-name="ce40" table:number-columns-repeated="6"/>
          <table:covered-table-cell table:number-columns-repeated="9" table:style-name="ce280"/>
          <table:table-cell table:style-name="ce40" table:number-columns-repeated="4"/>
          <table:table-cell table:style-name="ce283"/>
          <table:table-cell table:style-name="ce108" table:number-columns-repeated="8"/>
          <table:table-cell table:style-name="ce289" office:value-type="string" calcext:value-type="string" table:number-columns-spanned="13" table:number-rows-spanned="2">
            <text:p>(должность)</text:p>
          </table:table-cell>
          <table:covered-table-cell table:number-columns-repeated="12" table:style-name="ce289"/>
          <table:table-cell table:style-name="ce290"/>
          <table:table-cell table:style-name="ce289" office:value-type="string" calcext:value-type="string" table:number-columns-spanned="12" table:number-rows-spanned="2">
            <text:p>(подпись)</text:p>
          </table:table-cell>
          <table:covered-table-cell table:number-columns-repeated="11" table:style-name="ce289"/>
          <table:table-cell table:style-name="ce290"/>
          <table:table-cell table:style-name="ce289" office:value-type="string" calcext:value-type="string" table:number-columns-spanned="17" table:number-rows-spanned="2">
            <text:p>(расшифровка подписи)</text:p>
          </table:table-cell>
          <table:covered-table-cell table:number-columns-repeated="16" table:style-name="ce289"/>
          <table:table-cell table:style-name="ce307"/>
          <table:covered-table-cell table:number-columns-repeated="9" table:style-name="ce280"/>
          <table:table-cell table:style-name="ce315"/>
          <table:table-cell table:style-name="ce283"/>
          <table:table-cell table:style-name="ce264" table:number-columns-spanned="58" table:number-rows-spanned="2"/>
          <table:covered-table-cell table:number-columns-repeated="57" table:style-name="ce322"/>
          <table:table-cell table:style-name="ce40" table:number-columns-repeated="834"/>
        </table:table-row>
        <table:table-row table:style-name="ro19">
          <table:table-cell table:style-name="ce40" table:number-columns-repeated="13"/>
          <table:covered-table-cell table:number-columns-repeated="11" table:style-name="ce223"/>
          <table:table-cell table:style-name="ce182" table:number-columns-repeated="2"/>
          <table:covered-table-cell table:number-columns-repeated="22" table:style-name="ce223"/>
          <table:table-cell table:style-name="ce40" table:number-columns-repeated="6"/>
          <table:covered-table-cell table:number-columns-repeated="9" table:style-name="ce280"/>
          <table:table-cell table:style-name="ce40" table:number-columns-repeated="3"/>
          <table:table-cell table:style-name="ce108" table:number-columns-repeated="10"/>
          <table:covered-table-cell table:number-columns-repeated="13" table:style-name="ce290"/>
          <table:table-cell table:style-name="ce293"/>
          <table:covered-table-cell table:number-columns-repeated="12" table:style-name="ce290"/>
          <table:table-cell table:style-name="ce293"/>
          <table:covered-table-cell table:number-columns-repeated="17" table:style-name="ce290"/>
          <table:table-cell table:style-name="ce307"/>
          <table:covered-table-cell table:number-columns-repeated="9" table:style-name="ce280"/>
          <table:table-cell table:style-name="ce315"/>
          <table:table-cell table:style-name="ce283"/>
          <table:covered-table-cell table:number-columns-repeated="58" table:style-name="ce118"/>
          <table:table-cell table:style-name="ce40" table:number-columns-repeated="834"/>
        </table:table-row>
        <table:table-row table:style-name="ro19">
          <table:table-cell table:style-name="ce40" table:number-columns-repeated="67"/>
          <table:table-cell table:style-name="ce108" table:number-columns-repeated="53"/>
          <table:table-cell table:style-name="ce40" table:number-columns-repeated="11"/>
          <table:table-cell table:style-name="ce108" table:number-columns-repeated="59"/>
          <table:table-cell table:style-name="ce40" table:number-columns-repeated="834"/>
        </table:table-row>
        <table:table-row table:style-name="ro24">
          <table:table-cell table:style-name="ce187" office:value-type="string" calcext:value-type="string" table:number-columns-spanned="190" table:number-rows-spanned="1">
            <text:p>П О Г Р У З О Ч Н О <text:s/>- <text:s/>Р А З Г Р У З О Ч Н Ы Е <text:s text:c="2"/>О П Е Р А Ц И И</text:p>
          </table:table-cell>
          <table:covered-table-cell table:number-columns-repeated="188" table:style-name="ce27"/>
          <table:covered-table-cell table:style-name="ce365"/>
          <table:table-cell table:style-name="ce40" table:number-columns-repeated="834"/>
        </table:table-row>
        <table:table-row table:style-name="ro27">
          <table:table-cell table:style-name="ce188" office:value-type="string" calcext:value-type="string" table:number-columns-spanned="10" table:number-rows-spanned="2">
            <text:p>операция</text:p>
          </table:table-cell>
          <table:covered-table-cell table:number-columns-repeated="8" table:style-name="ce206"/>
          <table:covered-table-cell table:style-name="ce228"/>
          <table:table-cell table:style-name="ce114" office:value-type="string" calcext:value-type="string" table:number-columns-spanned="26" table:number-rows-spanned="2">
            <text:p>исполнитель (автовладелец,</text:p>
            <text:p>получатель, отправитель)</text:p>
          </table:table-cell>
          <table:covered-table-cell table:number-columns-repeated="24" table:style-name="ce120"/>
          <table:covered-table-cell table:style-name="ce129"/>
          <table:table-cell table:style-name="ce114" office:value-type="string" calcext:value-type="string" table:number-columns-spanned="26" table:number-rows-spanned="2">
            <text:p>дополнительные операции</text:p>
            <text:p>(наименование, количество)</text:p>
          </table:table-cell>
          <table:covered-table-cell table:number-columns-repeated="24" table:style-name="ce120"/>
          <table:covered-table-cell table:style-name="ce129"/>
          <table:table-cell table:style-name="ce114" office:value-type="string" calcext:value-type="string" table:number-columns-spanned="28" table:number-rows-spanned="2">
            <text:p>механизм, грузоподъемность,</text:p>
            <text:p>емкость ковша</text:p>
          </table:table-cell>
          <table:covered-table-cell table:number-columns-repeated="26" table:style-name="ce120"/>
          <table:covered-table-cell table:style-name="ce129"/>
          <table:table-cell table:style-name="ce183" office:value-type="string" calcext:value-type="string" table:number-columns-spanned="41" table:number-rows-spanned="1">
            <text:p>способ</text:p>
          </table:table-cell>
          <table:covered-table-cell table:number-columns-repeated="39" table:style-name="ce203"/>
          <table:covered-table-cell table:style-name="ce265"/>
          <table:table-cell table:style-name="ce318" office:value-type="string" calcext:value-type="string" table:number-columns-spanned="29" table:number-rows-spanned="1">
            <text:p>дата (число, месяц), время,</text:p>
            <text:p>ч. мин.</text:p>
          </table:table-cell>
          <table:covered-table-cell table:number-columns-repeated="27" table:style-name="ce321"/>
          <table:covered-table-cell table:style-name="ce341"/>
          <table:table-cell table:style-name="ce114" office:value-type="string" calcext:value-type="string" table:number-columns-spanned="15" table:number-rows-spanned="2">
            <text:p>время допол-</text:p>
            <text:p>нительных</text:p>
            <text:p>операций, мин.</text:p>
          </table:table-cell>
          <table:covered-table-cell table:number-columns-repeated="13" table:style-name="ce120"/>
          <table:covered-table-cell table:style-name="ce129"/>
          <table:table-cell table:style-name="ce351" office:value-type="string" calcext:value-type="string" table:number-columns-spanned="15" table:number-rows-spanned="2">
            <text:p>подпись ответ-</text:p>
            <text:p>ственного лица</text:p>
          </table:table-cell>
          <table:covered-table-cell table:number-columns-repeated="13" table:style-name="ce120"/>
          <table:covered-table-cell table:style-name="ce366"/>
          <table:table-cell table:style-name="ce40" table:number-columns-repeated="834"/>
        </table:table-row>
        <table:table-row table:style-name="ro27">
          <table:covered-table-cell table:style-name="ce189"/>
          <table:covered-table-cell table:number-columns-repeated="8" table:style-name="ce207"/>
          <table:covered-table-cell table:style-name="ce229"/>
          <table:covered-table-cell table:style-name="ce116"/>
          <table:covered-table-cell table:number-columns-repeated="24" table:style-name="ce122"/>
          <table:covered-table-cell table:style-name="ce131"/>
          <table:covered-table-cell table:style-name="ce116"/>
          <table:covered-table-cell table:number-columns-repeated="24" table:style-name="ce122"/>
          <table:covered-table-cell table:style-name="ce131"/>
          <table:covered-table-cell table:style-name="ce116"/>
          <table:covered-table-cell table:number-columns-repeated="26" table:style-name="ce122"/>
          <table:covered-table-cell table:style-name="ce131"/>
          <table:table-cell table:style-name="ce114" office:value-type="string" calcext:value-type="string" table:number-columns-spanned="34" table:number-rows-spanned="1">
            <text:p>ручной, механизированный, наливом, самосвалом</text:p>
          </table:table-cell>
          <table:covered-table-cell table:number-columns-repeated="32" table:style-name="ce123"/>
          <table:covered-table-cell table:style-name="ce132"/>
          <table:table-cell table:style-name="ce183" office:value-type="string" calcext:value-type="string" table:number-columns-spanned="7" table:number-rows-spanned="1">
            <text:p>код</text:p>
          </table:table-cell>
          <table:covered-table-cell table:number-columns-repeated="5" table:style-name="ce203"/>
          <table:covered-table-cell table:style-name="ce265"/>
          <table:table-cell table:style-name="ce183" office:value-type="string" calcext:value-type="string" table:number-columns-spanned="15" table:number-rows-spanned="1">
            <text:p>прибытия</text:p>
          </table:table-cell>
          <table:covered-table-cell table:number-columns-repeated="13" table:style-name="ce203"/>
          <table:covered-table-cell table:style-name="ce265"/>
          <table:table-cell table:style-name="ce336" office:value-type="string" calcext:value-type="string" table:number-columns-spanned="14" table:number-rows-spanned="1">
            <text:p>убытия</text:p>
          </table:table-cell>
          <table:covered-table-cell table:number-columns-repeated="13" table:style-name="ce203"/>
          <table:covered-table-cell table:style-name="ce116"/>
          <table:covered-table-cell table:number-columns-repeated="13" table:style-name="ce122"/>
          <table:covered-table-cell table:style-name="ce131"/>
          <table:covered-table-cell table:style-name="ce116"/>
          <table:covered-table-cell table:number-columns-repeated="13" table:style-name="ce122"/>
          <table:covered-table-cell table:style-name="ce367"/>
          <table:table-cell table:style-name="ce40" table:number-columns-repeated="834"/>
        </table:table-row>
        <table:table-row table:style-name="ro28">
          <table:table-cell table:style-name="ce190" office:value-type="float" office:value="10" calcext:value-type="float" table:number-columns-spanned="10" table:number-rows-spanned="1">
            <text:p>10</text:p>
          </table:table-cell>
          <table:covered-table-cell table:number-columns-repeated="8" table:style-name="ce208"/>
          <table:covered-table-cell table:style-name="ce230"/>
          <table:table-cell table:style-name="ce184" office:value-type="float" office:value="11" calcext:value-type="float" table:number-columns-spanned="26" table:number-rows-spanned="1">
            <text:p>11</text:p>
          </table:table-cell>
          <table:covered-table-cell table:number-columns-repeated="24" table:style-name="ce208"/>
          <table:covered-table-cell table:style-name="ce230"/>
          <table:table-cell table:style-name="ce184" office:value-type="float" office:value="12" calcext:value-type="float" table:number-columns-spanned="26" table:number-rows-spanned="1">
            <text:p>12</text:p>
          </table:table-cell>
          <table:covered-table-cell table:number-columns-repeated="24" table:style-name="ce208"/>
          <table:covered-table-cell table:style-name="ce230"/>
          <table:table-cell table:style-name="ce184" office:value-type="float" office:value="13" calcext:value-type="float" table:number-columns-spanned="28" table:number-rows-spanned="1">
            <text:p>13</text:p>
          </table:table-cell>
          <table:covered-table-cell table:number-columns-repeated="26" table:style-name="ce208"/>
          <table:covered-table-cell table:style-name="ce230"/>
          <table:table-cell table:style-name="ce184" office:value-type="float" office:value="14" calcext:value-type="float" table:number-columns-spanned="34" table:number-rows-spanned="1">
            <text:p>14</text:p>
          </table:table-cell>
          <table:covered-table-cell table:number-columns-repeated="32" table:style-name="ce208"/>
          <table:covered-table-cell table:style-name="ce230"/>
          <table:table-cell table:style-name="ce226" office:value-type="float" office:value="15" calcext:value-type="float" table:number-columns-spanned="7" table:number-rows-spanned="1">
            <text:p>15</text:p>
          </table:table-cell>
          <table:covered-table-cell table:number-columns-repeated="5" table:style-name="ce213"/>
          <table:covered-table-cell table:style-name="ce219"/>
          <table:table-cell table:style-name="ce226" office:value-type="float" office:value="16" calcext:value-type="float" table:number-columns-spanned="15" table:number-rows-spanned="1">
            <text:p>16</text:p>
          </table:table-cell>
          <table:covered-table-cell table:number-columns-repeated="13" table:style-name="ce213"/>
          <table:covered-table-cell table:style-name="ce219"/>
          <table:table-cell table:style-name="ce226" office:value-type="float" office:value="17" calcext:value-type="float" table:number-columns-spanned="14" table:number-rows-spanned="1">
            <text:p>17</text:p>
          </table:table-cell>
          <table:covered-table-cell table:number-columns-repeated="12" table:style-name="ce213"/>
          <table:covered-table-cell table:style-name="ce219"/>
          <table:table-cell table:style-name="ce226" office:value-type="float" office:value="18" calcext:value-type="float" table:number-columns-spanned="15" table:number-rows-spanned="1">
            <text:p>18</text:p>
          </table:table-cell>
          <table:covered-table-cell table:number-columns-repeated="13" table:style-name="ce213"/>
          <table:covered-table-cell table:style-name="ce219"/>
          <table:table-cell table:style-name="ce352" office:value-type="float" office:value="19" calcext:value-type="float" table:number-columns-spanned="15" table:number-rows-spanned="1">
            <text:p>19</text:p>
          </table:table-cell>
          <table:covered-table-cell table:number-columns-repeated="13" table:style-name="ce208"/>
          <table:covered-table-cell table:style-name="ce368"/>
          <table:table-cell table:style-name="ce40" table:number-columns-repeated="834"/>
        </table:table-row>
        <table:table-row table:style-name="ro28">
          <table:table-cell table:style-name="ce191" office:value-type="string" calcext:value-type="string" table:number-columns-spanned="10" table:number-rows-spanned="1">
            <text:p>погрузка</text:p>
          </table:table-cell>
          <table:covered-table-cell table:number-columns-repeated="8" table:style-name="ce16"/>
          <table:covered-table-cell table:style-name="ce26"/>
          <table:table-cell table:style-name="ce231" table:number-columns-spanned="26" table:number-rows-spanned="1"/>
          <table:covered-table-cell table:number-columns-repeated="24" table:style-name="ce234"/>
          <table:covered-table-cell table:style-name="ce269"/>
          <table:table-cell table:style-name="ce231" table:number-columns-spanned="26" table:number-rows-spanned="1"/>
          <table:covered-table-cell table:number-columns-repeated="24" table:style-name="ce234"/>
          <table:covered-table-cell table:style-name="ce269"/>
          <table:table-cell table:style-name="ce231" table:number-columns-spanned="28" table:number-rows-spanned="1"/>
          <table:covered-table-cell table:number-columns-repeated="26" table:style-name="ce234"/>
          <table:covered-table-cell table:style-name="ce269"/>
          <table:table-cell table:style-name="ce297" table:number-columns-spanned="34" table:number-rows-spanned="1"/>
          <table:covered-table-cell table:number-columns-repeated="33" table:style-name="ce234"/>
          <table:table-cell table:style-name="ce311" table:number-columns-spanned="7" table:number-rows-spanned="1"/>
          <table:covered-table-cell table:number-columns-repeated="5" table:style-name="ce313"/>
          <table:covered-table-cell table:style-name="ce316"/>
          <table:table-cell table:style-name="ce319" table:number-columns-spanned="15" table:number-rows-spanned="1"/>
          <table:covered-table-cell table:number-columns-repeated="13" table:style-name="ce313"/>
          <table:covered-table-cell table:style-name="ce316"/>
          <table:table-cell table:style-name="ce319" table:number-columns-spanned="14" table:number-rows-spanned="1"/>
          <table:covered-table-cell table:number-columns-repeated="12" table:style-name="ce313"/>
          <table:covered-table-cell table:style-name="ce316"/>
          <table:table-cell table:style-name="ce308" table:number-columns-spanned="15" table:number-rows-spanned="1"/>
          <table:covered-table-cell table:number-columns-repeated="13" table:style-name="ce249"/>
          <table:covered-table-cell table:style-name="ce301"/>
          <table:table-cell table:style-name="ce353" table:number-columns-spanned="15" table:number-rows-spanned="1"/>
          <table:covered-table-cell table:number-columns-repeated="13" table:style-name="ce268"/>
          <table:covered-table-cell table:style-name="ce353"/>
          <table:table-cell table:style-name="ce40" table:number-columns-repeated="834"/>
        </table:table-row>
        <table:table-row table:style-name="ro28">
          <table:table-cell table:style-name="ce191" office:value-type="string" calcext:value-type="string" table:number-columns-spanned="10" table:number-rows-spanned="1">
            <text:p>разгрузка</text:p>
          </table:table-cell>
          <table:covered-table-cell table:number-columns-repeated="8" table:style-name="ce16"/>
          <table:covered-table-cell table:style-name="ce26"/>
          <table:table-cell table:style-name="ce231" table:number-columns-spanned="26" table:number-rows-spanned="1"/>
          <table:covered-table-cell table:number-columns-repeated="24" table:style-name="ce234"/>
          <table:covered-table-cell table:style-name="ce269"/>
          <table:table-cell table:style-name="ce231" table:number-columns-spanned="26" table:number-rows-spanned="1"/>
          <table:covered-table-cell table:number-columns-repeated="24" table:style-name="ce234"/>
          <table:covered-table-cell table:style-name="ce269"/>
          <table:table-cell table:style-name="ce231" table:number-columns-spanned="28" table:number-rows-spanned="1"/>
          <table:covered-table-cell table:number-columns-repeated="26" table:style-name="ce234"/>
          <table:covered-table-cell table:style-name="ce269"/>
          <table:table-cell table:style-name="ce297" table:number-columns-spanned="34" table:number-rows-spanned="1"/>
          <table:covered-table-cell table:number-columns-repeated="33" table:style-name="ce234"/>
          <table:table-cell table:style-name="ce312" table:number-columns-spanned="7" table:number-rows-spanned="1"/>
          <table:covered-table-cell table:number-columns-repeated="5" table:style-name="ce314"/>
          <table:covered-table-cell table:style-name="ce317"/>
          <table:table-cell table:style-name="ce320" table:number-columns-spanned="15" table:number-rows-spanned="1"/>
          <table:covered-table-cell table:number-columns-repeated="13" table:style-name="ce314"/>
          <table:covered-table-cell table:style-name="ce317"/>
          <table:table-cell table:style-name="ce320" table:number-columns-spanned="14" table:number-rows-spanned="1"/>
          <table:covered-table-cell table:number-columns-repeated="12" table:style-name="ce314"/>
          <table:covered-table-cell table:style-name="ce317"/>
          <table:table-cell table:style-name="ce310" table:number-columns-spanned="15" table:number-rows-spanned="1"/>
          <table:covered-table-cell table:number-columns-repeated="13" table:style-name="ce251"/>
          <table:covered-table-cell table:style-name="ce303"/>
          <table:table-cell table:style-name="ce353" table:number-columns-spanned="15" table:number-rows-spanned="1"/>
          <table:covered-table-cell table:number-columns-repeated="13" table:style-name="ce268"/>
          <table:covered-table-cell table:style-name="ce353"/>
          <table:table-cell table:style-name="ce40" table:number-columns-repeated="834"/>
        </table:table-row>
        <table:table-row table:style-name="ro19">
          <table:table-cell table:style-name="ce40" table:number-columns-repeated="1024"/>
        </table:table-row>
        <table:table-row table:style-name="ro24">
          <table:table-cell table:style-name="ce192" office:value-type="string" calcext:value-type="string" table:number-columns-spanned="143" table:number-rows-spanned="1">
            <text:p>П Р О Ч И Е <text:s text:c="2"/>С В Е Д Е Н И Я <text:s/>( з а п о л н я е т с я <text:s text:c="2"/>о р г а н и з а ц и е й , <text:s/>в л а д е л ь ц е м <text:s text:c="2"/>а в т о т р а н с п о р т а)</text:p>
          </table:table-cell>
          <table:covered-table-cell table:number-columns-repeated="141" table:style-name="ce209"/>
          <table:covered-table-cell table:style-name="ce330"/>
          <table:table-cell table:style-name="ce40" table:number-columns-repeated="881"/>
        </table:table-row>
        <table:table-row table:style-name="ro24">
          <table:table-cell table:style-name="ce193" office:value-type="string" calcext:value-type="string" table:number-columns-spanned="40" table:number-rows-spanned="1">
            <text:p>расстояние перевозки по группам дорог, км</text:p>
          </table:table-cell>
          <table:covered-table-cell table:number-columns-repeated="38" table:style-name="ce210"/>
          <table:covered-table-cell table:style-name="ce270"/>
          <table:table-cell table:style-name="ce114" office:value-type="string" calcext:value-type="string" table:number-columns-spanned="9" table:number-rows-spanned="3">
            <text:p>код экс-</text:p>
            <text:p>педиро-</text:p>
            <text:p>вания</text:p>
            <text:p>груза</text:p>
          </table:table-cell>
          <table:covered-table-cell table:number-columns-repeated="7" table:style-name="ce120"/>
          <table:covered-table-cell table:style-name="ce129"/>
          <table:table-cell table:style-name="ce278" office:value-type="string" calcext:value-type="string" table:number-columns-spanned="25" table:number-rows-spanned="1">
            <text:p>за транспортные услуги</text:p>
          </table:table-cell>
          <table:covered-table-cell table:number-columns-repeated="23" table:style-name="ce210"/>
          <table:covered-table-cell table:style-name="ce270"/>
          <table:table-cell table:style-name="ce114" office:value-type="string" calcext:value-type="string" table:number-columns-spanned="18" table:number-rows-spanned="3">
            <text:p>сумма штрафа за</text:p>
            <text:p>неправильное</text:p>
            <text:p>оформление до-</text:p>
            <text:p>кументов, руб. коп.</text:p>
          </table:table-cell>
          <table:covered-table-cell table:number-columns-repeated="16" table:style-name="ce120"/>
          <table:covered-table-cell table:style-name="ce129"/>
          <table:table-cell table:style-name="ce278" office:value-type="string" calcext:value-type="string" table:number-columns-spanned="27" table:number-rows-spanned="1">
            <text:p>поправочный коэффициент</text:p>
          </table:table-cell>
          <table:covered-table-cell table:number-columns-repeated="25" table:style-name="ce210"/>
          <table:covered-table-cell table:style-name="ce270"/>
          <table:table-cell table:style-name="ce306" office:value-type="string" calcext:value-type="string" table:number-columns-spanned="24" table:number-rows-spanned="1">
            <text:p>время простоя, ч. мин.</text:p>
          </table:table-cell>
          <table:covered-table-cell table:number-columns-repeated="22" table:style-name="ce210"/>
          <table:covered-table-cell table:style-name="ce331"/>
          <table:table-cell table:style-name="ce40" table:number-columns-repeated="8"/>
          <table:table-cell table:style-name="ce40" office:value-type="string" calcext:value-type="string">
            <text:p>Таксировка:</text:p>
          </table:table-cell>
          <table:table-cell table:style-name="ce40" table:number-columns-repeated="14"/>
          <table:table-cell table:style-name="ce232" table:number-columns-spanned="24" table:number-rows-spanned="1"/>
          <table:covered-table-cell table:number-columns-repeated="23" table:style-name="ce232"/>
          <table:table-cell table:style-name="ce40" table:number-columns-repeated="834"/>
        </table:table-row>
        <table:table-row table:style-name="ro12">
          <table:table-cell table:style-name="ce194" office:value-type="string" calcext:value-type="string" table:number-columns-spanned="8" table:number-rows-spanned="2">
            <text:p>всего</text:p>
          </table:table-cell>
          <table:covered-table-cell table:number-columns-repeated="6" table:style-name="ce211"/>
          <table:covered-table-cell table:style-name="ce217"/>
          <table:table-cell table:style-name="ce224" office:value-type="string" calcext:value-type="string" table:number-columns-spanned="8" table:number-rows-spanned="2">
            <text:p>в гор.</text:p>
          </table:table-cell>
          <table:covered-table-cell table:number-columns-repeated="6" table:style-name="ce211"/>
          <table:covered-table-cell table:style-name="ce217"/>
          <table:table-cell table:style-name="ce224" office:value-type="string" calcext:value-type="string" table:number-columns-spanned="8" table:number-rows-spanned="2">
            <text:p>I гр.</text:p>
          </table:table-cell>
          <table:covered-table-cell table:number-columns-repeated="6" table:style-name="ce211"/>
          <table:covered-table-cell table:style-name="ce217"/>
          <table:table-cell table:style-name="ce224" office:value-type="string" calcext:value-type="string" table:number-columns-spanned="8" table:number-rows-spanned="2">
            <text:p>II гр.</text:p>
          </table:table-cell>
          <table:covered-table-cell table:number-columns-repeated="6" table:style-name="ce211"/>
          <table:covered-table-cell table:style-name="ce217"/>
          <table:table-cell table:style-name="ce224" office:value-type="string" calcext:value-type="string" table:number-columns-spanned="8" table:number-rows-spanned="2">
            <text:p>III гр.</text:p>
          </table:table-cell>
          <table:covered-table-cell table:number-columns-repeated="6" table:style-name="ce211"/>
          <table:covered-table-cell table:style-name="ce217"/>
          <table:covered-table-cell table:style-name="ce115"/>
          <table:covered-table-cell table:number-columns-repeated="7" table:style-name="ce121"/>
          <table:covered-table-cell table:style-name="ce130"/>
          <table:table-cell table:style-name="ce224" office:value-type="string" calcext:value-type="string" table:number-columns-spanned="11" table:number-rows-spanned="2">
            <text:p>с клиента</text:p>
          </table:table-cell>
          <table:covered-table-cell table:number-columns-repeated="9" table:style-name="ce211"/>
          <table:covered-table-cell table:style-name="ce217"/>
          <table:table-cell table:style-name="ce241" office:value-type="string" calcext:value-type="string" table:number-columns-spanned="14" table:number-rows-spanned="2">
            <text:p>причитается</text:p>
            <text:p>водителю</text:p>
          </table:table-cell>
          <table:covered-table-cell table:number-columns-repeated="12" table:style-name="ce247"/>
          <table:covered-table-cell table:style-name="ce255"/>
          <table:covered-table-cell table:style-name="ce115"/>
          <table:covered-table-cell table:number-columns-repeated="16" table:style-name="ce121"/>
          <table:covered-table-cell table:style-name="ce130"/>
          <table:table-cell table:style-name="ce241" office:value-type="string" calcext:value-type="string" table:number-columns-spanned="13" table:number-rows-spanned="2">
            <text:p>расценка водителю</text:p>
          </table:table-cell>
          <table:covered-table-cell table:number-columns-repeated="11" table:style-name="ce247"/>
          <table:covered-table-cell table:style-name="ce255"/>
          <table:table-cell table:style-name="ce241" office:value-type="string" calcext:value-type="string" table:number-columns-spanned="14" table:number-rows-spanned="2">
            <text:p>основной</text:p>
            <text:p>тариф</text:p>
          </table:table-cell>
          <table:covered-table-cell table:number-columns-repeated="12" table:style-name="ce247"/>
          <table:covered-table-cell table:style-name="ce255"/>
          <table:table-cell table:style-name="ce241" office:value-type="string" calcext:value-type="string" table:number-columns-spanned="14" table:number-rows-spanned="2">
            <text:p>под погруз-</text:p>
            <text:p>кой</text:p>
          </table:table-cell>
          <table:covered-table-cell table:number-columns-repeated="12" table:style-name="ce247"/>
          <table:covered-table-cell table:style-name="ce255"/>
          <table:table-cell table:style-name="ce323" office:value-type="string" calcext:value-type="string" table:number-columns-spanned="10" table:number-rows-spanned="2">
            <text:p>под раз-</text:p>
            <text:p>грузкой</text:p>
          </table:table-cell>
          <table:covered-table-cell table:number-columns-repeated="8" table:style-name="ce247"/>
          <table:covered-table-cell table:style-name="ce332"/>
          <table:table-cell table:style-name="ce40" table:number-columns-repeated="2"/>
          <table:table-cell table:style-name="ce118" table:number-columns-spanned="45" table:number-rows-spanned="1"/>
          <table:covered-table-cell table:number-columns-repeated="44" table:style-name="ce118"/>
          <table:table-cell table:style-name="ce40" table:number-columns-repeated="834"/>
        </table:table-row>
        <table:table-row table:style-name="ro12">
          <table:covered-table-cell table:style-name="ce195"/>
          <table:covered-table-cell table:number-columns-repeated="6" table:style-name="ce212"/>
          <table:covered-table-cell table:style-name="ce218"/>
          <table:covered-table-cell table:style-name="ce225"/>
          <table:covered-table-cell table:number-columns-repeated="6" table:style-name="ce212"/>
          <table:covered-table-cell table:style-name="ce218"/>
          <table:covered-table-cell table:style-name="ce225"/>
          <table:covered-table-cell table:number-columns-repeated="6" table:style-name="ce212"/>
          <table:covered-table-cell table:style-name="ce218"/>
          <table:covered-table-cell table:style-name="ce225"/>
          <table:covered-table-cell table:number-columns-repeated="6" table:style-name="ce212"/>
          <table:covered-table-cell table:style-name="ce218"/>
          <table:covered-table-cell table:style-name="ce225"/>
          <table:covered-table-cell table:number-columns-repeated="6" table:style-name="ce212"/>
          <table:covered-table-cell table:style-name="ce218"/>
          <table:covered-table-cell table:style-name="ce116"/>
          <table:covered-table-cell table:number-columns-repeated="7" table:style-name="ce122"/>
          <table:covered-table-cell table:style-name="ce131"/>
          <table:covered-table-cell table:style-name="ce225"/>
          <table:covered-table-cell table:number-columns-repeated="9" table:style-name="ce212"/>
          <table:covered-table-cell table:style-name="ce218"/>
          <table:covered-table-cell table:style-name="ce242"/>
          <table:covered-table-cell table:number-columns-repeated="12" table:style-name="ce248"/>
          <table:covered-table-cell table:style-name="ce256"/>
          <table:covered-table-cell table:style-name="ce116"/>
          <table:covered-table-cell table:number-columns-repeated="16" table:style-name="ce122"/>
          <table:covered-table-cell table:style-name="ce131"/>
          <table:covered-table-cell table:style-name="ce242"/>
          <table:covered-table-cell table:number-columns-repeated="11" table:style-name="ce248"/>
          <table:covered-table-cell table:style-name="ce256"/>
          <table:covered-table-cell table:style-name="ce242"/>
          <table:covered-table-cell table:number-columns-repeated="12" table:style-name="ce248"/>
          <table:covered-table-cell table:style-name="ce256"/>
          <table:covered-table-cell table:style-name="ce242"/>
          <table:covered-table-cell table:number-columns-repeated="12" table:style-name="ce248"/>
          <table:covered-table-cell table:style-name="ce256"/>
          <table:covered-table-cell table:style-name="ce242"/>
          <table:covered-table-cell table:number-columns-repeated="8" table:style-name="ce248"/>
          <table:covered-table-cell table:style-name="ce333"/>
          <table:table-cell table:style-name="ce40" table:number-columns-repeated="2"/>
          <table:table-cell table:style-name="ce264" table:number-columns-spanned="45" table:number-rows-spanned="1"/>
          <table:covered-table-cell table:number-columns-repeated="44" table:style-name="ce264"/>
          <table:table-cell table:style-name="ce40" table:number-columns-repeated="834"/>
        </table:table-row>
        <table:table-row table:style-name="ro28">
          <table:table-cell table:style-name="ce196" office:value-type="float" office:value="20" calcext:value-type="float" table:number-columns-spanned="8" table:number-rows-spanned="1">
            <text:p>20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21" calcext:value-type="float" table:number-columns-spanned="8" table:number-rows-spanned="1">
            <text:p>21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22" calcext:value-type="float" table:number-columns-spanned="8" table:number-rows-spanned="1">
            <text:p>22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23" calcext:value-type="float" table:number-columns-spanned="8" table:number-rows-spanned="1">
            <text:p>23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24" calcext:value-type="float" table:number-columns-spanned="8" table:number-rows-spanned="1">
            <text:p>24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25" calcext:value-type="float" table:number-columns-spanned="9" table:number-rows-spanned="1">
            <text:p>25</text:p>
          </table:table-cell>
          <table:covered-table-cell table:number-columns-repeated="7" table:style-name="ce213"/>
          <table:covered-table-cell table:style-name="ce219"/>
          <table:table-cell table:style-name="ce226" office:value-type="float" office:value="26" calcext:value-type="float" table:number-columns-spanned="11" table:number-rows-spanned="1">
            <text:p>26</text:p>
          </table:table-cell>
          <table:covered-table-cell table:number-columns-repeated="9" table:style-name="ce213"/>
          <table:covered-table-cell table:style-name="ce219"/>
          <table:table-cell table:style-name="ce226" office:value-type="float" office:value="27" calcext:value-type="float" table:number-columns-spanned="14" table:number-rows-spanned="1">
            <text:p>27</text:p>
          </table:table-cell>
          <table:covered-table-cell table:number-columns-repeated="12" table:style-name="ce213"/>
          <table:covered-table-cell table:style-name="ce219"/>
          <table:table-cell table:style-name="ce226" office:value-type="float" office:value="28" calcext:value-type="float" table:number-columns-spanned="18" table:number-rows-spanned="1">
            <text:p>28</text:p>
          </table:table-cell>
          <table:covered-table-cell table:number-columns-repeated="16" table:style-name="ce213"/>
          <table:covered-table-cell table:style-name="ce219"/>
          <table:table-cell table:style-name="ce226" office:value-type="float" office:value="29" calcext:value-type="float" table:number-columns-spanned="13" table:number-rows-spanned="1">
            <text:p>29</text:p>
          </table:table-cell>
          <table:covered-table-cell table:number-columns-repeated="11" table:style-name="ce213"/>
          <table:covered-table-cell table:style-name="ce219"/>
          <table:table-cell table:style-name="ce226" office:value-type="float" office:value="30" calcext:value-type="float" table:number-columns-spanned="14" table:number-rows-spanned="1">
            <text:p>30</text:p>
          </table:table-cell>
          <table:covered-table-cell table:number-columns-repeated="12" table:style-name="ce213"/>
          <table:covered-table-cell table:style-name="ce219"/>
          <table:table-cell table:style-name="ce226" office:value-type="float" office:value="31" calcext:value-type="float" table:number-columns-spanned="14" table:number-rows-spanned="1">
            <text:p>31</text:p>
          </table:table-cell>
          <table:covered-table-cell table:number-columns-repeated="12" table:style-name="ce213"/>
          <table:covered-table-cell table:style-name="ce219"/>
          <table:table-cell table:style-name="ce324" office:value-type="float" office:value="32" calcext:value-type="float" table:number-columns-spanned="10" table:number-rows-spanned="1">
            <text:p>32</text:p>
          </table:table-cell>
          <table:covered-table-cell table:number-columns-repeated="8" table:style-name="ce213"/>
          <table:covered-table-cell table:style-name="ce334"/>
          <table:table-cell table:style-name="ce40" table:number-columns-repeated="2"/>
          <table:table-cell table:style-name="ce264" table:number-columns-spanned="45" table:number-rows-spanned="1"/>
          <table:covered-table-cell table:number-columns-repeated="44" table:style-name="ce264"/>
          <table:table-cell table:style-name="ce40" table:number-columns-repeated="834"/>
        </table:table-row>
        <table:table-row table:style-name="ro28">
          <table:table-cell table:style-name="ce197" table:number-columns-spanned="8" table:number-rows-spanned="1"/>
          <table:covered-table-cell table:number-columns-repeated="6" table:style-name="ce214"/>
          <table:covered-table-cell table:style-name="ce220"/>
          <table:table-cell table:style-name="ce227" table:number-columns-spanned="8" table:number-rows-spanned="1"/>
          <table:covered-table-cell table:number-columns-repeated="6" table:style-name="ce214"/>
          <table:covered-table-cell table:style-name="ce220"/>
          <table:table-cell table:style-name="ce227" table:number-columns-spanned="8" table:number-rows-spanned="1"/>
          <table:covered-table-cell table:number-columns-repeated="6" table:style-name="ce214"/>
          <table:covered-table-cell table:style-name="ce220"/>
          <table:table-cell table:style-name="ce227" table:number-columns-spanned="8" table:number-rows-spanned="1"/>
          <table:covered-table-cell table:number-columns-repeated="6" table:style-name="ce214"/>
          <table:covered-table-cell table:style-name="ce220"/>
          <table:table-cell table:style-name="ce227" table:number-columns-spanned="8" table:number-rows-spanned="1"/>
          <table:covered-table-cell table:number-columns-repeated="6" table:style-name="ce214"/>
          <table:covered-table-cell table:style-name="ce220"/>
          <table:table-cell table:style-name="ce271" table:number-columns-spanned="9" table:number-rows-spanned="1"/>
          <table:covered-table-cell table:number-columns-repeated="7" table:style-name="ce272"/>
          <table:covered-table-cell table:style-name="ce277"/>
          <table:table-cell table:style-name="ce227" table:number-columns-spanned="11" table:number-rows-spanned="1"/>
          <table:covered-table-cell table:number-columns-repeated="9" table:style-name="ce214"/>
          <table:covered-table-cell table:style-name="ce220"/>
          <table:table-cell table:style-name="ce227" table:number-columns-spanned="14" table:number-rows-spanned="1"/>
          <table:covered-table-cell table:number-columns-repeated="12" table:style-name="ce214"/>
          <table:covered-table-cell table:style-name="ce220"/>
          <table:table-cell table:style-name="ce227" table:number-columns-spanned="18" table:number-rows-spanned="1"/>
          <table:covered-table-cell table:number-columns-repeated="16" table:style-name="ce214"/>
          <table:covered-table-cell table:style-name="ce220"/>
          <table:table-cell table:style-name="ce227" table:number-columns-spanned="13" table:number-rows-spanned="1"/>
          <table:covered-table-cell table:number-columns-repeated="11" table:style-name="ce214"/>
          <table:covered-table-cell table:style-name="ce220"/>
          <table:table-cell table:style-name="ce227" table:number-columns-spanned="14" table:number-rows-spanned="1"/>
          <table:covered-table-cell table:number-columns-repeated="12" table:style-name="ce214"/>
          <table:covered-table-cell table:style-name="ce220"/>
          <table:table-cell table:style-name="ce227" table:number-columns-spanned="14" table:number-rows-spanned="1"/>
          <table:covered-table-cell table:number-columns-repeated="12" table:style-name="ce214"/>
          <table:covered-table-cell table:style-name="ce220"/>
          <table:table-cell table:style-name="ce325" table:number-columns-spanned="10" table:number-rows-spanned="1"/>
          <table:covered-table-cell table:number-columns-repeated="8" table:style-name="ce214"/>
          <table:covered-table-cell table:style-name="ce335"/>
          <table:table-cell table:style-name="ce40" table:number-columns-repeated="2"/>
          <table:table-cell table:style-name="ce264" table:number-columns-spanned="45" table:number-rows-spanned="1"/>
          <table:covered-table-cell table:number-columns-repeated="44" table:style-name="ce264"/>
          <table:table-cell table:style-name="ce40" table:number-columns-repeated="834"/>
        </table:table-row>
        <table:table-row table:style-name="ro32">
          <table:table-cell table:style-name="ce40" table:number-columns-repeated="1024"/>
        </table:table-row>
        <table:table-row table:style-name="ro27">
          <table:table-cell table:style-name="ce198" office:value-type="string" calcext:value-type="string" table:number-columns-spanned="17" table:number-rows-spanned="3">
            <text:p>Расчет</text:p>
            <text:p>стоимости</text:p>
          </table:table-cell>
          <table:covered-table-cell table:number-columns-repeated="15" table:style-name="ce120"/>
          <table:covered-table-cell table:style-name="ce129"/>
          <table:table-cell table:style-name="ce241" office:value-type="string" calcext:value-type="string" table:number-columns-spanned="8" table:number-rows-spanned="2">
            <text:p>За тонны</text:p>
          </table:table-cell>
          <table:covered-table-cell table:number-columns-repeated="6" table:style-name="ce247"/>
          <table:covered-table-cell table:style-name="ce255"/>
          <table:table-cell table:style-name="ce241" office:value-type="string" calcext:value-type="string" table:number-columns-spanned="9" table:number-rows-spanned="2">
            <text:p>За тонно-км</text:p>
          </table:table-cell>
          <table:covered-table-cell table:number-columns-repeated="7" table:style-name="ce247"/>
          <table:covered-table-cell table:style-name="ce255"/>
          <table:table-cell table:style-name="ce241" office:value-type="string" calcext:value-type="string" table:number-columns-spanned="14" table:number-rows-spanned="2">
            <text:p>Погрузочно- разгрузочные работы, тонн</text:p>
          </table:table-cell>
          <table:covered-table-cell table:number-columns-repeated="12" table:style-name="ce247"/>
          <table:covered-table-cell table:style-name="ce255"/>
          <table:table-cell table:style-name="ce241" office:value-type="string" calcext:value-type="string" table:number-columns-spanned="14" table:number-rows-spanned="2">
            <text:p>Недогрузка автомобиля и прицепа</text:p>
          </table:table-cell>
          <table:covered-table-cell table:number-columns-repeated="12" table:style-name="ce247"/>
          <table:covered-table-cell table:style-name="ce255"/>
          <table:table-cell table:style-name="ce241" office:value-type="string" calcext:value-type="string" table:number-columns-spanned="11" table:number-rows-spanned="2">
            <text:p>Экспеди- рование</text:p>
          </table:table-cell>
          <table:covered-table-cell table:number-columns-repeated="9" table:style-name="ce247"/>
          <table:covered-table-cell table:style-name="ce255"/>
          <table:table-cell table:style-name="ce241" office:value-type="string" calcext:value-type="string" table:number-columns-spanned="21" table:number-rows-spanned="1">
            <text:p>Сверхнормативный простой, ч. мин. при</text:p>
          </table:table-cell>
          <table:covered-table-cell table:number-columns-repeated="19" table:style-name="ce287"/>
          <table:covered-table-cell table:style-name="ce299"/>
          <table:table-cell table:style-name="ce241" office:value-type="string" calcext:value-type="string" table:number-columns-spanned="9" table:number-rows-spanned="2">
            <text:p>За сроч- ность заказа</text:p>
          </table:table-cell>
          <table:covered-table-cell table:number-columns-repeated="7" table:style-name="ce247"/>
          <table:covered-table-cell table:style-name="ce255"/>
          <table:table-cell table:style-name="ce241" office:value-type="string" calcext:value-type="string" table:number-columns-spanned="11" table:number-rows-spanned="2">
            <text:p>За специ- альный транспорт</text:p>
          </table:table-cell>
          <table:covered-table-cell table:number-columns-repeated="9" table:style-name="ce247"/>
          <table:covered-table-cell table:style-name="ce255"/>
          <table:table-cell table:style-name="ce241" office:value-type="string" calcext:value-type="string" table:number-columns-spanned="9" table:number-rows-spanned="2">
            <text:p>Прочие доплаты</text:p>
          </table:table-cell>
          <table:covered-table-cell table:number-columns-repeated="7" table:style-name="ce247"/>
          <table:covered-table-cell table:style-name="ce255"/>
          <table:table-cell table:style-name="ce241" office:value-type="string" calcext:value-type="string" table:number-columns-spanned="9" table:number-rows-spanned="2">
            <text:p>Всего</text:p>
          </table:table-cell>
          <table:covered-table-cell table:number-columns-repeated="7" table:style-name="ce247"/>
          <table:covered-table-cell table:style-name="ce255"/>
          <table:table-cell table:style-name="ce40" table:number-columns-repeated="2"/>
          <table:table-cell table:style-name="ce118" table:number-columns-spanned="56" table:number-rows-spanned="1"/>
          <table:covered-table-cell table:number-columns-repeated="55" table:style-name="ce118"/>
          <table:table-cell table:style-name="ce40" table:number-columns-repeated="834"/>
        </table:table-row>
        <table:table-row table:style-name="ro24">
          <table:covered-table-cell table:style-name="ce199"/>
          <table:covered-table-cell table:number-columns-repeated="15" table:style-name="ce121"/>
          <table:covered-table-cell table:style-name="ce130"/>
          <table:covered-table-cell table:style-name="ce242"/>
          <table:covered-table-cell table:number-columns-repeated="6" table:style-name="ce248"/>
          <table:covered-table-cell table:style-name="ce256"/>
          <table:covered-table-cell table:style-name="ce242"/>
          <table:covered-table-cell table:number-columns-repeated="7" table:style-name="ce248"/>
          <table:covered-table-cell table:style-name="ce256"/>
          <table:covered-table-cell table:style-name="ce242"/>
          <table:covered-table-cell table:number-columns-repeated="12" table:style-name="ce248"/>
          <table:covered-table-cell table:style-name="ce256"/>
          <table:covered-table-cell table:style-name="ce242"/>
          <table:covered-table-cell table:number-columns-repeated="12" table:style-name="ce248"/>
          <table:covered-table-cell table:style-name="ce256"/>
          <table:covered-table-cell table:style-name="ce242"/>
          <table:covered-table-cell table:number-columns-repeated="9" table:style-name="ce248"/>
          <table:covered-table-cell table:style-name="ce256"/>
          <table:table-cell table:style-name="ce224" office:value-type="string" calcext:value-type="string" table:number-columns-spanned="11" table:number-rows-spanned="1">
            <text:p>погрузке</text:p>
          </table:table-cell>
          <table:covered-table-cell table:number-columns-repeated="9" table:style-name="ce288"/>
          <table:covered-table-cell table:style-name="ce292"/>
          <table:table-cell table:style-name="ce224" office:value-type="string" calcext:value-type="string" table:number-columns-spanned="10" table:number-rows-spanned="1">
            <text:p>разгрузке</text:p>
          </table:table-cell>
          <table:covered-table-cell table:number-columns-repeated="8" table:style-name="ce288"/>
          <table:covered-table-cell table:style-name="ce292"/>
          <table:covered-table-cell table:style-name="ce242"/>
          <table:covered-table-cell table:number-columns-repeated="7" table:style-name="ce248"/>
          <table:covered-table-cell table:style-name="ce256"/>
          <table:covered-table-cell table:style-name="ce242"/>
          <table:covered-table-cell table:number-columns-repeated="9" table:style-name="ce248"/>
          <table:covered-table-cell table:style-name="ce256"/>
          <table:covered-table-cell table:style-name="ce242"/>
          <table:covered-table-cell table:number-columns-repeated="7" table:style-name="ce248"/>
          <table:covered-table-cell table:style-name="ce256"/>
          <table:covered-table-cell table:style-name="ce242"/>
          <table:covered-table-cell table:number-columns-repeated="7" table:style-name="ce248"/>
          <table:covered-table-cell table:style-name="ce256"/>
          <table:table-cell table:style-name="ce40" table:number-columns-repeated="2"/>
          <table:table-cell table:style-name="ce264" table:number-columns-spanned="56" table:number-rows-spanned="1"/>
          <table:covered-table-cell table:number-columns-repeated="55" table:style-name="ce264"/>
          <table:table-cell table:style-name="ce40" table:number-columns-repeated="834"/>
        </table:table-row>
        <table:table-row table:style-name="ro1">
          <table:covered-table-cell table:style-name="ce200"/>
          <table:covered-table-cell table:number-columns-repeated="15" table:style-name="ce122"/>
          <table:covered-table-cell table:style-name="ce131"/>
          <table:table-cell table:style-name="ce226" office:value-type="float" office:value="33" calcext:value-type="float" table:number-columns-spanned="8" table:number-rows-spanned="1">
            <text:p>33</text:p>
          </table:table-cell>
          <table:covered-table-cell table:number-columns-repeated="6" table:style-name="ce213"/>
          <table:covered-table-cell table:style-name="ce219"/>
          <table:table-cell table:style-name="ce226" office:value-type="float" office:value="34" calcext:value-type="float" table:number-columns-spanned="9" table:number-rows-spanned="1">
            <text:p>34</text:p>
          </table:table-cell>
          <table:covered-table-cell table:number-columns-repeated="7" table:style-name="ce213"/>
          <table:covered-table-cell table:style-name="ce219"/>
          <table:table-cell table:style-name="ce226" office:value-type="float" office:value="35" calcext:value-type="float" table:number-columns-spanned="14" table:number-rows-spanned="1">
            <text:p>35</text:p>
          </table:table-cell>
          <table:covered-table-cell table:number-columns-repeated="12" table:style-name="ce213"/>
          <table:covered-table-cell table:style-name="ce219"/>
          <table:table-cell table:style-name="ce226" office:value-type="float" office:value="36" calcext:value-type="float" table:number-columns-spanned="14" table:number-rows-spanned="1">
            <text:p>36</text:p>
          </table:table-cell>
          <table:covered-table-cell table:number-columns-repeated="12" table:style-name="ce213"/>
          <table:covered-table-cell table:style-name="ce219"/>
          <table:table-cell table:style-name="ce226" office:value-type="float" office:value="37" calcext:value-type="float" table:number-columns-spanned="11" table:number-rows-spanned="1">
            <text:p>37</text:p>
          </table:table-cell>
          <table:covered-table-cell table:number-columns-repeated="9" table:style-name="ce213"/>
          <table:covered-table-cell table:style-name="ce219"/>
          <table:table-cell table:style-name="ce226" office:value-type="float" office:value="38" calcext:value-type="float" table:number-columns-spanned="11" table:number-rows-spanned="1">
            <text:p>38</text:p>
          </table:table-cell>
          <table:covered-table-cell table:number-columns-repeated="9" table:style-name="ce213"/>
          <table:covered-table-cell table:style-name="ce219"/>
          <table:table-cell table:style-name="ce226" office:value-type="float" office:value="39" calcext:value-type="float" table:number-columns-spanned="10" table:number-rows-spanned="1">
            <text:p>39</text:p>
          </table:table-cell>
          <table:covered-table-cell table:number-columns-repeated="8" table:style-name="ce213"/>
          <table:covered-table-cell table:style-name="ce219"/>
          <table:table-cell table:style-name="ce226" office:value-type="float" office:value="40" calcext:value-type="float" table:number-columns-spanned="9" table:number-rows-spanned="1">
            <text:p>40</text:p>
          </table:table-cell>
          <table:covered-table-cell table:number-columns-repeated="7" table:style-name="ce213"/>
          <table:covered-table-cell table:style-name="ce219"/>
          <table:table-cell table:style-name="ce226" office:value-type="float" office:value="41" calcext:value-type="float" table:number-columns-spanned="11" table:number-rows-spanned="1">
            <text:p>41</text:p>
          </table:table-cell>
          <table:covered-table-cell table:number-columns-repeated="9" table:style-name="ce213"/>
          <table:covered-table-cell table:style-name="ce219"/>
          <table:table-cell table:style-name="ce226" office:value-type="float" office:value="42" calcext:value-type="float" table:number-columns-spanned="9" table:number-rows-spanned="1">
            <text:p>42</text:p>
          </table:table-cell>
          <table:covered-table-cell table:number-columns-repeated="7" table:style-name="ce213"/>
          <table:covered-table-cell table:style-name="ce219"/>
          <table:table-cell table:style-name="ce226" office:value-type="float" office:value="43" calcext:value-type="float" table:number-columns-spanned="9" table:number-rows-spanned="1">
            <text:p>43</text:p>
          </table:table-cell>
          <table:covered-table-cell table:number-columns-repeated="7" table:style-name="ce213"/>
          <table:covered-table-cell table:style-name="ce219"/>
          <table:table-cell table:style-name="ce40" table:number-columns-repeated="2"/>
          <table:table-cell table:style-name="ce264" table:number-columns-spanned="56" table:number-rows-spanned="1"/>
          <table:covered-table-cell table:number-columns-repeated="55" table:style-name="ce264"/>
          <table:table-cell table:style-name="ce40" table:number-columns-repeated="834"/>
        </table:table-row>
        <table:table-row table:style-name="ro28">
          <table:table-cell table:style-name="ce201" office:value-type="string" calcext:value-type="string" table:number-columns-spanned="17" table:number-rows-spanned="1">
            <text:p>Выполнено</text:p>
          </table:table-cell>
          <table:covered-table-cell table:number-columns-repeated="16" table:style-name="ce210"/>
          <table:table-cell table:style-name="ce243" table:number-columns-spanned="8" table:number-rows-spanned="1"/>
          <table:covered-table-cell table:number-columns-repeated="6" table:style-name="ce249"/>
          <table:covered-table-cell table:style-name="ce257"/>
          <table:table-cell table:style-name="ce260" table:number-columns-spanned="9" table:number-rows-spanned="1"/>
          <table:covered-table-cell table:number-columns-repeated="7" table:style-name="ce249"/>
          <table:covered-table-cell table:style-name="ce257"/>
          <table:table-cell table:style-name="ce260" table:number-columns-spanned="14" table:number-rows-spanned="1"/>
          <table:covered-table-cell table:number-columns-repeated="12" table:style-name="ce249"/>
          <table:covered-table-cell table:style-name="ce257"/>
          <table:table-cell table:style-name="ce260" table:number-columns-spanned="14" table:number-rows-spanned="1"/>
          <table:covered-table-cell table:number-columns-repeated="12" table:style-name="ce249"/>
          <table:covered-table-cell table:style-name="ce257"/>
          <table:table-cell table:style-name="ce260" table:number-columns-spanned="11" table:number-rows-spanned="1"/>
          <table:covered-table-cell table:number-columns-repeated="9" table:style-name="ce249"/>
          <table:covered-table-cell table:style-name="ce257"/>
          <table:table-cell table:style-name="ce260" table:number-columns-spanned="11" table:number-rows-spanned="1"/>
          <table:covered-table-cell table:number-columns-repeated="9" table:style-name="ce249"/>
          <table:covered-table-cell table:style-name="ce257"/>
          <table:table-cell table:style-name="ce260" table:number-columns-spanned="10" table:number-rows-spanned="1"/>
          <table:covered-table-cell table:number-columns-repeated="8" table:style-name="ce249"/>
          <table:covered-table-cell table:style-name="ce257"/>
          <table:table-cell table:style-name="ce260" table:number-columns-spanned="9" table:number-rows-spanned="1"/>
          <table:covered-table-cell table:number-columns-repeated="7" table:style-name="ce249"/>
          <table:covered-table-cell table:style-name="ce257"/>
          <table:table-cell table:style-name="ce260" table:number-columns-spanned="11" table:number-rows-spanned="1"/>
          <table:covered-table-cell table:number-columns-repeated="9" table:style-name="ce249"/>
          <table:covered-table-cell table:style-name="ce257"/>
          <table:table-cell table:style-name="ce260" table:number-columns-spanned="9" table:number-rows-spanned="1"/>
          <table:covered-table-cell table:number-columns-repeated="7" table:style-name="ce249"/>
          <table:covered-table-cell table:style-name="ce257"/>
          <table:table-cell table:style-name="ce308" table:number-columns-spanned="9" table:number-rows-spanned="1"/>
          <table:covered-table-cell table:number-columns-repeated="7" table:style-name="ce249"/>
          <table:covered-table-cell table:style-name="ce301"/>
          <table:table-cell table:style-name="ce40" table:number-columns-repeated="3"/>
          <table:table-cell table:style-name="ce180" office:value-type="string" calcext:value-type="string">
            <text:p>Таксировщик</text:p>
          </table:table-cell>
          <table:table-cell table:style-name="ce322" table:number-columns-repeated="13"/>
          <table:table-cell table:style-name="ce305" table:number-columns-spanned="12" table:number-rows-spanned="1"/>
          <table:covered-table-cell table:number-columns-repeated="11" table:style-name="ce305"/>
          <table:table-cell table:style-name="ce180" table:number-columns-repeated="2"/>
          <table:table-cell table:style-name="ce305" table:number-columns-spanned="27" table:number-rows-spanned="1"/>
          <table:covered-table-cell table:number-columns-repeated="26" table:style-name="ce305"/>
          <table:table-cell table:style-name="ce40" table:number-columns-repeated="834"/>
        </table:table-row>
        <table:table-row table:style-name="ro28">
          <table:table-cell table:style-name="ce201" office:value-type="string" calcext:value-type="string" table:number-columns-spanned="17" table:number-rows-spanned="1">
            <text:p>Расценка, руб. коп.</text:p>
          </table:table-cell>
          <table:covered-table-cell table:number-columns-repeated="16" table:style-name="ce210"/>
          <table:table-cell table:style-name="ce244" table:number-columns-spanned="8" table:number-rows-spanned="1"/>
          <table:covered-table-cell table:number-columns-repeated="6" table:style-name="ce250"/>
          <table:covered-table-cell table:style-name="ce258"/>
          <table:table-cell table:style-name="ce261" table:number-columns-spanned="9" table:number-rows-spanned="1"/>
          <table:covered-table-cell table:number-columns-repeated="7" table:style-name="ce250"/>
          <table:covered-table-cell table:style-name="ce258"/>
          <table:table-cell table:style-name="ce261" table:number-columns-spanned="14" table:number-rows-spanned="1"/>
          <table:covered-table-cell table:number-columns-repeated="12" table:style-name="ce250"/>
          <table:covered-table-cell table:style-name="ce258"/>
          <table:table-cell table:style-name="ce261" table:number-columns-spanned="14" table:number-rows-spanned="1"/>
          <table:covered-table-cell table:number-columns-repeated="12" table:style-name="ce250"/>
          <table:covered-table-cell table:style-name="ce258"/>
          <table:table-cell table:style-name="ce261" table:number-columns-spanned="11" table:number-rows-spanned="1"/>
          <table:covered-table-cell table:number-columns-repeated="9" table:style-name="ce250"/>
          <table:covered-table-cell table:style-name="ce258"/>
          <table:table-cell table:style-name="ce261" table:number-columns-spanned="11" table:number-rows-spanned="1"/>
          <table:covered-table-cell table:number-columns-repeated="9" table:style-name="ce250"/>
          <table:covered-table-cell table:style-name="ce258"/>
          <table:table-cell table:style-name="ce261" table:number-columns-spanned="10" table:number-rows-spanned="1"/>
          <table:covered-table-cell table:number-columns-repeated="8" table:style-name="ce250"/>
          <table:covered-table-cell table:style-name="ce258"/>
          <table:table-cell table:style-name="ce261" table:number-columns-spanned="9" table:number-rows-spanned="1"/>
          <table:covered-table-cell table:number-columns-repeated="7" table:style-name="ce250"/>
          <table:covered-table-cell table:style-name="ce258"/>
          <table:table-cell table:style-name="ce261" table:number-columns-spanned="11" table:number-rows-spanned="1"/>
          <table:covered-table-cell table:number-columns-repeated="9" table:style-name="ce250"/>
          <table:covered-table-cell table:style-name="ce258"/>
          <table:table-cell table:style-name="ce261" table:number-columns-spanned="9" table:number-rows-spanned="1"/>
          <table:covered-table-cell table:number-columns-repeated="7" table:style-name="ce250"/>
          <table:covered-table-cell table:style-name="ce258"/>
          <table:table-cell table:style-name="ce309" table:number-columns-spanned="9" table:number-rows-spanned="1"/>
          <table:covered-table-cell table:number-columns-repeated="7" table:style-name="ce250"/>
          <table:covered-table-cell table:style-name="ce302"/>
          <table:table-cell table:style-name="ce40" table:number-columns-repeated="17"/>
          <table:table-cell table:style-name="ce289" office:value-type="string" calcext:value-type="string" table:number-columns-spanned="12" table:number-rows-spanned="1">
            <text:p>(подпись)</text:p>
          </table:table-cell>
          <table:covered-table-cell table:number-columns-repeated="11" table:style-name="ce289"/>
          <table:table-cell table:style-name="ce246" table:number-columns-repeated="2"/>
          <table:table-cell table:style-name="ce289" office:value-type="string" calcext:value-type="string" table:number-columns-spanned="27" table:number-rows-spanned="1">
            <text:p>(расшифровка подписи)</text:p>
          </table:table-cell>
          <table:covered-table-cell table:number-columns-repeated="26" table:style-name="ce289"/>
          <table:table-cell table:style-name="ce40" table:number-columns-repeated="834"/>
        </table:table-row>
        <table:table-row table:style-name="ro28">
          <table:table-cell table:style-name="ce202" office:value-type="string" calcext:value-type="string" table:number-columns-spanned="17" table:number-rows-spanned="1">
            <text:p>К оплате, руб. коп.</text:p>
          </table:table-cell>
          <table:covered-table-cell table:number-columns-repeated="15" table:style-name="ce203"/>
          <table:covered-table-cell table:style-name="ce240"/>
          <table:table-cell table:style-name="ce245" table:number-columns-spanned="8" table:number-rows-spanned="1"/>
          <table:covered-table-cell table:number-columns-repeated="6" table:style-name="ce251"/>
          <table:covered-table-cell table:style-name="ce259"/>
          <table:table-cell table:style-name="ce262" table:number-columns-spanned="9" table:number-rows-spanned="1"/>
          <table:covered-table-cell table:number-columns-repeated="7" table:style-name="ce251"/>
          <table:covered-table-cell table:style-name="ce259"/>
          <table:table-cell table:style-name="ce262" table:number-columns-spanned="14" table:number-rows-spanned="1"/>
          <table:covered-table-cell table:number-columns-repeated="12" table:style-name="ce251"/>
          <table:covered-table-cell table:style-name="ce259"/>
          <table:table-cell table:style-name="ce262" table:number-columns-spanned="14" table:number-rows-spanned="1"/>
          <table:covered-table-cell table:number-columns-repeated="12" table:style-name="ce251"/>
          <table:covered-table-cell table:style-name="ce259"/>
          <table:table-cell table:style-name="ce262" table:number-columns-spanned="11" table:number-rows-spanned="1"/>
          <table:covered-table-cell table:number-columns-repeated="9" table:style-name="ce251"/>
          <table:covered-table-cell table:style-name="ce259"/>
          <table:table-cell table:style-name="ce262" table:number-columns-spanned="11" table:number-rows-spanned="1"/>
          <table:covered-table-cell table:number-columns-repeated="9" table:style-name="ce251"/>
          <table:covered-table-cell table:style-name="ce259"/>
          <table:table-cell table:style-name="ce262" table:number-columns-spanned="10" table:number-rows-spanned="1"/>
          <table:covered-table-cell table:number-columns-repeated="8" table:style-name="ce251"/>
          <table:covered-table-cell table:style-name="ce259"/>
          <table:table-cell table:style-name="ce262" table:number-columns-spanned="9" table:number-rows-spanned="1"/>
          <table:covered-table-cell table:number-columns-repeated="7" table:style-name="ce251"/>
          <table:covered-table-cell table:style-name="ce259"/>
          <table:table-cell table:style-name="ce262" table:number-columns-spanned="11" table:number-rows-spanned="1"/>
          <table:covered-table-cell table:number-columns-repeated="9" table:style-name="ce251"/>
          <table:covered-table-cell table:style-name="ce259"/>
          <table:table-cell table:style-name="ce262" table:number-columns-spanned="9" table:number-rows-spanned="1"/>
          <table:covered-table-cell table:number-columns-repeated="7" table:style-name="ce251"/>
          <table:covered-table-cell table:style-name="ce259"/>
          <table:table-cell table:style-name="ce310" table:number-columns-spanned="9" table:number-rows-spanned="1"/>
          <table:covered-table-cell table:number-columns-repeated="7" table:style-name="ce251"/>
          <table:covered-table-cell table:style-name="ce303"/>
          <table:table-cell table:style-name="ce40" table:number-columns-repeated="892"/>
        </table:table-row>
        <table:table-row table:style-name="ro18" table:number-rows-repeated="104851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стр1.$A$1" table:cell-range-address="$стр2.$A$1:.$GH$6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7cm" fo:margin-left="0.801cm" fo:margin-right="1cm" style:first-page-number="continue" style:scale-to="100%" style:writing-mode="lr-tb"/>
      <style:header-style>
        <style:header-footer-properties fo:min-height="0.75cm" fo:margin-left="1.099cm" fo:margin-right="0.9cm" fo:margin-bottom="0cm"/>
      </style:header-style>
      <style:footer-style>
        <style:header-footer-properties fo:min-height="0.75cm" fo:margin-left="1.09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89cm" fo:margin-bottom="0.7cm" fo:margin-left="1.499cm" fo:margin-right="1cm" style:first-page-number="continue" style:scale-to="100%" style:writing-mode="lr-tb"/>
      <style:header-style>
        <style:header-footer-properties fo:min-height="0.75cm" fo:margin-left="0.4cm" fo:margin-right="0.9cm" fo:margin-bottom="0cm"/>
      </style:header-style>
      <style:footer-style>
        <style:header-footer-properties fo:min-height="0.75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2" style:display-name="PageStyle_стр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ultantPlus</meta:initial-creator>
    <meta:creation-date>2001-10-30T19:57:52</meta:creation-date>
    <dc:creator>user</dc:creator>
    <dc:date>2009-05-27T07:36:12</dc:date>
    <meta:print-date>2009-05-22T11:46:56</meta:print-date>
    <meta:document-statistic meta:table-count="2" meta:cell-count="354" meta:object-count="0"/>
    <meta:generator>LibreOffice/4.2.8.2$Linux_x86 LibreOffice_project/420m0$Build-2</meta:generator>
  </office:meta>
</office:document-meta>
</file>